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1010000000000004in"/>
    </style:style>
    <style:style style:name="ta1co2" style:family="table-column">
      <style:table-column-properties fo:break-before="auto" style:column-width="1.82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997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2.03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997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446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997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51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997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929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997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997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997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997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1.82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997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2.03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997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446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997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51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997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929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997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997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997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997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flow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state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/tai100_1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61.987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688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22977.0"/>
          <table:table-cell table:style-name="cellWorst" office:value-type="float" office:value="492.0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>
          <table:table-cell office:value-type="string">
            <text:p>instances/asp/tai100_1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68.6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882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15197.0"/>
          <table:table-cell table:style-name="cellWorst" office:value-type="float" office:value="492.0"/>
          <table:table-cell table:formula="of:=MIN([.$B4];[.$G4];[.$L4];[.$Q4];[.$V4])" office:value-type="float"/>
          <table:table-cell table:formula="of:=MIN([.$C4];[.$H4];[.$M4];[.$R4];[.$W4])" office:value-type="float"/>
          <table:table-cell table:formula="of:=MIN([.$D4];[.$I4];[.$N4];[.$S4];[.$X4])" office:value-type="float"/>
          <table:table-cell table:formula="of:=MIN([.$E4];[.$J4];[.$O4];[.$T4];[.$Y4])" office:value-type="float"/>
          <table:table-cell table:formula="of:=MIN([.$F4];[.$K4];[.$P4];[.$U4];[.$Z4])" office:value-type="float"/>
          <table:table-cell table:formula="of:=MEDIAN([.$B4];[.$G4];[.$L4];[.$Q4];[.$V4])" office:value-type="float"/>
          <table:table-cell table:formula="of:=MEDIAN([.$C4];[.$H4];[.$M4];[.$R4];[.$W4])" office:value-type="float"/>
          <table:table-cell table:formula="of:=MEDIAN([.$D4];[.$I4];[.$N4];[.$S4];[.$X4])" office:value-type="float"/>
          <table:table-cell table:formula="of:=MEDIAN([.$E4];[.$J4];[.$O4];[.$T4];[.$Y4])" office:value-type="float"/>
          <table:table-cell table:formula="of:=MEDIAN([.$F4];[.$K4];[.$P4];[.$U4];[.$Z4])" office:value-type="float"/>
          <table:table-cell table:formula="of:=MAX([.$B4];[.$G4];[.$L4];[.$Q4];[.$V4])" office:value-type="float"/>
          <table:table-cell table:formula="of:=MAX([.$C4];[.$H4];[.$M4];[.$R4];[.$W4])" office:value-type="float"/>
          <table:table-cell table:formula="of:=MAX([.$D4];[.$I4];[.$N4];[.$S4];[.$X4])" office:value-type="float"/>
          <table:table-cell table:formula="of:=MAX([.$E4];[.$J4];[.$O4];[.$T4];[.$Y4])" office:value-type="float"/>
          <table:table-cell table:formula="of:=MAX([.$F4];[.$K4];[.$P4];[.$U4];[.$Z4])" office:value-type="float"/>
        </table:table-row>
        <table:table-row table:style-name="ro1">
          <table:table-cell office:value-type="string">
            <text:p>instances/asp/tai100_1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3.12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5.51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6134.0"/>
          <table:table-cell office:value-type="float" office:value="169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47595.0"/>
          <table:table-cell table:style-name="cellWorst" office:value-type="float" office:value="492.0"/>
          <table:table-cell table:formula="of:=MIN([.$B5];[.$G5];[.$L5];[.$Q5];[.$V5])" office:value-type="float"/>
          <table:table-cell table:formula="of:=MIN([.$C5];[.$H5];[.$M5];[.$R5];[.$W5])" office:value-type="float"/>
          <table:table-cell table:formula="of:=MIN([.$D5];[.$I5];[.$N5];[.$S5];[.$X5])" office:value-type="float"/>
          <table:table-cell table:formula="of:=MIN([.$E5];[.$J5];[.$O5];[.$T5];[.$Y5])" office:value-type="float"/>
          <table:table-cell table:formula="of:=MIN([.$F5];[.$K5];[.$P5];[.$U5];[.$Z5])" office:value-type="float"/>
          <table:table-cell table:formula="of:=MEDIAN([.$B5];[.$G5];[.$L5];[.$Q5];[.$V5])" office:value-type="float"/>
          <table:table-cell table:formula="of:=MEDIAN([.$C5];[.$H5];[.$M5];[.$R5];[.$W5])" office:value-type="float"/>
          <table:table-cell table:formula="of:=MEDIAN([.$D5];[.$I5];[.$N5];[.$S5];[.$X5])" office:value-type="float"/>
          <table:table-cell table:formula="of:=MEDIAN([.$E5];[.$J5];[.$O5];[.$T5];[.$Y5])" office:value-type="float"/>
          <table:table-cell table:formula="of:=MEDIAN([.$F5];[.$K5];[.$P5];[.$U5];[.$Z5])" office:value-type="float"/>
          <table:table-cell table:formula="of:=MAX([.$B5];[.$G5];[.$L5];[.$Q5];[.$V5])" office:value-type="float"/>
          <table:table-cell table:formula="of:=MAX([.$C5];[.$H5];[.$M5];[.$R5];[.$W5])" office:value-type="float"/>
          <table:table-cell table:formula="of:=MAX([.$D5];[.$I5];[.$N5];[.$S5];[.$X5])" office:value-type="float"/>
          <table:table-cell table:formula="of:=MAX([.$E5];[.$J5];[.$O5];[.$T5];[.$Y5])" office:value-type="float"/>
          <table:table-cell table:formula="of:=MAX([.$F5];[.$K5];[.$P5];[.$U5];[.$Z5])" office:value-type="float"/>
        </table:table-row>
        <table:table-row table:style-name="ro1">
          <table:table-cell office:value-type="string">
            <text:p>instances/asp/tai100_1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2.65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329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6134.0"/>
          <table:table-cell office:value-type="float" office:value="169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20837.0"/>
          <table:table-cell table:style-name="cellWorst" office:value-type="float" office:value="492.0"/>
          <table:table-cell table:formula="of:=MIN([.$B6];[.$G6];[.$L6];[.$Q6];[.$V6])" office:value-type="float"/>
          <table:table-cell table:formula="of:=MIN([.$C6];[.$H6];[.$M6];[.$R6];[.$W6])" office:value-type="float"/>
          <table:table-cell table:formula="of:=MIN([.$D6];[.$I6];[.$N6];[.$S6];[.$X6])" office:value-type="float"/>
          <table:table-cell table:formula="of:=MIN([.$E6];[.$J6];[.$O6];[.$T6];[.$Y6])" office:value-type="float"/>
          <table:table-cell table:formula="of:=MIN([.$F6];[.$K6];[.$P6];[.$U6];[.$Z6])" office:value-type="float"/>
          <table:table-cell table:formula="of:=MEDIAN([.$B6];[.$G6];[.$L6];[.$Q6];[.$V6])" office:value-type="float"/>
          <table:table-cell table:formula="of:=MEDIAN([.$C6];[.$H6];[.$M6];[.$R6];[.$W6])" office:value-type="float"/>
          <table:table-cell table:formula="of:=MEDIAN([.$D6];[.$I6];[.$N6];[.$S6];[.$X6])" office:value-type="float"/>
          <table:table-cell table:formula="of:=MEDIAN([.$E6];[.$J6];[.$O6];[.$T6];[.$Y6])" office:value-type="float"/>
          <table:table-cell table:formula="of:=MEDIAN([.$F6];[.$K6];[.$P6];[.$U6];[.$Z6])" office:value-type="float"/>
          <table:table-cell table:formula="of:=MAX([.$B6];[.$G6];[.$L6];[.$Q6];[.$V6])" office:value-type="float"/>
          <table:table-cell table:formula="of:=MAX([.$C6];[.$H6];[.$M6];[.$R6];[.$W6])" office:value-type="float"/>
          <table:table-cell table:formula="of:=MAX([.$D6];[.$I6];[.$N6];[.$S6];[.$X6])" office:value-type="float"/>
          <table:table-cell table:formula="of:=MAX([.$E6];[.$J6];[.$O6];[.$T6];[.$Y6])" office:value-type="float"/>
          <table:table-cell table:formula="of:=MAX([.$F6];[.$K6];[.$P6];[.$U6];[.$Z6])" office:value-type="float"/>
        </table:table-row>
        <table:table-row table:style-name="ro1">
          <table:table-cell office:value-type="string">
            <text:p>instances/asp/tai100_1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1.413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123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20837.0"/>
          <table:table-cell table:style-name="cellWorst" office:value-type="float" office:value="492.0"/>
          <table:table-cell table:formula="of:=MIN([.$B7];[.$G7];[.$L7];[.$Q7];[.$V7])" office:value-type="float"/>
          <table:table-cell table:formula="of:=MIN([.$C7];[.$H7];[.$M7];[.$R7];[.$W7])" office:value-type="float"/>
          <table:table-cell table:formula="of:=MIN([.$D7];[.$I7];[.$N7];[.$S7];[.$X7])" office:value-type="float"/>
          <table:table-cell table:formula="of:=MIN([.$E7];[.$J7];[.$O7];[.$T7];[.$Y7])" office:value-type="float"/>
          <table:table-cell table:formula="of:=MIN([.$F7];[.$K7];[.$P7];[.$U7];[.$Z7])" office:value-type="float"/>
          <table:table-cell table:formula="of:=MEDIAN([.$B7];[.$G7];[.$L7];[.$Q7];[.$V7])" office:value-type="float"/>
          <table:table-cell table:formula="of:=MEDIAN([.$C7];[.$H7];[.$M7];[.$R7];[.$W7])" office:value-type="float"/>
          <table:table-cell table:formula="of:=MEDIAN([.$D7];[.$I7];[.$N7];[.$S7];[.$X7])" office:value-type="float"/>
          <table:table-cell table:formula="of:=MEDIAN([.$E7];[.$J7];[.$O7];[.$T7];[.$Y7])" office:value-type="float"/>
          <table:table-cell table:formula="of:=MEDIAN([.$F7];[.$K7];[.$P7];[.$U7];[.$Z7])" office:value-type="float"/>
          <table:table-cell table:formula="of:=MAX([.$B7];[.$G7];[.$L7];[.$Q7];[.$V7])" office:value-type="float"/>
          <table:table-cell table:formula="of:=MAX([.$C7];[.$H7];[.$M7];[.$R7];[.$W7])" office:value-type="float"/>
          <table:table-cell table:formula="of:=MAX([.$D7];[.$I7];[.$N7];[.$S7];[.$X7])" office:value-type="float"/>
          <table:table-cell table:formula="of:=MAX([.$E7];[.$J7];[.$O7];[.$T7];[.$Y7])" office:value-type="float"/>
          <table:table-cell table:formula="of:=MAX([.$F7];[.$K7];[.$P7];[.$U7];[.$Z7])" office:value-type="float"/>
        </table:table-row>
        <table:table-row table:style-name="ro1">
          <table:table-cell office:value-type="string">
            <text:p>instances/asp/tai100_1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1.24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5.2982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34482.0"/>
          <table:table-cell table:style-name="cellWorst" office:value-type="float" office:value="492.0"/>
          <table:table-cell table:formula="of:=MIN([.$B8];[.$G8];[.$L8];[.$Q8];[.$V8])" office:value-type="float"/>
          <table:table-cell table:formula="of:=MIN([.$C8];[.$H8];[.$M8];[.$R8];[.$W8])" office:value-type="float"/>
          <table:table-cell table:formula="of:=MIN([.$D8];[.$I8];[.$N8];[.$S8];[.$X8])" office:value-type="float"/>
          <table:table-cell table:formula="of:=MIN([.$E8];[.$J8];[.$O8];[.$T8];[.$Y8])" office:value-type="float"/>
          <table:table-cell table:formula="of:=MIN([.$F8];[.$K8];[.$P8];[.$U8];[.$Z8])" office:value-type="float"/>
          <table:table-cell table:formula="of:=MEDIAN([.$B8];[.$G8];[.$L8];[.$Q8];[.$V8])" office:value-type="float"/>
          <table:table-cell table:formula="of:=MEDIAN([.$C8];[.$H8];[.$M8];[.$R8];[.$W8])" office:value-type="float"/>
          <table:table-cell table:formula="of:=MEDIAN([.$D8];[.$I8];[.$N8];[.$S8];[.$X8])" office:value-type="float"/>
          <table:table-cell table:formula="of:=MEDIAN([.$E8];[.$J8];[.$O8];[.$T8];[.$Y8])" office:value-type="float"/>
          <table:table-cell table:formula="of:=MEDIAN([.$F8];[.$K8];[.$P8];[.$U8];[.$Z8])" office:value-type="float"/>
          <table:table-cell table:formula="of:=MAX([.$B8];[.$G8];[.$L8];[.$Q8];[.$V8])" office:value-type="float"/>
          <table:table-cell table:formula="of:=MAX([.$C8];[.$H8];[.$M8];[.$R8];[.$W8])" office:value-type="float"/>
          <table:table-cell table:formula="of:=MAX([.$D8];[.$I8];[.$N8];[.$S8];[.$X8])" office:value-type="float"/>
          <table:table-cell table:formula="of:=MAX([.$E8];[.$J8];[.$O8];[.$T8];[.$Y8])" office:value-type="float"/>
          <table:table-cell table:formula="of:=MAX([.$F8];[.$K8];[.$P8];[.$U8];[.$Z8])" office:value-type="float"/>
        </table:table-row>
        <table:table-row table:style-name="ro1">
          <table:table-cell office:value-type="string">
            <text:p>instances/asp/tai100_1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1.933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8143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22986.0"/>
          <table:table-cell table:style-name="cellWorst" office:value-type="float" office:value="492.0"/>
          <table:table-cell table:formula="of:=MIN([.$B9];[.$G9];[.$L9];[.$Q9];[.$V9])" office:value-type="float"/>
          <table:table-cell table:formula="of:=MIN([.$C9];[.$H9];[.$M9];[.$R9];[.$W9])" office:value-type="float"/>
          <table:table-cell table:formula="of:=MIN([.$D9];[.$I9];[.$N9];[.$S9];[.$X9])" office:value-type="float"/>
          <table:table-cell table:formula="of:=MIN([.$E9];[.$J9];[.$O9];[.$T9];[.$Y9])" office:value-type="float"/>
          <table:table-cell table:formula="of:=MIN([.$F9];[.$K9];[.$P9];[.$U9];[.$Z9])" office:value-type="float"/>
          <table:table-cell table:formula="of:=MEDIAN([.$B9];[.$G9];[.$L9];[.$Q9];[.$V9])" office:value-type="float"/>
          <table:table-cell table:formula="of:=MEDIAN([.$C9];[.$H9];[.$M9];[.$R9];[.$W9])" office:value-type="float"/>
          <table:table-cell table:formula="of:=MEDIAN([.$D9];[.$I9];[.$N9];[.$S9];[.$X9])" office:value-type="float"/>
          <table:table-cell table:formula="of:=MEDIAN([.$E9];[.$J9];[.$O9];[.$T9];[.$Y9])" office:value-type="float"/>
          <table:table-cell table:formula="of:=MEDIAN([.$F9];[.$K9];[.$P9];[.$U9];[.$Z9])" office:value-type="float"/>
          <table:table-cell table:formula="of:=MAX([.$B9];[.$G9];[.$L9];[.$Q9];[.$V9])" office:value-type="float"/>
          <table:table-cell table:formula="of:=MAX([.$C9];[.$H9];[.$M9];[.$R9];[.$W9])" office:value-type="float"/>
          <table:table-cell table:formula="of:=MAX([.$D9];[.$I9];[.$N9];[.$S9];[.$X9])" office:value-type="float"/>
          <table:table-cell table:formula="of:=MAX([.$E9];[.$J9];[.$O9];[.$T9];[.$Y9])" office:value-type="float"/>
          <table:table-cell table:formula="of:=MAX([.$F9];[.$K9];[.$P9];[.$U9];[.$Z9])" office:value-type="float"/>
        </table:table-row>
        <table:table-row table:style-name="ro1">
          <table:table-cell office:value-type="string">
            <text:p>instances/asp/tai100_1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65.62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5.651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6134.0"/>
          <table:table-cell office:value-type="float" office:value="169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10959.0"/>
          <table:table-cell table:style-name="cellWorst" office:value-type="float" office:value="492.0"/>
          <table:table-cell table:formula="of:=MIN([.$B10];[.$G10];[.$L10];[.$Q10];[.$V10])" office:value-type="float"/>
          <table:table-cell table:formula="of:=MIN([.$C10];[.$H10];[.$M10];[.$R10];[.$W10])" office:value-type="float"/>
          <table:table-cell table:formula="of:=MIN([.$D10];[.$I10];[.$N10];[.$S10];[.$X10])" office:value-type="float"/>
          <table:table-cell table:formula="of:=MIN([.$E10];[.$J10];[.$O10];[.$T10];[.$Y10])" office:value-type="float"/>
          <table:table-cell table:formula="of:=MIN([.$F10];[.$K10];[.$P10];[.$U10];[.$Z10])" office:value-type="float"/>
          <table:table-cell table:formula="of:=MEDIAN([.$B10];[.$G10];[.$L10];[.$Q10];[.$V10])" office:value-type="float"/>
          <table:table-cell table:formula="of:=MEDIAN([.$C10];[.$H10];[.$M10];[.$R10];[.$W10])" office:value-type="float"/>
          <table:table-cell table:formula="of:=MEDIAN([.$D10];[.$I10];[.$N10];[.$S10];[.$X10])" office:value-type="float"/>
          <table:table-cell table:formula="of:=MEDIAN([.$E10];[.$J10];[.$O10];[.$T10];[.$Y10])" office:value-type="float"/>
          <table:table-cell table:formula="of:=MEDIAN([.$F10];[.$K10];[.$P10];[.$U10];[.$Z10])" office:value-type="float"/>
          <table:table-cell table:formula="of:=MAX([.$B10];[.$G10];[.$L10];[.$Q10];[.$V10])" office:value-type="float"/>
          <table:table-cell table:formula="of:=MAX([.$C10];[.$H10];[.$M10];[.$R10];[.$W10])" office:value-type="float"/>
          <table:table-cell table:formula="of:=MAX([.$D10];[.$I10];[.$N10];[.$S10];[.$X10])" office:value-type="float"/>
          <table:table-cell table:formula="of:=MAX([.$E10];[.$J10];[.$O10];[.$T10];[.$Y10])" office:value-type="float"/>
          <table:table-cell table:formula="of:=MAX([.$F10];[.$K10];[.$P10];[.$U10];[.$Z10])" office:value-type="float"/>
        </table:table-row>
        <table:table-row table:style-name="ro1">
          <table:table-cell office:value-type="string">
            <text:p>instances/asp/tai100_1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78.147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5.2726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50780.0"/>
          <table:table-cell table:style-name="cellWorst" office:value-type="float" office:value="492.0"/>
          <table:table-cell table:formula="of:=MIN([.$B11];[.$G11];[.$L11];[.$Q11];[.$V11])" office:value-type="float"/>
          <table:table-cell table:formula="of:=MIN([.$C11];[.$H11];[.$M11];[.$R11];[.$W11])" office:value-type="float"/>
          <table:table-cell table:formula="of:=MIN([.$D11];[.$I11];[.$N11];[.$S11];[.$X11])" office:value-type="float"/>
          <table:table-cell table:formula="of:=MIN([.$E11];[.$J11];[.$O11];[.$T11];[.$Y11])" office:value-type="float"/>
          <table:table-cell table:formula="of:=MIN([.$F11];[.$K11];[.$P11];[.$U11];[.$Z11])" office:value-type="float"/>
          <table:table-cell table:formula="of:=MEDIAN([.$B11];[.$G11];[.$L11];[.$Q11];[.$V11])" office:value-type="float"/>
          <table:table-cell table:formula="of:=MEDIAN([.$C11];[.$H11];[.$M11];[.$R11];[.$W11])" office:value-type="float"/>
          <table:table-cell table:formula="of:=MEDIAN([.$D11];[.$I11];[.$N11];[.$S11];[.$X11])" office:value-type="float"/>
          <table:table-cell table:formula="of:=MEDIAN([.$E11];[.$J11];[.$O11];[.$T11];[.$Y11])" office:value-type="float"/>
          <table:table-cell table:formula="of:=MEDIAN([.$F11];[.$K11];[.$P11];[.$U11];[.$Z11])" office:value-type="float"/>
          <table:table-cell table:formula="of:=MAX([.$B11];[.$G11];[.$L11];[.$Q11];[.$V11])" office:value-type="float"/>
          <table:table-cell table:formula="of:=MAX([.$C11];[.$H11];[.$M11];[.$R11];[.$W11])" office:value-type="float"/>
          <table:table-cell table:formula="of:=MAX([.$D11];[.$I11];[.$N11];[.$S11];[.$X11])" office:value-type="float"/>
          <table:table-cell table:formula="of:=MAX([.$E11];[.$J11];[.$O11];[.$T11];[.$Y11])" office:value-type="float"/>
          <table:table-cell table:formula="of:=MAX([.$F11];[.$K11];[.$P11];[.$U11];[.$Z11])" office:value-type="float"/>
        </table:table-row>
        <table:table-row table:style-name="ro1">
          <table:table-cell office:value-type="string">
            <text:p>instances/asp/tai100_1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64.71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76.227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352359.0"/>
          <table:table-cell table:style-name="cellWorst" office:value-type="float" office:value="492.0"/>
          <table:table-cell table:formula="of:=MIN([.$B12];[.$G12];[.$L12];[.$Q12];[.$V12])" office:value-type="float"/>
          <table:table-cell table:formula="of:=MIN([.$C12];[.$H12];[.$M12];[.$R12];[.$W12])" office:value-type="float"/>
          <table:table-cell table:formula="of:=MIN([.$D12];[.$I12];[.$N12];[.$S12];[.$X12])" office:value-type="float"/>
          <table:table-cell table:formula="of:=MIN([.$E12];[.$J12];[.$O12];[.$T12];[.$Y12])" office:value-type="float"/>
          <table:table-cell table:formula="of:=MIN([.$F12];[.$K12];[.$P12];[.$U12];[.$Z12])" office:value-type="float"/>
          <table:table-cell table:formula="of:=MEDIAN([.$B12];[.$G12];[.$L12];[.$Q12];[.$V12])" office:value-type="float"/>
          <table:table-cell table:formula="of:=MEDIAN([.$C12];[.$H12];[.$M12];[.$R12];[.$W12])" office:value-type="float"/>
          <table:table-cell table:formula="of:=MEDIAN([.$D12];[.$I12];[.$N12];[.$S12];[.$X12])" office:value-type="float"/>
          <table:table-cell table:formula="of:=MEDIAN([.$E12];[.$J12];[.$O12];[.$T12];[.$Y12])" office:value-type="float"/>
          <table:table-cell table:formula="of:=MEDIAN([.$F12];[.$K12];[.$P12];[.$U12];[.$Z12])" office:value-type="float"/>
          <table:table-cell table:formula="of:=MAX([.$B12];[.$G12];[.$L12];[.$Q12];[.$V12])" office:value-type="float"/>
          <table:table-cell table:formula="of:=MAX([.$C12];[.$H12];[.$M12];[.$R12];[.$W12])" office:value-type="float"/>
          <table:table-cell table:formula="of:=MAX([.$D12];[.$I12];[.$N12];[.$S12];[.$X12])" office:value-type="float"/>
          <table:table-cell table:formula="of:=MAX([.$E12];[.$J12];[.$O12];[.$T12];[.$Y12])" office:value-type="float"/>
          <table:table-cell table:formula="of:=MAX([.$F12];[.$K12];[.$P12];[.$U12];[.$Z12])" office:value-type="float"/>
        </table:table-row>
        <table:table-row table:style-name="ro1">
          <table:table-cell office:value-type="string">
            <text:p>instances/asp/tai10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2.109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3];[.$G13];[.$L13];[.$Q13];[.$V13])" office:value-type="float"/>
          <table:table-cell table:formula="of:=MIN([.$C13];[.$H13];[.$M13];[.$R13];[.$W13])" office:value-type="float"/>
          <table:table-cell table:formula="of:=MIN([.$D13];[.$I13];[.$N13];[.$S13];[.$X13])" office:value-type="float"/>
          <table:table-cell table:formula="of:=MIN([.$E13];[.$J13];[.$O13];[.$T13];[.$Y13])" office:value-type="float"/>
          <table:table-cell table:formula="of:=MIN([.$F13];[.$K13];[.$P13];[.$U13];[.$Z13])" office:value-type="float"/>
          <table:table-cell table:formula="of:=MEDIAN([.$B13];[.$G13];[.$L13];[.$Q13];[.$V13])" office:value-type="float"/>
          <table:table-cell table:formula="of:=MEDIAN([.$C13];[.$H13];[.$M13];[.$R13];[.$W13])" office:value-type="float"/>
          <table:table-cell table:formula="of:=MEDIAN([.$D13];[.$I13];[.$N13];[.$S13];[.$X13])" office:value-type="float"/>
          <table:table-cell table:formula="of:=MEDIAN([.$E13];[.$J13];[.$O13];[.$T13];[.$Y13])" office:value-type="float"/>
          <table:table-cell table:formula="of:=MEDIAN([.$F13];[.$K13];[.$P13];[.$U13];[.$Z13])" office:value-type="float"/>
          <table:table-cell table:formula="of:=MAX([.$B13];[.$G13];[.$L13];[.$Q13];[.$V13])" office:value-type="float"/>
          <table:table-cell table:formula="of:=MAX([.$C13];[.$H13];[.$M13];[.$R13];[.$W13])" office:value-type="float"/>
          <table:table-cell table:formula="of:=MAX([.$D13];[.$I13];[.$N13];[.$S13];[.$X13])" office:value-type="float"/>
          <table:table-cell table:formula="of:=MAX([.$E13];[.$J13];[.$O13];[.$T13];[.$Y13])" office:value-type="float"/>
          <table:table-cell table:formula="of:=MAX([.$F13];[.$K13];[.$P13];[.$U13];[.$Z13])" office:value-type="float"/>
        </table:table-row>
        <table:table-row table:style-name="ro1">
          <table:table-cell office:value-type="string">
            <text:p>instances/asp/tai10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67.064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4];[.$G14];[.$L14];[.$Q14];[.$V14])" office:value-type="float"/>
          <table:table-cell table:formula="of:=MIN([.$C14];[.$H14];[.$M14];[.$R14];[.$W14])" office:value-type="float"/>
          <table:table-cell table:formula="of:=MIN([.$D14];[.$I14];[.$N14];[.$S14];[.$X14])" office:value-type="float"/>
          <table:table-cell table:formula="of:=MIN([.$E14];[.$J14];[.$O14];[.$T14];[.$Y14])" office:value-type="float"/>
          <table:table-cell table:formula="of:=MIN([.$F14];[.$K14];[.$P14];[.$U14];[.$Z14])" office:value-type="float"/>
          <table:table-cell table:formula="of:=MEDIAN([.$B14];[.$G14];[.$L14];[.$Q14];[.$V14])" office:value-type="float"/>
          <table:table-cell table:formula="of:=MEDIAN([.$C14];[.$H14];[.$M14];[.$R14];[.$W14])" office:value-type="float"/>
          <table:table-cell table:formula="of:=MEDIAN([.$D14];[.$I14];[.$N14];[.$S14];[.$X14])" office:value-type="float"/>
          <table:table-cell table:formula="of:=MEDIAN([.$E14];[.$J14];[.$O14];[.$T14];[.$Y14])" office:value-type="float"/>
          <table:table-cell table:formula="of:=MEDIAN([.$F14];[.$K14];[.$P14];[.$U14];[.$Z14])" office:value-type="float"/>
          <table:table-cell table:formula="of:=MAX([.$B14];[.$G14];[.$L14];[.$Q14];[.$V14])" office:value-type="float"/>
          <table:table-cell table:formula="of:=MAX([.$C14];[.$H14];[.$M14];[.$R14];[.$W14])" office:value-type="float"/>
          <table:table-cell table:formula="of:=MAX([.$D14];[.$I14];[.$N14];[.$S14];[.$X14])" office:value-type="float"/>
          <table:table-cell table:formula="of:=MAX([.$E14];[.$J14];[.$O14];[.$T14];[.$Y14])" office:value-type="float"/>
          <table:table-cell table:formula="of:=MAX([.$F14];[.$K14];[.$P14];[.$U14];[.$Z14])" office:value-type="float"/>
        </table:table-row>
        <table:table-row table:style-name="ro1">
          <table:table-cell office:value-type="string">
            <text:p>instances/asp/tai10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1.944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5];[.$G15];[.$L15];[.$Q15];[.$V15])" office:value-type="float"/>
          <table:table-cell table:formula="of:=MIN([.$C15];[.$H15];[.$M15];[.$R15];[.$W15])" office:value-type="float"/>
          <table:table-cell table:formula="of:=MIN([.$D15];[.$I15];[.$N15];[.$S15];[.$X15])" office:value-type="float"/>
          <table:table-cell table:formula="of:=MIN([.$E15];[.$J15];[.$O15];[.$T15];[.$Y15])" office:value-type="float"/>
          <table:table-cell table:formula="of:=MIN([.$F15];[.$K15];[.$P15];[.$U15];[.$Z15])" office:value-type="float"/>
          <table:table-cell table:formula="of:=MEDIAN([.$B15];[.$G15];[.$L15];[.$Q15];[.$V15])" office:value-type="float"/>
          <table:table-cell table:formula="of:=MEDIAN([.$C15];[.$H15];[.$M15];[.$R15];[.$W15])" office:value-type="float"/>
          <table:table-cell table:formula="of:=MEDIAN([.$D15];[.$I15];[.$N15];[.$S15];[.$X15])" office:value-type="float"/>
          <table:table-cell table:formula="of:=MEDIAN([.$E15];[.$J15];[.$O15];[.$T15];[.$Y15])" office:value-type="float"/>
          <table:table-cell table:formula="of:=MEDIAN([.$F15];[.$K15];[.$P15];[.$U15];[.$Z15])" office:value-type="float"/>
          <table:table-cell table:formula="of:=MAX([.$B15];[.$G15];[.$L15];[.$Q15];[.$V15])" office:value-type="float"/>
          <table:table-cell table:formula="of:=MAX([.$C15];[.$H15];[.$M15];[.$R15];[.$W15])" office:value-type="float"/>
          <table:table-cell table:formula="of:=MAX([.$D15];[.$I15];[.$N15];[.$S15];[.$X15])" office:value-type="float"/>
          <table:table-cell table:formula="of:=MAX([.$E15];[.$J15];[.$O15];[.$T15];[.$Y15])" office:value-type="float"/>
          <table:table-cell table:formula="of:=MAX([.$F15];[.$K15];[.$P15];[.$U15];[.$Z15])" office:value-type="float"/>
        </table:table-row>
        <table:table-row table:style-name="ro1">
          <table:table-cell office:value-type="string">
            <text:p>instances/asp/tai10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3.039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6];[.$G16];[.$L16];[.$Q16];[.$V16])" office:value-type="float"/>
          <table:table-cell table:formula="of:=MIN([.$C16];[.$H16];[.$M16];[.$R16];[.$W16])" office:value-type="float"/>
          <table:table-cell table:formula="of:=MIN([.$D16];[.$I16];[.$N16];[.$S16];[.$X16])" office:value-type="float"/>
          <table:table-cell table:formula="of:=MIN([.$E16];[.$J16];[.$O16];[.$T16];[.$Y16])" office:value-type="float"/>
          <table:table-cell table:formula="of:=MIN([.$F16];[.$K16];[.$P16];[.$U16];[.$Z16])" office:value-type="float"/>
          <table:table-cell table:formula="of:=MEDIAN([.$B16];[.$G16];[.$L16];[.$Q16];[.$V16])" office:value-type="float"/>
          <table:table-cell table:formula="of:=MEDIAN([.$C16];[.$H16];[.$M16];[.$R16];[.$W16])" office:value-type="float"/>
          <table:table-cell table:formula="of:=MEDIAN([.$D16];[.$I16];[.$N16];[.$S16];[.$X16])" office:value-type="float"/>
          <table:table-cell table:formula="of:=MEDIAN([.$E16];[.$J16];[.$O16];[.$T16];[.$Y16])" office:value-type="float"/>
          <table:table-cell table:formula="of:=MEDIAN([.$F16];[.$K16];[.$P16];[.$U16];[.$Z16])" office:value-type="float"/>
          <table:table-cell table:formula="of:=MAX([.$B16];[.$G16];[.$L16];[.$Q16];[.$V16])" office:value-type="float"/>
          <table:table-cell table:formula="of:=MAX([.$C16];[.$H16];[.$M16];[.$R16];[.$W16])" office:value-type="float"/>
          <table:table-cell table:formula="of:=MAX([.$D16];[.$I16];[.$N16];[.$S16];[.$X16])" office:value-type="float"/>
          <table:table-cell table:formula="of:=MAX([.$E16];[.$J16];[.$O16];[.$T16];[.$Y16])" office:value-type="float"/>
          <table:table-cell table:formula="of:=MAX([.$F16];[.$K16];[.$P16];[.$U16];[.$Z16])" office:value-type="float"/>
        </table:table-row>
        <table:table-row table:style-name="ro1">
          <table:table-cell office:value-type="string">
            <text:p>instances/asp/tai10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2.502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7];[.$G17];[.$L17];[.$Q17];[.$V17])" office:value-type="float"/>
          <table:table-cell table:formula="of:=MIN([.$C17];[.$H17];[.$M17];[.$R17];[.$W17])" office:value-type="float"/>
          <table:table-cell table:formula="of:=MIN([.$D17];[.$I17];[.$N17];[.$S17];[.$X17])" office:value-type="float"/>
          <table:table-cell table:formula="of:=MIN([.$E17];[.$J17];[.$O17];[.$T17];[.$Y17])" office:value-type="float"/>
          <table:table-cell table:formula="of:=MIN([.$F17];[.$K17];[.$P17];[.$U17];[.$Z17])" office:value-type="float"/>
          <table:table-cell table:formula="of:=MEDIAN([.$B17];[.$G17];[.$L17];[.$Q17];[.$V17])" office:value-type="float"/>
          <table:table-cell table:formula="of:=MEDIAN([.$C17];[.$H17];[.$M17];[.$R17];[.$W17])" office:value-type="float"/>
          <table:table-cell table:formula="of:=MEDIAN([.$D17];[.$I17];[.$N17];[.$S17];[.$X17])" office:value-type="float"/>
          <table:table-cell table:formula="of:=MEDIAN([.$E17];[.$J17];[.$O17];[.$T17];[.$Y17])" office:value-type="float"/>
          <table:table-cell table:formula="of:=MEDIAN([.$F17];[.$K17];[.$P17];[.$U17];[.$Z17])" office:value-type="float"/>
          <table:table-cell table:formula="of:=MAX([.$B17];[.$G17];[.$L17];[.$Q17];[.$V17])" office:value-type="float"/>
          <table:table-cell table:formula="of:=MAX([.$C17];[.$H17];[.$M17];[.$R17];[.$W17])" office:value-type="float"/>
          <table:table-cell table:formula="of:=MAX([.$D17];[.$I17];[.$N17];[.$S17];[.$X17])" office:value-type="float"/>
          <table:table-cell table:formula="of:=MAX([.$E17];[.$J17];[.$O17];[.$T17];[.$Y17])" office:value-type="float"/>
          <table:table-cell table:formula="of:=MAX([.$F17];[.$K17];[.$P17];[.$U17];[.$Z17])" office:value-type="float"/>
        </table:table-row>
        <table:table-row table:style-name="ro1">
          <table:table-cell office:value-type="string">
            <text:p>instances/asp/tai10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4.774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8];[.$G18];[.$L18];[.$Q18];[.$V18])" office:value-type="float"/>
          <table:table-cell table:formula="of:=MIN([.$C18];[.$H18];[.$M18];[.$R18];[.$W18])" office:value-type="float"/>
          <table:table-cell table:formula="of:=MIN([.$D18];[.$I18];[.$N18];[.$S18];[.$X18])" office:value-type="float"/>
          <table:table-cell table:formula="of:=MIN([.$E18];[.$J18];[.$O18];[.$T18];[.$Y18])" office:value-type="float"/>
          <table:table-cell table:formula="of:=MIN([.$F18];[.$K18];[.$P18];[.$U18];[.$Z18])" office:value-type="float"/>
          <table:table-cell table:formula="of:=MEDIAN([.$B18];[.$G18];[.$L18];[.$Q18];[.$V18])" office:value-type="float"/>
          <table:table-cell table:formula="of:=MEDIAN([.$C18];[.$H18];[.$M18];[.$R18];[.$W18])" office:value-type="float"/>
          <table:table-cell table:formula="of:=MEDIAN([.$D18];[.$I18];[.$N18];[.$S18];[.$X18])" office:value-type="float"/>
          <table:table-cell table:formula="of:=MEDIAN([.$E18];[.$J18];[.$O18];[.$T18];[.$Y18])" office:value-type="float"/>
          <table:table-cell table:formula="of:=MEDIAN([.$F18];[.$K18];[.$P18];[.$U18];[.$Z18])" office:value-type="float"/>
          <table:table-cell table:formula="of:=MAX([.$B18];[.$G18];[.$L18];[.$Q18];[.$V18])" office:value-type="float"/>
          <table:table-cell table:formula="of:=MAX([.$C18];[.$H18];[.$M18];[.$R18];[.$W18])" office:value-type="float"/>
          <table:table-cell table:formula="of:=MAX([.$D18];[.$I18];[.$N18];[.$S18];[.$X18])" office:value-type="float"/>
          <table:table-cell table:formula="of:=MAX([.$E18];[.$J18];[.$O18];[.$T18];[.$Y18])" office:value-type="float"/>
          <table:table-cell table:formula="of:=MAX([.$F18];[.$K18];[.$P18];[.$U18];[.$Z18])" office:value-type="float"/>
        </table:table-row>
        <table:table-row table:style-name="ro1">
          <table:table-cell office:value-type="string">
            <text:p>instances/asp/tai10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3.575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19];[.$G19];[.$L19];[.$Q19];[.$V19])" office:value-type="float"/>
          <table:table-cell table:formula="of:=MIN([.$C19];[.$H19];[.$M19];[.$R19];[.$W19])" office:value-type="float"/>
          <table:table-cell table:formula="of:=MIN([.$D19];[.$I19];[.$N19];[.$S19];[.$X19])" office:value-type="float"/>
          <table:table-cell table:formula="of:=MIN([.$E19];[.$J19];[.$O19];[.$T19];[.$Y19])" office:value-type="float"/>
          <table:table-cell table:formula="of:=MIN([.$F19];[.$K19];[.$P19];[.$U19];[.$Z19])" office:value-type="float"/>
          <table:table-cell table:formula="of:=MEDIAN([.$B19];[.$G19];[.$L19];[.$Q19];[.$V19])" office:value-type="float"/>
          <table:table-cell table:formula="of:=MEDIAN([.$C19];[.$H19];[.$M19];[.$R19];[.$W19])" office:value-type="float"/>
          <table:table-cell table:formula="of:=MEDIAN([.$D19];[.$I19];[.$N19];[.$S19];[.$X19])" office:value-type="float"/>
          <table:table-cell table:formula="of:=MEDIAN([.$E19];[.$J19];[.$O19];[.$T19];[.$Y19])" office:value-type="float"/>
          <table:table-cell table:formula="of:=MEDIAN([.$F19];[.$K19];[.$P19];[.$U19];[.$Z19])" office:value-type="float"/>
          <table:table-cell table:formula="of:=MAX([.$B19];[.$G19];[.$L19];[.$Q19];[.$V19])" office:value-type="float"/>
          <table:table-cell table:formula="of:=MAX([.$C19];[.$H19];[.$M19];[.$R19];[.$W19])" office:value-type="float"/>
          <table:table-cell table:formula="of:=MAX([.$D19];[.$I19];[.$N19];[.$S19];[.$X19])" office:value-type="float"/>
          <table:table-cell table:formula="of:=MAX([.$E19];[.$J19];[.$O19];[.$T19];[.$Y19])" office:value-type="float"/>
          <table:table-cell table:formula="of:=MAX([.$F19];[.$K19];[.$P19];[.$U19];[.$Z19])" office:value-type="float"/>
        </table:table-row>
        <table:table-row table:style-name="ro1">
          <table:table-cell office:value-type="string">
            <text:p>instances/asp/tai10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table:style-name="cellBest" office:value-type="float" office:value="174.48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71258.0"/>
          <table:table-cell table:style-name="cellWorst" office:value-type="float" office:value="543.0"/>
          <table:table-cell table:formula="of:=MIN([.$B20];[.$G20];[.$L20];[.$Q20];[.$V20])" office:value-type="float"/>
          <table:table-cell table:formula="of:=MIN([.$C20];[.$H20];[.$M20];[.$R20];[.$W20])" office:value-type="float"/>
          <table:table-cell table:formula="of:=MIN([.$D20];[.$I20];[.$N20];[.$S20];[.$X20])" office:value-type="float"/>
          <table:table-cell table:formula="of:=MIN([.$E20];[.$J20];[.$O20];[.$T20];[.$Y20])" office:value-type="float"/>
          <table:table-cell table:formula="of:=MIN([.$F20];[.$K20];[.$P20];[.$U20];[.$Z20])" office:value-type="float"/>
          <table:table-cell table:formula="of:=MEDIAN([.$B20];[.$G20];[.$L20];[.$Q20];[.$V20])" office:value-type="float"/>
          <table:table-cell table:formula="of:=MEDIAN([.$C20];[.$H20];[.$M20];[.$R20];[.$W20])" office:value-type="float"/>
          <table:table-cell table:formula="of:=MEDIAN([.$D20];[.$I20];[.$N20];[.$S20];[.$X20])" office:value-type="float"/>
          <table:table-cell table:formula="of:=MEDIAN([.$E20];[.$J20];[.$O20];[.$T20];[.$Y20])" office:value-type="float"/>
          <table:table-cell table:formula="of:=MEDIAN([.$F20];[.$K20];[.$P20];[.$U20];[.$Z20])" office:value-type="float"/>
          <table:table-cell table:formula="of:=MAX([.$B20];[.$G20];[.$L20];[.$Q20];[.$V20])" office:value-type="float"/>
          <table:table-cell table:formula="of:=MAX([.$C20];[.$H20];[.$M20];[.$R20];[.$W20])" office:value-type="float"/>
          <table:table-cell table:formula="of:=MAX([.$D20];[.$I20];[.$N20];[.$S20];[.$X20])" office:value-type="float"/>
          <table:table-cell table:formula="of:=MAX([.$E20];[.$J20];[.$O20];[.$T20];[.$Y20])" office:value-type="float"/>
          <table:table-cell table:formula="of:=MAX([.$F20];[.$K20];[.$P20];[.$U20];[.$Z20])" office:value-type="float"/>
        </table:table-row>
        <table:table-row table:style-name="ro1">
          <table:table-cell office:value-type="string">
            <text:p>instances/asp/tai10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68.305"/>
          <table:table-cell office:value-type="float" office:value="0.0"/>
          <table:table-cell office:value-type="float" office:value="0.0"/>
          <table:table-cell table:style-name="cellWorst"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formula="of:=MIN([.$B21];[.$G21];[.$L21];[.$Q21];[.$V21])" office:value-type="float"/>
          <table:table-cell table:formula="of:=MIN([.$C21];[.$H21];[.$M21];[.$R21];[.$W21])" office:value-type="float"/>
          <table:table-cell table:formula="of:=MIN([.$D21];[.$I21];[.$N21];[.$S21];[.$X21])" office:value-type="float"/>
          <table:table-cell table:formula="of:=MIN([.$E21];[.$J21];[.$O21];[.$T21];[.$Y21])" office:value-type="float"/>
          <table:table-cell table:formula="of:=MIN([.$F21];[.$K21];[.$P21];[.$U21];[.$Z21])" office:value-type="float"/>
          <table:table-cell table:formula="of:=MEDIAN([.$B21];[.$G21];[.$L21];[.$Q21];[.$V21])" office:value-type="float"/>
          <table:table-cell table:formula="of:=MEDIAN([.$C21];[.$H21];[.$M21];[.$R21];[.$W21])" office:value-type="float"/>
          <table:table-cell table:formula="of:=MEDIAN([.$D21];[.$I21];[.$N21];[.$S21];[.$X21])" office:value-type="float"/>
          <table:table-cell table:formula="of:=MEDIAN([.$E21];[.$J21];[.$O21];[.$T21];[.$Y21])" office:value-type="float"/>
          <table:table-cell table:formula="of:=MEDIAN([.$F21];[.$K21];[.$P21];[.$U21];[.$Z21])" office:value-type="float"/>
          <table:table-cell table:formula="of:=MAX([.$B21];[.$G21];[.$L21];[.$Q21];[.$V21])" office:value-type="float"/>
          <table:table-cell table:formula="of:=MAX([.$C21];[.$H21];[.$M21];[.$R21];[.$W21])" office:value-type="float"/>
          <table:table-cell table:formula="of:=MAX([.$D21];[.$I21];[.$N21];[.$S21];[.$X21])" office:value-type="float"/>
          <table:table-cell table:formula="of:=MAX([.$E21];[.$J21];[.$O21];[.$T21];[.$Y21])" office:value-type="float"/>
          <table:table-cell table:formula="of:=MAX([.$F21];[.$K21];[.$P21];[.$U21];[.$Z21])" office:value-type="float"/>
        </table:table-row>
        <table:table-row table:style-name="ro1">
          <table:table-cell office:value-type="string">
            <text:p>instances/asp/tai10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table:style-name="cellBest" office:value-type="float" office:value="168.982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77129.0"/>
          <table:table-cell table:style-name="cellWorst" office:value-type="float" office:value="543.0"/>
          <table:table-cell table:formula="of:=MIN([.$B22];[.$G22];[.$L22];[.$Q22];[.$V22])" office:value-type="float"/>
          <table:table-cell table:formula="of:=MIN([.$C22];[.$H22];[.$M22];[.$R22];[.$W22])" office:value-type="float"/>
          <table:table-cell table:formula="of:=MIN([.$D22];[.$I22];[.$N22];[.$S22];[.$X22])" office:value-type="float"/>
          <table:table-cell table:formula="of:=MIN([.$E22];[.$J22];[.$O22];[.$T22];[.$Y22])" office:value-type="float"/>
          <table:table-cell table:formula="of:=MIN([.$F22];[.$K22];[.$P22];[.$U22];[.$Z22])" office:value-type="float"/>
          <table:table-cell table:formula="of:=MEDIAN([.$B22];[.$G22];[.$L22];[.$Q22];[.$V22])" office:value-type="float"/>
          <table:table-cell table:formula="of:=MEDIAN([.$C22];[.$H22];[.$M22];[.$R22];[.$W22])" office:value-type="float"/>
          <table:table-cell table:formula="of:=MEDIAN([.$D22];[.$I22];[.$N22];[.$S22];[.$X22])" office:value-type="float"/>
          <table:table-cell table:formula="of:=MEDIAN([.$E22];[.$J22];[.$O22];[.$T22];[.$Y22])" office:value-type="float"/>
          <table:table-cell table:formula="of:=MEDIAN([.$F22];[.$K22];[.$P22];[.$U22];[.$Z22])" office:value-type="float"/>
          <table:table-cell table:formula="of:=MAX([.$B22];[.$G22];[.$L22];[.$Q22];[.$V22])" office:value-type="float"/>
          <table:table-cell table:formula="of:=MAX([.$C22];[.$H22];[.$M22];[.$R22];[.$W22])" office:value-type="float"/>
          <table:table-cell table:formula="of:=MAX([.$D22];[.$I22];[.$N22];[.$S22];[.$X22])" office:value-type="float"/>
          <table:table-cell table:formula="of:=MAX([.$E22];[.$J22];[.$O22];[.$T22];[.$Y22])" office:value-type="float"/>
          <table:table-cell table:formula="of:=MAX([.$F22];[.$K22];[.$P22];[.$U22];[.$Z22])" office:value-type="float"/>
        </table:table-row>
        <table:table-row table:style-name="ro1">
          <table:table-cell office:value-type="string">
            <text:p>instances/asp/tai100_5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4.872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4514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5508.0"/>
          <table:table-cell table:style-name="cellWorst" office:value-type="float" office:value="329.0"/>
          <table:table-cell office:value-type="float" office:value="243.918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3];[.$G23];[.$L23];[.$Q23];[.$V23])" office:value-type="float"/>
          <table:table-cell table:formula="of:=MIN([.$C23];[.$H23];[.$M23];[.$R23];[.$W23])" office:value-type="float"/>
          <table:table-cell table:formula="of:=MIN([.$D23];[.$I23];[.$N23];[.$S23];[.$X23])" office:value-type="float"/>
          <table:table-cell table:formula="of:=MIN([.$E23];[.$J23];[.$O23];[.$T23];[.$Y23])" office:value-type="float"/>
          <table:table-cell table:formula="of:=MIN([.$F23];[.$K23];[.$P23];[.$U23];[.$Z23])" office:value-type="float"/>
          <table:table-cell table:formula="of:=MEDIAN([.$B23];[.$G23];[.$L23];[.$Q23];[.$V23])" office:value-type="float"/>
          <table:table-cell table:formula="of:=MEDIAN([.$C23];[.$H23];[.$M23];[.$R23];[.$W23])" office:value-type="float"/>
          <table:table-cell table:formula="of:=MEDIAN([.$D23];[.$I23];[.$N23];[.$S23];[.$X23])" office:value-type="float"/>
          <table:table-cell table:formula="of:=MEDIAN([.$E23];[.$J23];[.$O23];[.$T23];[.$Y23])" office:value-type="float"/>
          <table:table-cell table:formula="of:=MEDIAN([.$F23];[.$K23];[.$P23];[.$U23];[.$Z23])" office:value-type="float"/>
          <table:table-cell table:formula="of:=MAX([.$B23];[.$G23];[.$L23];[.$Q23];[.$V23])" office:value-type="float"/>
          <table:table-cell table:formula="of:=MAX([.$C23];[.$H23];[.$M23];[.$R23];[.$W23])" office:value-type="float"/>
          <table:table-cell table:formula="of:=MAX([.$D23];[.$I23];[.$N23];[.$S23];[.$X23])" office:value-type="float"/>
          <table:table-cell table:formula="of:=MAX([.$E23];[.$J23];[.$O23];[.$T23];[.$Y23])" office:value-type="float"/>
          <table:table-cell table:formula="of:=MAX([.$F23];[.$K23];[.$P23];[.$U23];[.$Z23])" office:value-type="float"/>
        </table:table-row>
        <table:table-row table:style-name="ro1">
          <table:table-cell office:value-type="string">
            <text:p>instances/asp/tai100_5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4.53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631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0.0"/>
          <table:table-cell office:value-type="float" office:value="226.547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4];[.$G24];[.$L24];[.$Q24];[.$V24])" office:value-type="float"/>
          <table:table-cell table:formula="of:=MIN([.$C24];[.$H24];[.$M24];[.$R24];[.$W24])" office:value-type="float"/>
          <table:table-cell table:formula="of:=MIN([.$D24];[.$I24];[.$N24];[.$S24];[.$X24])" office:value-type="float"/>
          <table:table-cell table:formula="of:=MIN([.$E24];[.$J24];[.$O24];[.$T24];[.$Y24])" office:value-type="float"/>
          <table:table-cell table:formula="of:=MIN([.$F24];[.$K24];[.$P24];[.$U24];[.$Z24])" office:value-type="float"/>
          <table:table-cell table:formula="of:=MEDIAN([.$B24];[.$G24];[.$L24];[.$Q24];[.$V24])" office:value-type="float"/>
          <table:table-cell table:formula="of:=MEDIAN([.$C24];[.$H24];[.$M24];[.$R24];[.$W24])" office:value-type="float"/>
          <table:table-cell table:formula="of:=MEDIAN([.$D24];[.$I24];[.$N24];[.$S24];[.$X24])" office:value-type="float"/>
          <table:table-cell table:formula="of:=MEDIAN([.$E24];[.$J24];[.$O24];[.$T24];[.$Y24])" office:value-type="float"/>
          <table:table-cell table:formula="of:=MEDIAN([.$F24];[.$K24];[.$P24];[.$U24];[.$Z24])" office:value-type="float"/>
          <table:table-cell table:formula="of:=MAX([.$B24];[.$G24];[.$L24];[.$Q24];[.$V24])" office:value-type="float"/>
          <table:table-cell table:formula="of:=MAX([.$C24];[.$H24];[.$M24];[.$R24];[.$W24])" office:value-type="float"/>
          <table:table-cell table:formula="of:=MAX([.$D24];[.$I24];[.$N24];[.$S24];[.$X24])" office:value-type="float"/>
          <table:table-cell table:formula="of:=MAX([.$E24];[.$J24];[.$O24];[.$T24];[.$Y24])" office:value-type="float"/>
          <table:table-cell table:formula="of:=MAX([.$F24];[.$K24];[.$P24];[.$U24];[.$Z24])" office:value-type="float"/>
        </table:table-row>
        <table:table-row table:style-name="ro1">
          <table:table-cell office:value-type="string">
            <text:p>instances/asp/tai100_5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6.00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1617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6564.0"/>
          <table:table-cell table:style-name="cellWorst" office:value-type="float" office:value="329.0"/>
          <table:table-cell office:value-type="float" office:value="229.311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5];[.$G25];[.$L25];[.$Q25];[.$V25])" office:value-type="float"/>
          <table:table-cell table:formula="of:=MIN([.$C25];[.$H25];[.$M25];[.$R25];[.$W25])" office:value-type="float"/>
          <table:table-cell table:formula="of:=MIN([.$D25];[.$I25];[.$N25];[.$S25];[.$X25])" office:value-type="float"/>
          <table:table-cell table:formula="of:=MIN([.$E25];[.$J25];[.$O25];[.$T25];[.$Y25])" office:value-type="float"/>
          <table:table-cell table:formula="of:=MIN([.$F25];[.$K25];[.$P25];[.$U25];[.$Z25])" office:value-type="float"/>
          <table:table-cell table:formula="of:=MEDIAN([.$B25];[.$G25];[.$L25];[.$Q25];[.$V25])" office:value-type="float"/>
          <table:table-cell table:formula="of:=MEDIAN([.$C25];[.$H25];[.$M25];[.$R25];[.$W25])" office:value-type="float"/>
          <table:table-cell table:formula="of:=MEDIAN([.$D25];[.$I25];[.$N25];[.$S25];[.$X25])" office:value-type="float"/>
          <table:table-cell table:formula="of:=MEDIAN([.$E25];[.$J25];[.$O25];[.$T25];[.$Y25])" office:value-type="float"/>
          <table:table-cell table:formula="of:=MEDIAN([.$F25];[.$K25];[.$P25];[.$U25];[.$Z25])" office:value-type="float"/>
          <table:table-cell table:formula="of:=MAX([.$B25];[.$G25];[.$L25];[.$Q25];[.$V25])" office:value-type="float"/>
          <table:table-cell table:formula="of:=MAX([.$C25];[.$H25];[.$M25];[.$R25];[.$W25])" office:value-type="float"/>
          <table:table-cell table:formula="of:=MAX([.$D25];[.$I25];[.$N25];[.$S25];[.$X25])" office:value-type="float"/>
          <table:table-cell table:formula="of:=MAX([.$E25];[.$J25];[.$O25];[.$T25];[.$Y25])" office:value-type="float"/>
          <table:table-cell table:formula="of:=MAX([.$F25];[.$K25];[.$P25];[.$U25];[.$Z25])" office:value-type="float"/>
        </table:table-row>
        <table:table-row table:style-name="ro1">
          <table:table-cell office:value-type="string">
            <text:p>instances/asp/tai100_5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4.21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5871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6618.0"/>
          <table:table-cell table:style-name="cellWorst" office:value-type="float" office:value="329.0"/>
          <table:table-cell office:value-type="float" office:value="233.594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6];[.$G26];[.$L26];[.$Q26];[.$V26])" office:value-type="float"/>
          <table:table-cell table:formula="of:=MIN([.$C26];[.$H26];[.$M26];[.$R26];[.$W26])" office:value-type="float"/>
          <table:table-cell table:formula="of:=MIN([.$D26];[.$I26];[.$N26];[.$S26];[.$X26])" office:value-type="float"/>
          <table:table-cell table:formula="of:=MIN([.$E26];[.$J26];[.$O26];[.$T26];[.$Y26])" office:value-type="float"/>
          <table:table-cell table:formula="of:=MIN([.$F26];[.$K26];[.$P26];[.$U26];[.$Z26])" office:value-type="float"/>
          <table:table-cell table:formula="of:=MEDIAN([.$B26];[.$G26];[.$L26];[.$Q26];[.$V26])" office:value-type="float"/>
          <table:table-cell table:formula="of:=MEDIAN([.$C26];[.$H26];[.$M26];[.$R26];[.$W26])" office:value-type="float"/>
          <table:table-cell table:formula="of:=MEDIAN([.$D26];[.$I26];[.$N26];[.$S26];[.$X26])" office:value-type="float"/>
          <table:table-cell table:formula="of:=MEDIAN([.$E26];[.$J26];[.$O26];[.$T26];[.$Y26])" office:value-type="float"/>
          <table:table-cell table:formula="of:=MEDIAN([.$F26];[.$K26];[.$P26];[.$U26];[.$Z26])" office:value-type="float"/>
          <table:table-cell table:formula="of:=MAX([.$B26];[.$G26];[.$L26];[.$Q26];[.$V26])" office:value-type="float"/>
          <table:table-cell table:formula="of:=MAX([.$C26];[.$H26];[.$M26];[.$R26];[.$W26])" office:value-type="float"/>
          <table:table-cell table:formula="of:=MAX([.$D26];[.$I26];[.$N26];[.$S26];[.$X26])" office:value-type="float"/>
          <table:table-cell table:formula="of:=MAX([.$E26];[.$J26];[.$O26];[.$T26];[.$Y26])" office:value-type="float"/>
          <table:table-cell table:formula="of:=MAX([.$F26];[.$K26];[.$P26];[.$U26];[.$Z26])" office:value-type="float"/>
        </table:table-row>
        <table:table-row table:style-name="ro1">
          <table:table-cell office:value-type="string">
            <text:p>instances/asp/tai100_5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4.284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2686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90293.0"/>
          <table:table-cell table:style-name="cellWorst" office:value-type="float" office:value="329.0"/>
          <table:table-cell office:value-type="float" office:value="234.235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7];[.$G27];[.$L27];[.$Q27];[.$V27])" office:value-type="float"/>
          <table:table-cell table:formula="of:=MIN([.$C27];[.$H27];[.$M27];[.$R27];[.$W27])" office:value-type="float"/>
          <table:table-cell table:formula="of:=MIN([.$D27];[.$I27];[.$N27];[.$S27];[.$X27])" office:value-type="float"/>
          <table:table-cell table:formula="of:=MIN([.$E27];[.$J27];[.$O27];[.$T27];[.$Y27])" office:value-type="float"/>
          <table:table-cell table:formula="of:=MIN([.$F27];[.$K27];[.$P27];[.$U27];[.$Z27])" office:value-type="float"/>
          <table:table-cell table:formula="of:=MEDIAN([.$B27];[.$G27];[.$L27];[.$Q27];[.$V27])" office:value-type="float"/>
          <table:table-cell table:formula="of:=MEDIAN([.$C27];[.$H27];[.$M27];[.$R27];[.$W27])" office:value-type="float"/>
          <table:table-cell table:formula="of:=MEDIAN([.$D27];[.$I27];[.$N27];[.$S27];[.$X27])" office:value-type="float"/>
          <table:table-cell table:formula="of:=MEDIAN([.$E27];[.$J27];[.$O27];[.$T27];[.$Y27])" office:value-type="float"/>
          <table:table-cell table:formula="of:=MEDIAN([.$F27];[.$K27];[.$P27];[.$U27];[.$Z27])" office:value-type="float"/>
          <table:table-cell table:formula="of:=MAX([.$B27];[.$G27];[.$L27];[.$Q27];[.$V27])" office:value-type="float"/>
          <table:table-cell table:formula="of:=MAX([.$C27];[.$H27];[.$M27];[.$R27];[.$W27])" office:value-type="float"/>
          <table:table-cell table:formula="of:=MAX([.$D27];[.$I27];[.$N27];[.$S27];[.$X27])" office:value-type="float"/>
          <table:table-cell table:formula="of:=MAX([.$E27];[.$J27];[.$O27];[.$T27];[.$Y27])" office:value-type="float"/>
          <table:table-cell table:formula="of:=MAX([.$F27];[.$K27];[.$P27];[.$U27];[.$Z27])" office:value-type="float"/>
        </table:table-row>
        <table:table-row table:style-name="ro1">
          <table:table-cell office:value-type="string">
            <text:p>instances/asp/tai100_5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3.267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3459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7660.0"/>
          <table:table-cell table:style-name="cellWorst" office:value-type="float" office:value="329.0"/>
          <table:table-cell office:value-type="float" office:value="223.438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8];[.$G28];[.$L28];[.$Q28];[.$V28])" office:value-type="float"/>
          <table:table-cell table:formula="of:=MIN([.$C28];[.$H28];[.$M28];[.$R28];[.$W28])" office:value-type="float"/>
          <table:table-cell table:formula="of:=MIN([.$D28];[.$I28];[.$N28];[.$S28];[.$X28])" office:value-type="float"/>
          <table:table-cell table:formula="of:=MIN([.$E28];[.$J28];[.$O28];[.$T28];[.$Y28])" office:value-type="float"/>
          <table:table-cell table:formula="of:=MIN([.$F28];[.$K28];[.$P28];[.$U28];[.$Z28])" office:value-type="float"/>
          <table:table-cell table:formula="of:=MEDIAN([.$B28];[.$G28];[.$L28];[.$Q28];[.$V28])" office:value-type="float"/>
          <table:table-cell table:formula="of:=MEDIAN([.$C28];[.$H28];[.$M28];[.$R28];[.$W28])" office:value-type="float"/>
          <table:table-cell table:formula="of:=MEDIAN([.$D28];[.$I28];[.$N28];[.$S28];[.$X28])" office:value-type="float"/>
          <table:table-cell table:formula="of:=MEDIAN([.$E28];[.$J28];[.$O28];[.$T28];[.$Y28])" office:value-type="float"/>
          <table:table-cell table:formula="of:=MEDIAN([.$F28];[.$K28];[.$P28];[.$U28];[.$Z28])" office:value-type="float"/>
          <table:table-cell table:formula="of:=MAX([.$B28];[.$G28];[.$L28];[.$Q28];[.$V28])" office:value-type="float"/>
          <table:table-cell table:formula="of:=MAX([.$C28];[.$H28];[.$M28];[.$R28];[.$W28])" office:value-type="float"/>
          <table:table-cell table:formula="of:=MAX([.$D28];[.$I28];[.$N28];[.$S28];[.$X28])" office:value-type="float"/>
          <table:table-cell table:formula="of:=MAX([.$E28];[.$J28];[.$O28];[.$T28];[.$Y28])" office:value-type="float"/>
          <table:table-cell table:formula="of:=MAX([.$F28];[.$K28];[.$P28];[.$U28];[.$Z28])" office:value-type="float"/>
        </table:table-row>
        <table:table-row table:style-name="ro1">
          <table:table-cell office:value-type="string">
            <text:p>instances/asp/tai100_5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5.32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9219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6564.0"/>
          <table:table-cell table:style-name="cellWorst" office:value-type="float" office:value="329.0"/>
          <table:table-cell office:value-type="float" office:value="226.098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29];[.$G29];[.$L29];[.$Q29];[.$V29])" office:value-type="float"/>
          <table:table-cell table:formula="of:=MIN([.$C29];[.$H29];[.$M29];[.$R29];[.$W29])" office:value-type="float"/>
          <table:table-cell table:formula="of:=MIN([.$D29];[.$I29];[.$N29];[.$S29];[.$X29])" office:value-type="float"/>
          <table:table-cell table:formula="of:=MIN([.$E29];[.$J29];[.$O29];[.$T29];[.$Y29])" office:value-type="float"/>
          <table:table-cell table:formula="of:=MIN([.$F29];[.$K29];[.$P29];[.$U29];[.$Z29])" office:value-type="float"/>
          <table:table-cell table:formula="of:=MEDIAN([.$B29];[.$G29];[.$L29];[.$Q29];[.$V29])" office:value-type="float"/>
          <table:table-cell table:formula="of:=MEDIAN([.$C29];[.$H29];[.$M29];[.$R29];[.$W29])" office:value-type="float"/>
          <table:table-cell table:formula="of:=MEDIAN([.$D29];[.$I29];[.$N29];[.$S29];[.$X29])" office:value-type="float"/>
          <table:table-cell table:formula="of:=MEDIAN([.$E29];[.$J29];[.$O29];[.$T29];[.$Y29])" office:value-type="float"/>
          <table:table-cell table:formula="of:=MEDIAN([.$F29];[.$K29];[.$P29];[.$U29];[.$Z29])" office:value-type="float"/>
          <table:table-cell table:formula="of:=MAX([.$B29];[.$G29];[.$L29];[.$Q29];[.$V29])" office:value-type="float"/>
          <table:table-cell table:formula="of:=MAX([.$C29];[.$H29];[.$M29];[.$R29];[.$W29])" office:value-type="float"/>
          <table:table-cell table:formula="of:=MAX([.$D29];[.$I29];[.$N29];[.$S29];[.$X29])" office:value-type="float"/>
          <table:table-cell table:formula="of:=MAX([.$E29];[.$J29];[.$O29];[.$T29];[.$Y29])" office:value-type="float"/>
          <table:table-cell table:formula="of:=MAX([.$F29];[.$K29];[.$P29];[.$U29];[.$Z29])" office:value-type="float"/>
        </table:table-row>
        <table:table-row table:style-name="ro1">
          <table:table-cell office:value-type="string">
            <text:p>instances/asp/tai100_5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4.694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8.303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6992.0"/>
          <table:table-cell table:style-name="cellWorst" office:value-type="float" office:value="329.0"/>
          <table:table-cell office:value-type="float" office:value="223.258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30];[.$G30];[.$L30];[.$Q30];[.$V30])" office:value-type="float"/>
          <table:table-cell table:formula="of:=MIN([.$C30];[.$H30];[.$M30];[.$R30];[.$W30])" office:value-type="float"/>
          <table:table-cell table:formula="of:=MIN([.$D30];[.$I30];[.$N30];[.$S30];[.$X30])" office:value-type="float"/>
          <table:table-cell table:formula="of:=MIN([.$E30];[.$J30];[.$O30];[.$T30];[.$Y30])" office:value-type="float"/>
          <table:table-cell table:formula="of:=MIN([.$F30];[.$K30];[.$P30];[.$U30];[.$Z30])" office:value-type="float"/>
          <table:table-cell table:formula="of:=MEDIAN([.$B30];[.$G30];[.$L30];[.$Q30];[.$V30])" office:value-type="float"/>
          <table:table-cell table:formula="of:=MEDIAN([.$C30];[.$H30];[.$M30];[.$R30];[.$W30])" office:value-type="float"/>
          <table:table-cell table:formula="of:=MEDIAN([.$D30];[.$I30];[.$N30];[.$S30];[.$X30])" office:value-type="float"/>
          <table:table-cell table:formula="of:=MEDIAN([.$E30];[.$J30];[.$O30];[.$T30];[.$Y30])" office:value-type="float"/>
          <table:table-cell table:formula="of:=MEDIAN([.$F30];[.$K30];[.$P30];[.$U30];[.$Z30])" office:value-type="float"/>
          <table:table-cell table:formula="of:=MAX([.$B30];[.$G30];[.$L30];[.$Q30];[.$V30])" office:value-type="float"/>
          <table:table-cell table:formula="of:=MAX([.$C30];[.$H30];[.$M30];[.$R30];[.$W30])" office:value-type="float"/>
          <table:table-cell table:formula="of:=MAX([.$D30];[.$I30];[.$N30];[.$S30];[.$X30])" office:value-type="float"/>
          <table:table-cell table:formula="of:=MAX([.$E30];[.$J30];[.$O30];[.$T30];[.$Y30])" office:value-type="float"/>
          <table:table-cell table:formula="of:=MAX([.$F30];[.$K30];[.$P30];[.$U30];[.$Z30])" office:value-type="float"/>
        </table:table-row>
        <table:table-row table:style-name="ro1">
          <table:table-cell office:value-type="string">
            <text:p>instances/asp/tai100_5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6.713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4005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8447.0"/>
          <table:table-cell table:style-name="cellWorst" office:value-type="float" office:value="329.0"/>
          <table:table-cell office:value-type="float" office:value="226.393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31];[.$G31];[.$L31];[.$Q31];[.$V31])" office:value-type="float"/>
          <table:table-cell table:formula="of:=MIN([.$C31];[.$H31];[.$M31];[.$R31];[.$W31])" office:value-type="float"/>
          <table:table-cell table:formula="of:=MIN([.$D31];[.$I31];[.$N31];[.$S31];[.$X31])" office:value-type="float"/>
          <table:table-cell table:formula="of:=MIN([.$E31];[.$J31];[.$O31];[.$T31];[.$Y31])" office:value-type="float"/>
          <table:table-cell table:formula="of:=MIN([.$F31];[.$K31];[.$P31];[.$U31];[.$Z31])" office:value-type="float"/>
          <table:table-cell table:formula="of:=MEDIAN([.$B31];[.$G31];[.$L31];[.$Q31];[.$V31])" office:value-type="float"/>
          <table:table-cell table:formula="of:=MEDIAN([.$C31];[.$H31];[.$M31];[.$R31];[.$W31])" office:value-type="float"/>
          <table:table-cell table:formula="of:=MEDIAN([.$D31];[.$I31];[.$N31];[.$S31];[.$X31])" office:value-type="float"/>
          <table:table-cell table:formula="of:=MEDIAN([.$E31];[.$J31];[.$O31];[.$T31];[.$Y31])" office:value-type="float"/>
          <table:table-cell table:formula="of:=MEDIAN([.$F31];[.$K31];[.$P31];[.$U31];[.$Z31])" office:value-type="float"/>
          <table:table-cell table:formula="of:=MAX([.$B31];[.$G31];[.$L31];[.$Q31];[.$V31])" office:value-type="float"/>
          <table:table-cell table:formula="of:=MAX([.$C31];[.$H31];[.$M31];[.$R31];[.$W31])" office:value-type="float"/>
          <table:table-cell table:formula="of:=MAX([.$D31];[.$I31];[.$N31];[.$S31];[.$X31])" office:value-type="float"/>
          <table:table-cell table:formula="of:=MAX([.$E31];[.$J31];[.$O31];[.$T31];[.$Y31])" office:value-type="float"/>
          <table:table-cell table:formula="of:=MAX([.$F31];[.$K31];[.$P31];[.$U31];[.$Z31])" office:value-type="float"/>
        </table:table-row>
        <table:table-row table:style-name="ro1">
          <table:table-cell office:value-type="string">
            <text:p>instances/asp/tai100_5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65.108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Best" office:value-type="float" office:value="37.966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86562.0"/>
          <table:table-cell table:style-name="cellWorst" office:value-type="float" office:value="329.0"/>
          <table:table-cell office:value-type="float" office:value="227.41"/>
          <table:table-cell office:value-type="float" office:value="0.0"/>
          <table:table-cell office:value-type="float" office:value="0.0"/>
          <table:table-cell table:style-name="cellWorst" office:value-type="float" office:value="799910.0"/>
          <table:table-cell table:style-name="cellWorst" office:value-type="float" office:value="329.0"/>
          <table:table-cell table:formula="of:=MIN([.$B32];[.$G32];[.$L32];[.$Q32];[.$V32])" office:value-type="float"/>
          <table:table-cell table:formula="of:=MIN([.$C32];[.$H32];[.$M32];[.$R32];[.$W32])" office:value-type="float"/>
          <table:table-cell table:formula="of:=MIN([.$D32];[.$I32];[.$N32];[.$S32];[.$X32])" office:value-type="float"/>
          <table:table-cell table:formula="of:=MIN([.$E32];[.$J32];[.$O32];[.$T32];[.$Y32])" office:value-type="float"/>
          <table:table-cell table:formula="of:=MIN([.$F32];[.$K32];[.$P32];[.$U32];[.$Z32])" office:value-type="float"/>
          <table:table-cell table:formula="of:=MEDIAN([.$B32];[.$G32];[.$L32];[.$Q32];[.$V32])" office:value-type="float"/>
          <table:table-cell table:formula="of:=MEDIAN([.$C32];[.$H32];[.$M32];[.$R32];[.$W32])" office:value-type="float"/>
          <table:table-cell table:formula="of:=MEDIAN([.$D32];[.$I32];[.$N32];[.$S32];[.$X32])" office:value-type="float"/>
          <table:table-cell table:formula="of:=MEDIAN([.$E32];[.$J32];[.$O32];[.$T32];[.$Y32])" office:value-type="float"/>
          <table:table-cell table:formula="of:=MEDIAN([.$F32];[.$K32];[.$P32];[.$U32];[.$Z32])" office:value-type="float"/>
          <table:table-cell table:formula="of:=MAX([.$B32];[.$G32];[.$L32];[.$Q32];[.$V32])" office:value-type="float"/>
          <table:table-cell table:formula="of:=MAX([.$C32];[.$H32];[.$M32];[.$R32];[.$W32])" office:value-type="float"/>
          <table:table-cell table:formula="of:=MAX([.$D32];[.$I32];[.$N32];[.$S32];[.$X32])" office:value-type="float"/>
          <table:table-cell table:formula="of:=MAX([.$E32];[.$J32];[.$O32];[.$T32];[.$Y32])" office:value-type="float"/>
          <table:table-cell table:formula="of:=MAX([.$F32];[.$K32];[.$P32];[.$U32];[.$Z32])" office:value-type="float"/>
        </table:table-row>
        <table:table-row table:style-name="ro1">
          <table:table-cell office:value-type="string">
            <text:p>instances/asp/tai200_1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3];[.$G33];[.$L33];[.$Q33];[.$V33])" office:value-type="float"/>
          <table:table-cell table:formula="of:=MIN([.$C33];[.$H33];[.$M33];[.$R33];[.$W33])" office:value-type="float"/>
          <table:table-cell table:formula="of:=MIN([.$D33];[.$I33];[.$N33];[.$S33];[.$X33])" office:value-type="float"/>
          <table:table-cell table:formula="of:=MIN([.$E33];[.$J33];[.$O33];[.$T33];[.$Y33])" office:value-type="float"/>
          <table:table-cell table:formula="of:=MIN([.$F33];[.$K33];[.$P33];[.$U33];[.$Z33])" office:value-type="float"/>
          <table:table-cell table:formula="of:=MEDIAN([.$B33];[.$G33];[.$L33];[.$Q33];[.$V33])" office:value-type="float"/>
          <table:table-cell table:formula="of:=MEDIAN([.$C33];[.$H33];[.$M33];[.$R33];[.$W33])" office:value-type="float"/>
          <table:table-cell table:formula="of:=MEDIAN([.$D33];[.$I33];[.$N33];[.$S33];[.$X33])" office:value-type="float"/>
          <table:table-cell table:formula="of:=MEDIAN([.$E33];[.$J33];[.$O33];[.$T33];[.$Y33])" office:value-type="float"/>
          <table:table-cell table:formula="of:=MEDIAN([.$F33];[.$K33];[.$P33];[.$U33];[.$Z33])" office:value-type="float"/>
          <table:table-cell table:formula="of:=MAX([.$B33];[.$G33];[.$L33];[.$Q33];[.$V33])" office:value-type="float"/>
          <table:table-cell table:formula="of:=MAX([.$C33];[.$H33];[.$M33];[.$R33];[.$W33])" office:value-type="float"/>
          <table:table-cell table:formula="of:=MAX([.$D33];[.$I33];[.$N33];[.$S33];[.$X33])" office:value-type="float"/>
          <table:table-cell table:formula="of:=MAX([.$E33];[.$J33];[.$O33];[.$T33];[.$Y33])" office:value-type="float"/>
          <table:table-cell table:formula="of:=MAX([.$F33];[.$K33];[.$P33];[.$U33];[.$Z33])" office:value-type="float"/>
        </table:table-row>
        <table:table-row table:style-name="ro1">
          <table:table-cell office:value-type="string">
            <text:p>instances/asp/tai200_1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4];[.$G34];[.$L34];[.$Q34];[.$V34])" office:value-type="float"/>
          <table:table-cell table:formula="of:=MIN([.$C34];[.$H34];[.$M34];[.$R34];[.$W34])" office:value-type="float"/>
          <table:table-cell table:formula="of:=MIN([.$D34];[.$I34];[.$N34];[.$S34];[.$X34])" office:value-type="float"/>
          <table:table-cell table:formula="of:=MIN([.$E34];[.$J34];[.$O34];[.$T34];[.$Y34])" office:value-type="float"/>
          <table:table-cell table:formula="of:=MIN([.$F34];[.$K34];[.$P34];[.$U34];[.$Z34])" office:value-type="float"/>
          <table:table-cell table:formula="of:=MEDIAN([.$B34];[.$G34];[.$L34];[.$Q34];[.$V34])" office:value-type="float"/>
          <table:table-cell table:formula="of:=MEDIAN([.$C34];[.$H34];[.$M34];[.$R34];[.$W34])" office:value-type="float"/>
          <table:table-cell table:formula="of:=MEDIAN([.$D34];[.$I34];[.$N34];[.$S34];[.$X34])" office:value-type="float"/>
          <table:table-cell table:formula="of:=MEDIAN([.$E34];[.$J34];[.$O34];[.$T34];[.$Y34])" office:value-type="float"/>
          <table:table-cell table:formula="of:=MEDIAN([.$F34];[.$K34];[.$P34];[.$U34];[.$Z34])" office:value-type="float"/>
          <table:table-cell table:formula="of:=MAX([.$B34];[.$G34];[.$L34];[.$Q34];[.$V34])" office:value-type="float"/>
          <table:table-cell table:formula="of:=MAX([.$C34];[.$H34];[.$M34];[.$R34];[.$W34])" office:value-type="float"/>
          <table:table-cell table:formula="of:=MAX([.$D34];[.$I34];[.$N34];[.$S34];[.$X34])" office:value-type="float"/>
          <table:table-cell table:formula="of:=MAX([.$E34];[.$J34];[.$O34];[.$T34];[.$Y34])" office:value-type="float"/>
          <table:table-cell table:formula="of:=MAX([.$F34];[.$K34];[.$P34];[.$U34];[.$Z34])" office:value-type="float"/>
        </table:table-row>
        <table:table-row table:style-name="ro1">
          <table:table-cell office:value-type="string">
            <text:p>instances/asp/tai200_1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5];[.$G35];[.$L35];[.$Q35];[.$V35])" office:value-type="float"/>
          <table:table-cell table:formula="of:=MIN([.$C35];[.$H35];[.$M35];[.$R35];[.$W35])" office:value-type="float"/>
          <table:table-cell table:formula="of:=MIN([.$D35];[.$I35];[.$N35];[.$S35];[.$X35])" office:value-type="float"/>
          <table:table-cell table:formula="of:=MIN([.$E35];[.$J35];[.$O35];[.$T35];[.$Y35])" office:value-type="float"/>
          <table:table-cell table:formula="of:=MIN([.$F35];[.$K35];[.$P35];[.$U35];[.$Z35])" office:value-type="float"/>
          <table:table-cell table:formula="of:=MEDIAN([.$B35];[.$G35];[.$L35];[.$Q35];[.$V35])" office:value-type="float"/>
          <table:table-cell table:formula="of:=MEDIAN([.$C35];[.$H35];[.$M35];[.$R35];[.$W35])" office:value-type="float"/>
          <table:table-cell table:formula="of:=MEDIAN([.$D35];[.$I35];[.$N35];[.$S35];[.$X35])" office:value-type="float"/>
          <table:table-cell table:formula="of:=MEDIAN([.$E35];[.$J35];[.$O35];[.$T35];[.$Y35])" office:value-type="float"/>
          <table:table-cell table:formula="of:=MEDIAN([.$F35];[.$K35];[.$P35];[.$U35];[.$Z35])" office:value-type="float"/>
          <table:table-cell table:formula="of:=MAX([.$B35];[.$G35];[.$L35];[.$Q35];[.$V35])" office:value-type="float"/>
          <table:table-cell table:formula="of:=MAX([.$C35];[.$H35];[.$M35];[.$R35];[.$W35])" office:value-type="float"/>
          <table:table-cell table:formula="of:=MAX([.$D35];[.$I35];[.$N35];[.$S35];[.$X35])" office:value-type="float"/>
          <table:table-cell table:formula="of:=MAX([.$E35];[.$J35];[.$O35];[.$T35];[.$Y35])" office:value-type="float"/>
          <table:table-cell table:formula="of:=MAX([.$F35];[.$K35];[.$P35];[.$U35];[.$Z35])" office:value-type="float"/>
        </table:table-row>
        <table:table-row table:style-name="ro1">
          <table:table-cell office:value-type="string">
            <text:p>instances/asp/tai200_1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6];[.$G36];[.$L36];[.$Q36];[.$V36])" office:value-type="float"/>
          <table:table-cell table:formula="of:=MIN([.$C36];[.$H36];[.$M36];[.$R36];[.$W36])" office:value-type="float"/>
          <table:table-cell table:formula="of:=MIN([.$D36];[.$I36];[.$N36];[.$S36];[.$X36])" office:value-type="float"/>
          <table:table-cell table:formula="of:=MIN([.$E36];[.$J36];[.$O36];[.$T36];[.$Y36])" office:value-type="float"/>
          <table:table-cell table:formula="of:=MIN([.$F36];[.$K36];[.$P36];[.$U36];[.$Z36])" office:value-type="float"/>
          <table:table-cell table:formula="of:=MEDIAN([.$B36];[.$G36];[.$L36];[.$Q36];[.$V36])" office:value-type="float"/>
          <table:table-cell table:formula="of:=MEDIAN([.$C36];[.$H36];[.$M36];[.$R36];[.$W36])" office:value-type="float"/>
          <table:table-cell table:formula="of:=MEDIAN([.$D36];[.$I36];[.$N36];[.$S36];[.$X36])" office:value-type="float"/>
          <table:table-cell table:formula="of:=MEDIAN([.$E36];[.$J36];[.$O36];[.$T36];[.$Y36])" office:value-type="float"/>
          <table:table-cell table:formula="of:=MEDIAN([.$F36];[.$K36];[.$P36];[.$U36];[.$Z36])" office:value-type="float"/>
          <table:table-cell table:formula="of:=MAX([.$B36];[.$G36];[.$L36];[.$Q36];[.$V36])" office:value-type="float"/>
          <table:table-cell table:formula="of:=MAX([.$C36];[.$H36];[.$M36];[.$R36];[.$W36])" office:value-type="float"/>
          <table:table-cell table:formula="of:=MAX([.$D36];[.$I36];[.$N36];[.$S36];[.$X36])" office:value-type="float"/>
          <table:table-cell table:formula="of:=MAX([.$E36];[.$J36];[.$O36];[.$T36];[.$Y36])" office:value-type="float"/>
          <table:table-cell table:formula="of:=MAX([.$F36];[.$K36];[.$P36];[.$U36];[.$Z36])" office:value-type="float"/>
        </table:table-row>
        <table:table-row table:style-name="ro1">
          <table:table-cell office:value-type="string">
            <text:p>instances/asp/tai200_1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7];[.$G37];[.$L37];[.$Q37];[.$V37])" office:value-type="float"/>
          <table:table-cell table:formula="of:=MIN([.$C37];[.$H37];[.$M37];[.$R37];[.$W37])" office:value-type="float"/>
          <table:table-cell table:formula="of:=MIN([.$D37];[.$I37];[.$N37];[.$S37];[.$X37])" office:value-type="float"/>
          <table:table-cell table:formula="of:=MIN([.$E37];[.$J37];[.$O37];[.$T37];[.$Y37])" office:value-type="float"/>
          <table:table-cell table:formula="of:=MIN([.$F37];[.$K37];[.$P37];[.$U37];[.$Z37])" office:value-type="float"/>
          <table:table-cell table:formula="of:=MEDIAN([.$B37];[.$G37];[.$L37];[.$Q37];[.$V37])" office:value-type="float"/>
          <table:table-cell table:formula="of:=MEDIAN([.$C37];[.$H37];[.$M37];[.$R37];[.$W37])" office:value-type="float"/>
          <table:table-cell table:formula="of:=MEDIAN([.$D37];[.$I37];[.$N37];[.$S37];[.$X37])" office:value-type="float"/>
          <table:table-cell table:formula="of:=MEDIAN([.$E37];[.$J37];[.$O37];[.$T37];[.$Y37])" office:value-type="float"/>
          <table:table-cell table:formula="of:=MEDIAN([.$F37];[.$K37];[.$P37];[.$U37];[.$Z37])" office:value-type="float"/>
          <table:table-cell table:formula="of:=MAX([.$B37];[.$G37];[.$L37];[.$Q37];[.$V37])" office:value-type="float"/>
          <table:table-cell table:formula="of:=MAX([.$C37];[.$H37];[.$M37];[.$R37];[.$W37])" office:value-type="float"/>
          <table:table-cell table:formula="of:=MAX([.$D37];[.$I37];[.$N37];[.$S37];[.$X37])" office:value-type="float"/>
          <table:table-cell table:formula="of:=MAX([.$E37];[.$J37];[.$O37];[.$T37];[.$Y37])" office:value-type="float"/>
          <table:table-cell table:formula="of:=MAX([.$F37];[.$K37];[.$P37];[.$U37];[.$Z37])" office:value-type="float"/>
        </table:table-row>
        <table:table-row table:style-name="ro1">
          <table:table-cell office:value-type="string">
            <text:p>instances/asp/tai200_1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8];[.$G38];[.$L38];[.$Q38];[.$V38])" office:value-type="float"/>
          <table:table-cell table:formula="of:=MIN([.$C38];[.$H38];[.$M38];[.$R38];[.$W38])" office:value-type="float"/>
          <table:table-cell table:formula="of:=MIN([.$D38];[.$I38];[.$N38];[.$S38];[.$X38])" office:value-type="float"/>
          <table:table-cell table:formula="of:=MIN([.$E38];[.$J38];[.$O38];[.$T38];[.$Y38])" office:value-type="float"/>
          <table:table-cell table:formula="of:=MIN([.$F38];[.$K38];[.$P38];[.$U38];[.$Z38])" office:value-type="float"/>
          <table:table-cell table:formula="of:=MEDIAN([.$B38];[.$G38];[.$L38];[.$Q38];[.$V38])" office:value-type="float"/>
          <table:table-cell table:formula="of:=MEDIAN([.$C38];[.$H38];[.$M38];[.$R38];[.$W38])" office:value-type="float"/>
          <table:table-cell table:formula="of:=MEDIAN([.$D38];[.$I38];[.$N38];[.$S38];[.$X38])" office:value-type="float"/>
          <table:table-cell table:formula="of:=MEDIAN([.$E38];[.$J38];[.$O38];[.$T38];[.$Y38])" office:value-type="float"/>
          <table:table-cell table:formula="of:=MEDIAN([.$F38];[.$K38];[.$P38];[.$U38];[.$Z38])" office:value-type="float"/>
          <table:table-cell table:formula="of:=MAX([.$B38];[.$G38];[.$L38];[.$Q38];[.$V38])" office:value-type="float"/>
          <table:table-cell table:formula="of:=MAX([.$C38];[.$H38];[.$M38];[.$R38];[.$W38])" office:value-type="float"/>
          <table:table-cell table:formula="of:=MAX([.$D38];[.$I38];[.$N38];[.$S38];[.$X38])" office:value-type="float"/>
          <table:table-cell table:formula="of:=MAX([.$E38];[.$J38];[.$O38];[.$T38];[.$Y38])" office:value-type="float"/>
          <table:table-cell table:formula="of:=MAX([.$F38];[.$K38];[.$P38];[.$U38];[.$Z38])" office:value-type="float"/>
        </table:table-row>
        <table:table-row table:style-name="ro1">
          <table:table-cell office:value-type="string">
            <text:p>instances/asp/tai200_1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9];[.$G39];[.$L39];[.$Q39];[.$V39])" office:value-type="float"/>
          <table:table-cell table:formula="of:=MIN([.$C39];[.$H39];[.$M39];[.$R39];[.$W39])" office:value-type="float"/>
          <table:table-cell table:formula="of:=MIN([.$D39];[.$I39];[.$N39];[.$S39];[.$X39])" office:value-type="float"/>
          <table:table-cell table:formula="of:=MIN([.$E39];[.$J39];[.$O39];[.$T39];[.$Y39])" office:value-type="float"/>
          <table:table-cell table:formula="of:=MIN([.$F39];[.$K39];[.$P39];[.$U39];[.$Z39])" office:value-type="float"/>
          <table:table-cell table:formula="of:=MEDIAN([.$B39];[.$G39];[.$L39];[.$Q39];[.$V39])" office:value-type="float"/>
          <table:table-cell table:formula="of:=MEDIAN([.$C39];[.$H39];[.$M39];[.$R39];[.$W39])" office:value-type="float"/>
          <table:table-cell table:formula="of:=MEDIAN([.$D39];[.$I39];[.$N39];[.$S39];[.$X39])" office:value-type="float"/>
          <table:table-cell table:formula="of:=MEDIAN([.$E39];[.$J39];[.$O39];[.$T39];[.$Y39])" office:value-type="float"/>
          <table:table-cell table:formula="of:=MEDIAN([.$F39];[.$K39];[.$P39];[.$U39];[.$Z39])" office:value-type="float"/>
          <table:table-cell table:formula="of:=MAX([.$B39];[.$G39];[.$L39];[.$Q39];[.$V39])" office:value-type="float"/>
          <table:table-cell table:formula="of:=MAX([.$C39];[.$H39];[.$M39];[.$R39];[.$W39])" office:value-type="float"/>
          <table:table-cell table:formula="of:=MAX([.$D39];[.$I39];[.$N39];[.$S39];[.$X39])" office:value-type="float"/>
          <table:table-cell table:formula="of:=MAX([.$E39];[.$J39];[.$O39];[.$T39];[.$Y39])" office:value-type="float"/>
          <table:table-cell table:formula="of:=MAX([.$F39];[.$K39];[.$P39];[.$U39];[.$Z39])" office:value-type="float"/>
        </table:table-row>
        <table:table-row table:style-name="ro1">
          <table:table-cell office:value-type="string">
            <text:p>instances/asp/tai200_1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0];[.$G40];[.$L40];[.$Q40];[.$V40])" office:value-type="float"/>
          <table:table-cell table:formula="of:=MIN([.$C40];[.$H40];[.$M40];[.$R40];[.$W40])" office:value-type="float"/>
          <table:table-cell table:formula="of:=MIN([.$D40];[.$I40];[.$N40];[.$S40];[.$X40])" office:value-type="float"/>
          <table:table-cell table:formula="of:=MIN([.$E40];[.$J40];[.$O40];[.$T40];[.$Y40])" office:value-type="float"/>
          <table:table-cell table:formula="of:=MIN([.$F40];[.$K40];[.$P40];[.$U40];[.$Z40])" office:value-type="float"/>
          <table:table-cell table:formula="of:=MEDIAN([.$B40];[.$G40];[.$L40];[.$Q40];[.$V40])" office:value-type="float"/>
          <table:table-cell table:formula="of:=MEDIAN([.$C40];[.$H40];[.$M40];[.$R40];[.$W40])" office:value-type="float"/>
          <table:table-cell table:formula="of:=MEDIAN([.$D40];[.$I40];[.$N40];[.$S40];[.$X40])" office:value-type="float"/>
          <table:table-cell table:formula="of:=MEDIAN([.$E40];[.$J40];[.$O40];[.$T40];[.$Y40])" office:value-type="float"/>
          <table:table-cell table:formula="of:=MEDIAN([.$F40];[.$K40];[.$P40];[.$U40];[.$Z40])" office:value-type="float"/>
          <table:table-cell table:formula="of:=MAX([.$B40];[.$G40];[.$L40];[.$Q40];[.$V40])" office:value-type="float"/>
          <table:table-cell table:formula="of:=MAX([.$C40];[.$H40];[.$M40];[.$R40];[.$W40])" office:value-type="float"/>
          <table:table-cell table:formula="of:=MAX([.$D40];[.$I40];[.$N40];[.$S40];[.$X40])" office:value-type="float"/>
          <table:table-cell table:formula="of:=MAX([.$E40];[.$J40];[.$O40];[.$T40];[.$Y40])" office:value-type="float"/>
          <table:table-cell table:formula="of:=MAX([.$F40];[.$K40];[.$P40];[.$U40];[.$Z40])" office:value-type="float"/>
        </table:table-row>
        <table:table-row table:style-name="ro1">
          <table:table-cell office:value-type="string">
            <text:p>instances/asp/tai200_1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1];[.$G41];[.$L41];[.$Q41];[.$V41])" office:value-type="float"/>
          <table:table-cell table:formula="of:=MIN([.$C41];[.$H41];[.$M41];[.$R41];[.$W41])" office:value-type="float"/>
          <table:table-cell table:formula="of:=MIN([.$D41];[.$I41];[.$N41];[.$S41];[.$X41])" office:value-type="float"/>
          <table:table-cell table:formula="of:=MIN([.$E41];[.$J41];[.$O41];[.$T41];[.$Y41])" office:value-type="float"/>
          <table:table-cell table:formula="of:=MIN([.$F41];[.$K41];[.$P41];[.$U41];[.$Z41])" office:value-type="float"/>
          <table:table-cell table:formula="of:=MEDIAN([.$B41];[.$G41];[.$L41];[.$Q41];[.$V41])" office:value-type="float"/>
          <table:table-cell table:formula="of:=MEDIAN([.$C41];[.$H41];[.$M41];[.$R41];[.$W41])" office:value-type="float"/>
          <table:table-cell table:formula="of:=MEDIAN([.$D41];[.$I41];[.$N41];[.$S41];[.$X41])" office:value-type="float"/>
          <table:table-cell table:formula="of:=MEDIAN([.$E41];[.$J41];[.$O41];[.$T41];[.$Y41])" office:value-type="float"/>
          <table:table-cell table:formula="of:=MEDIAN([.$F41];[.$K41];[.$P41];[.$U41];[.$Z41])" office:value-type="float"/>
          <table:table-cell table:formula="of:=MAX([.$B41];[.$G41];[.$L41];[.$Q41];[.$V41])" office:value-type="float"/>
          <table:table-cell table:formula="of:=MAX([.$C41];[.$H41];[.$M41];[.$R41];[.$W41])" office:value-type="float"/>
          <table:table-cell table:formula="of:=MAX([.$D41];[.$I41];[.$N41];[.$S41];[.$X41])" office:value-type="float"/>
          <table:table-cell table:formula="of:=MAX([.$E41];[.$J41];[.$O41];[.$T41];[.$Y41])" office:value-type="float"/>
          <table:table-cell table:formula="of:=MAX([.$F41];[.$K41];[.$P41];[.$U41];[.$Z41])" office:value-type="float"/>
        </table:table-row>
        <table:table-row table:style-name="ro1">
          <table:table-cell office:value-type="string">
            <text:p>instances/asp/tai200_1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2];[.$G42];[.$L42];[.$Q42];[.$V42])" office:value-type="float"/>
          <table:table-cell table:formula="of:=MIN([.$C42];[.$H42];[.$M42];[.$R42];[.$W42])" office:value-type="float"/>
          <table:table-cell table:formula="of:=MIN([.$D42];[.$I42];[.$N42];[.$S42];[.$X42])" office:value-type="float"/>
          <table:table-cell table:formula="of:=MIN([.$E42];[.$J42];[.$O42];[.$T42];[.$Y42])" office:value-type="float"/>
          <table:table-cell table:formula="of:=MIN([.$F42];[.$K42];[.$P42];[.$U42];[.$Z42])" office:value-type="float"/>
          <table:table-cell table:formula="of:=MEDIAN([.$B42];[.$G42];[.$L42];[.$Q42];[.$V42])" office:value-type="float"/>
          <table:table-cell table:formula="of:=MEDIAN([.$C42];[.$H42];[.$M42];[.$R42];[.$W42])" office:value-type="float"/>
          <table:table-cell table:formula="of:=MEDIAN([.$D42];[.$I42];[.$N42];[.$S42];[.$X42])" office:value-type="float"/>
          <table:table-cell table:formula="of:=MEDIAN([.$E42];[.$J42];[.$O42];[.$T42];[.$Y42])" office:value-type="float"/>
          <table:table-cell table:formula="of:=MEDIAN([.$F42];[.$K42];[.$P42];[.$U42];[.$Z42])" office:value-type="float"/>
          <table:table-cell table:formula="of:=MAX([.$B42];[.$G42];[.$L42];[.$Q42];[.$V42])" office:value-type="float"/>
          <table:table-cell table:formula="of:=MAX([.$C42];[.$H42];[.$M42];[.$R42];[.$W42])" office:value-type="float"/>
          <table:table-cell table:formula="of:=MAX([.$D42];[.$I42];[.$N42];[.$S42];[.$X42])" office:value-type="float"/>
          <table:table-cell table:formula="of:=MAX([.$E42];[.$J42];[.$O42];[.$T42];[.$Y42])" office:value-type="float"/>
          <table:table-cell table:formula="of:=MAX([.$F42];[.$K42];[.$P42];[.$U42];[.$Z42])" office:value-type="float"/>
        </table:table-row>
        <table:table-row table:style-name="ro1">
          <table:table-cell office:value-type="string">
            <text:p>instances/asp/tai20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3];[.$G43];[.$L43];[.$Q43];[.$V43])" office:value-type="float"/>
          <table:table-cell table:formula="of:=MIN([.$C43];[.$H43];[.$M43];[.$R43];[.$W43])" office:value-type="float"/>
          <table:table-cell table:formula="of:=MIN([.$D43];[.$I43];[.$N43];[.$S43];[.$X43])" office:value-type="float"/>
          <table:table-cell table:formula="of:=MIN([.$E43];[.$J43];[.$O43];[.$T43];[.$Y43])" office:value-type="float"/>
          <table:table-cell table:formula="of:=MIN([.$F43];[.$K43];[.$P43];[.$U43];[.$Z43])" office:value-type="float"/>
          <table:table-cell table:formula="of:=MEDIAN([.$B43];[.$G43];[.$L43];[.$Q43];[.$V43])" office:value-type="float"/>
          <table:table-cell table:formula="of:=MEDIAN([.$C43];[.$H43];[.$M43];[.$R43];[.$W43])" office:value-type="float"/>
          <table:table-cell table:formula="of:=MEDIAN([.$D43];[.$I43];[.$N43];[.$S43];[.$X43])" office:value-type="float"/>
          <table:table-cell table:formula="of:=MEDIAN([.$E43];[.$J43];[.$O43];[.$T43];[.$Y43])" office:value-type="float"/>
          <table:table-cell table:formula="of:=MEDIAN([.$F43];[.$K43];[.$P43];[.$U43];[.$Z43])" office:value-type="float"/>
          <table:table-cell table:formula="of:=MAX([.$B43];[.$G43];[.$L43];[.$Q43];[.$V43])" office:value-type="float"/>
          <table:table-cell table:formula="of:=MAX([.$C43];[.$H43];[.$M43];[.$R43];[.$W43])" office:value-type="float"/>
          <table:table-cell table:formula="of:=MAX([.$D43];[.$I43];[.$N43];[.$S43];[.$X43])" office:value-type="float"/>
          <table:table-cell table:formula="of:=MAX([.$E43];[.$J43];[.$O43];[.$T43];[.$Y43])" office:value-type="float"/>
          <table:table-cell table:formula="of:=MAX([.$F43];[.$K43];[.$P43];[.$U43];[.$Z43])" office:value-type="float"/>
        </table:table-row>
        <table:table-row table:style-name="ro1">
          <table:table-cell office:value-type="string">
            <text:p>instances/asp/tai20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4];[.$G44];[.$L44];[.$Q44];[.$V44])" office:value-type="float"/>
          <table:table-cell table:formula="of:=MIN([.$C44];[.$H44];[.$M44];[.$R44];[.$W44])" office:value-type="float"/>
          <table:table-cell table:formula="of:=MIN([.$D44];[.$I44];[.$N44];[.$S44];[.$X44])" office:value-type="float"/>
          <table:table-cell table:formula="of:=MIN([.$E44];[.$J44];[.$O44];[.$T44];[.$Y44])" office:value-type="float"/>
          <table:table-cell table:formula="of:=MIN([.$F44];[.$K44];[.$P44];[.$U44];[.$Z44])" office:value-type="float"/>
          <table:table-cell table:formula="of:=MEDIAN([.$B44];[.$G44];[.$L44];[.$Q44];[.$V44])" office:value-type="float"/>
          <table:table-cell table:formula="of:=MEDIAN([.$C44];[.$H44];[.$M44];[.$R44];[.$W44])" office:value-type="float"/>
          <table:table-cell table:formula="of:=MEDIAN([.$D44];[.$I44];[.$N44];[.$S44];[.$X44])" office:value-type="float"/>
          <table:table-cell table:formula="of:=MEDIAN([.$E44];[.$J44];[.$O44];[.$T44];[.$Y44])" office:value-type="float"/>
          <table:table-cell table:formula="of:=MEDIAN([.$F44];[.$K44];[.$P44];[.$U44];[.$Z44])" office:value-type="float"/>
          <table:table-cell table:formula="of:=MAX([.$B44];[.$G44];[.$L44];[.$Q44];[.$V44])" office:value-type="float"/>
          <table:table-cell table:formula="of:=MAX([.$C44];[.$H44];[.$M44];[.$R44];[.$W44])" office:value-type="float"/>
          <table:table-cell table:formula="of:=MAX([.$D44];[.$I44];[.$N44];[.$S44];[.$X44])" office:value-type="float"/>
          <table:table-cell table:formula="of:=MAX([.$E44];[.$J44];[.$O44];[.$T44];[.$Y44])" office:value-type="float"/>
          <table:table-cell table:formula="of:=MAX([.$F44];[.$K44];[.$P44];[.$U44];[.$Z44])" office:value-type="float"/>
        </table:table-row>
        <table:table-row table:style-name="ro1">
          <table:table-cell office:value-type="string">
            <text:p>instances/asp/tai20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5];[.$G45];[.$L45];[.$Q45];[.$V45])" office:value-type="float"/>
          <table:table-cell table:formula="of:=MIN([.$C45];[.$H45];[.$M45];[.$R45];[.$W45])" office:value-type="float"/>
          <table:table-cell table:formula="of:=MIN([.$D45];[.$I45];[.$N45];[.$S45];[.$X45])" office:value-type="float"/>
          <table:table-cell table:formula="of:=MIN([.$E45];[.$J45];[.$O45];[.$T45];[.$Y45])" office:value-type="float"/>
          <table:table-cell table:formula="of:=MIN([.$F45];[.$K45];[.$P45];[.$U45];[.$Z45])" office:value-type="float"/>
          <table:table-cell table:formula="of:=MEDIAN([.$B45];[.$G45];[.$L45];[.$Q45];[.$V45])" office:value-type="float"/>
          <table:table-cell table:formula="of:=MEDIAN([.$C45];[.$H45];[.$M45];[.$R45];[.$W45])" office:value-type="float"/>
          <table:table-cell table:formula="of:=MEDIAN([.$D45];[.$I45];[.$N45];[.$S45];[.$X45])" office:value-type="float"/>
          <table:table-cell table:formula="of:=MEDIAN([.$E45];[.$J45];[.$O45];[.$T45];[.$Y45])" office:value-type="float"/>
          <table:table-cell table:formula="of:=MEDIAN([.$F45];[.$K45];[.$P45];[.$U45];[.$Z45])" office:value-type="float"/>
          <table:table-cell table:formula="of:=MAX([.$B45];[.$G45];[.$L45];[.$Q45];[.$V45])" office:value-type="float"/>
          <table:table-cell table:formula="of:=MAX([.$C45];[.$H45];[.$M45];[.$R45];[.$W45])" office:value-type="float"/>
          <table:table-cell table:formula="of:=MAX([.$D45];[.$I45];[.$N45];[.$S45];[.$X45])" office:value-type="float"/>
          <table:table-cell table:formula="of:=MAX([.$E45];[.$J45];[.$O45];[.$T45];[.$Y45])" office:value-type="float"/>
          <table:table-cell table:formula="of:=MAX([.$F45];[.$K45];[.$P45];[.$U45];[.$Z45])" office:value-type="float"/>
        </table:table-row>
        <table:table-row table:style-name="ro1">
          <table:table-cell office:value-type="string">
            <text:p>instances/asp/tai20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6];[.$G46];[.$L46];[.$Q46];[.$V46])" office:value-type="float"/>
          <table:table-cell table:formula="of:=MIN([.$C46];[.$H46];[.$M46];[.$R46];[.$W46])" office:value-type="float"/>
          <table:table-cell table:formula="of:=MIN([.$D46];[.$I46];[.$N46];[.$S46];[.$X46])" office:value-type="float"/>
          <table:table-cell table:formula="of:=MIN([.$E46];[.$J46];[.$O46];[.$T46];[.$Y46])" office:value-type="float"/>
          <table:table-cell table:formula="of:=MIN([.$F46];[.$K46];[.$P46];[.$U46];[.$Z46])" office:value-type="float"/>
          <table:table-cell table:formula="of:=MEDIAN([.$B46];[.$G46];[.$L46];[.$Q46];[.$V46])" office:value-type="float"/>
          <table:table-cell table:formula="of:=MEDIAN([.$C46];[.$H46];[.$M46];[.$R46];[.$W46])" office:value-type="float"/>
          <table:table-cell table:formula="of:=MEDIAN([.$D46];[.$I46];[.$N46];[.$S46];[.$X46])" office:value-type="float"/>
          <table:table-cell table:formula="of:=MEDIAN([.$E46];[.$J46];[.$O46];[.$T46];[.$Y46])" office:value-type="float"/>
          <table:table-cell table:formula="of:=MEDIAN([.$F46];[.$K46];[.$P46];[.$U46];[.$Z46])" office:value-type="float"/>
          <table:table-cell table:formula="of:=MAX([.$B46];[.$G46];[.$L46];[.$Q46];[.$V46])" office:value-type="float"/>
          <table:table-cell table:formula="of:=MAX([.$C46];[.$H46];[.$M46];[.$R46];[.$W46])" office:value-type="float"/>
          <table:table-cell table:formula="of:=MAX([.$D46];[.$I46];[.$N46];[.$S46];[.$X46])" office:value-type="float"/>
          <table:table-cell table:formula="of:=MAX([.$E46];[.$J46];[.$O46];[.$T46];[.$Y46])" office:value-type="float"/>
          <table:table-cell table:formula="of:=MAX([.$F46];[.$K46];[.$P46];[.$U46];[.$Z46])" office:value-type="float"/>
        </table:table-row>
        <table:table-row table:style-name="ro1">
          <table:table-cell office:value-type="string">
            <text:p>instances/asp/tai20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7];[.$G47];[.$L47];[.$Q47];[.$V47])" office:value-type="float"/>
          <table:table-cell table:formula="of:=MIN([.$C47];[.$H47];[.$M47];[.$R47];[.$W47])" office:value-type="float"/>
          <table:table-cell table:formula="of:=MIN([.$D47];[.$I47];[.$N47];[.$S47];[.$X47])" office:value-type="float"/>
          <table:table-cell table:formula="of:=MIN([.$E47];[.$J47];[.$O47];[.$T47];[.$Y47])" office:value-type="float"/>
          <table:table-cell table:formula="of:=MIN([.$F47];[.$K47];[.$P47];[.$U47];[.$Z47])" office:value-type="float"/>
          <table:table-cell table:formula="of:=MEDIAN([.$B47];[.$G47];[.$L47];[.$Q47];[.$V47])" office:value-type="float"/>
          <table:table-cell table:formula="of:=MEDIAN([.$C47];[.$H47];[.$M47];[.$R47];[.$W47])" office:value-type="float"/>
          <table:table-cell table:formula="of:=MEDIAN([.$D47];[.$I47];[.$N47];[.$S47];[.$X47])" office:value-type="float"/>
          <table:table-cell table:formula="of:=MEDIAN([.$E47];[.$J47];[.$O47];[.$T47];[.$Y47])" office:value-type="float"/>
          <table:table-cell table:formula="of:=MEDIAN([.$F47];[.$K47];[.$P47];[.$U47];[.$Z47])" office:value-type="float"/>
          <table:table-cell table:formula="of:=MAX([.$B47];[.$G47];[.$L47];[.$Q47];[.$V47])" office:value-type="float"/>
          <table:table-cell table:formula="of:=MAX([.$C47];[.$H47];[.$M47];[.$R47];[.$W47])" office:value-type="float"/>
          <table:table-cell table:formula="of:=MAX([.$D47];[.$I47];[.$N47];[.$S47];[.$X47])" office:value-type="float"/>
          <table:table-cell table:formula="of:=MAX([.$E47];[.$J47];[.$O47];[.$T47];[.$Y47])" office:value-type="float"/>
          <table:table-cell table:formula="of:=MAX([.$F47];[.$K47];[.$P47];[.$U47];[.$Z47])" office:value-type="float"/>
        </table:table-row>
        <table:table-row table:style-name="ro1">
          <table:table-cell office:value-type="string">
            <text:p>instances/asp/tai20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8];[.$G48];[.$L48];[.$Q48];[.$V48])" office:value-type="float"/>
          <table:table-cell table:formula="of:=MIN([.$C48];[.$H48];[.$M48];[.$R48];[.$W48])" office:value-type="float"/>
          <table:table-cell table:formula="of:=MIN([.$D48];[.$I48];[.$N48];[.$S48];[.$X48])" office:value-type="float"/>
          <table:table-cell table:formula="of:=MIN([.$E48];[.$J48];[.$O48];[.$T48];[.$Y48])" office:value-type="float"/>
          <table:table-cell table:formula="of:=MIN([.$F48];[.$K48];[.$P48];[.$U48];[.$Z48])" office:value-type="float"/>
          <table:table-cell table:formula="of:=MEDIAN([.$B48];[.$G48];[.$L48];[.$Q48];[.$V48])" office:value-type="float"/>
          <table:table-cell table:formula="of:=MEDIAN([.$C48];[.$H48];[.$M48];[.$R48];[.$W48])" office:value-type="float"/>
          <table:table-cell table:formula="of:=MEDIAN([.$D48];[.$I48];[.$N48];[.$S48];[.$X48])" office:value-type="float"/>
          <table:table-cell table:formula="of:=MEDIAN([.$E48];[.$J48];[.$O48];[.$T48];[.$Y48])" office:value-type="float"/>
          <table:table-cell table:formula="of:=MEDIAN([.$F48];[.$K48];[.$P48];[.$U48];[.$Z48])" office:value-type="float"/>
          <table:table-cell table:formula="of:=MAX([.$B48];[.$G48];[.$L48];[.$Q48];[.$V48])" office:value-type="float"/>
          <table:table-cell table:formula="of:=MAX([.$C48];[.$H48];[.$M48];[.$R48];[.$W48])" office:value-type="float"/>
          <table:table-cell table:formula="of:=MAX([.$D48];[.$I48];[.$N48];[.$S48];[.$X48])" office:value-type="float"/>
          <table:table-cell table:formula="of:=MAX([.$E48];[.$J48];[.$O48];[.$T48];[.$Y48])" office:value-type="float"/>
          <table:table-cell table:formula="of:=MAX([.$F48];[.$K48];[.$P48];[.$U48];[.$Z48])" office:value-type="float"/>
        </table:table-row>
        <table:table-row table:style-name="ro1">
          <table:table-cell office:value-type="string">
            <text:p>instances/asp/tai20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9];[.$G49];[.$L49];[.$Q49];[.$V49])" office:value-type="float"/>
          <table:table-cell table:formula="of:=MIN([.$C49];[.$H49];[.$M49];[.$R49];[.$W49])" office:value-type="float"/>
          <table:table-cell table:formula="of:=MIN([.$D49];[.$I49];[.$N49];[.$S49];[.$X49])" office:value-type="float"/>
          <table:table-cell table:formula="of:=MIN([.$E49];[.$J49];[.$O49];[.$T49];[.$Y49])" office:value-type="float"/>
          <table:table-cell table:formula="of:=MIN([.$F49];[.$K49];[.$P49];[.$U49];[.$Z49])" office:value-type="float"/>
          <table:table-cell table:formula="of:=MEDIAN([.$B49];[.$G49];[.$L49];[.$Q49];[.$V49])" office:value-type="float"/>
          <table:table-cell table:formula="of:=MEDIAN([.$C49];[.$H49];[.$M49];[.$R49];[.$W49])" office:value-type="float"/>
          <table:table-cell table:formula="of:=MEDIAN([.$D49];[.$I49];[.$N49];[.$S49];[.$X49])" office:value-type="float"/>
          <table:table-cell table:formula="of:=MEDIAN([.$E49];[.$J49];[.$O49];[.$T49];[.$Y49])" office:value-type="float"/>
          <table:table-cell table:formula="of:=MEDIAN([.$F49];[.$K49];[.$P49];[.$U49];[.$Z49])" office:value-type="float"/>
          <table:table-cell table:formula="of:=MAX([.$B49];[.$G49];[.$L49];[.$Q49];[.$V49])" office:value-type="float"/>
          <table:table-cell table:formula="of:=MAX([.$C49];[.$H49];[.$M49];[.$R49];[.$W49])" office:value-type="float"/>
          <table:table-cell table:formula="of:=MAX([.$D49];[.$I49];[.$N49];[.$S49];[.$X49])" office:value-type="float"/>
          <table:table-cell table:formula="of:=MAX([.$E49];[.$J49];[.$O49];[.$T49];[.$Y49])" office:value-type="float"/>
          <table:table-cell table:formula="of:=MAX([.$F49];[.$K49];[.$P49];[.$U49];[.$Z49])" office:value-type="float"/>
        </table:table-row>
        <table:table-row table:style-name="ro1">
          <table:table-cell office:value-type="string">
            <text:p>instances/asp/tai20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0];[.$G50];[.$L50];[.$Q50];[.$V50])" office:value-type="float"/>
          <table:table-cell table:formula="of:=MIN([.$C50];[.$H50];[.$M50];[.$R50];[.$W50])" office:value-type="float"/>
          <table:table-cell table:formula="of:=MIN([.$D50];[.$I50];[.$N50];[.$S50];[.$X50])" office:value-type="float"/>
          <table:table-cell table:formula="of:=MIN([.$E50];[.$J50];[.$O50];[.$T50];[.$Y50])" office:value-type="float"/>
          <table:table-cell table:formula="of:=MIN([.$F50];[.$K50];[.$P50];[.$U50];[.$Z50])" office:value-type="float"/>
          <table:table-cell table:formula="of:=MEDIAN([.$B50];[.$G50];[.$L50];[.$Q50];[.$V50])" office:value-type="float"/>
          <table:table-cell table:formula="of:=MEDIAN([.$C50];[.$H50];[.$M50];[.$R50];[.$W50])" office:value-type="float"/>
          <table:table-cell table:formula="of:=MEDIAN([.$D50];[.$I50];[.$N50];[.$S50];[.$X50])" office:value-type="float"/>
          <table:table-cell table:formula="of:=MEDIAN([.$E50];[.$J50];[.$O50];[.$T50];[.$Y50])" office:value-type="float"/>
          <table:table-cell table:formula="of:=MEDIAN([.$F50];[.$K50];[.$P50];[.$U50];[.$Z50])" office:value-type="float"/>
          <table:table-cell table:formula="of:=MAX([.$B50];[.$G50];[.$L50];[.$Q50];[.$V50])" office:value-type="float"/>
          <table:table-cell table:formula="of:=MAX([.$C50];[.$H50];[.$M50];[.$R50];[.$W50])" office:value-type="float"/>
          <table:table-cell table:formula="of:=MAX([.$D50];[.$I50];[.$N50];[.$S50];[.$X50])" office:value-type="float"/>
          <table:table-cell table:formula="of:=MAX([.$E50];[.$J50];[.$O50];[.$T50];[.$Y50])" office:value-type="float"/>
          <table:table-cell table:formula="of:=MAX([.$F50];[.$K50];[.$P50];[.$U50];[.$Z50])" office:value-type="float"/>
        </table:table-row>
        <table:table-row table:style-name="ro1">
          <table:table-cell office:value-type="string">
            <text:p>instances/asp/tai20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1];[.$G51];[.$L51];[.$Q51];[.$V51])" office:value-type="float"/>
          <table:table-cell table:formula="of:=MIN([.$C51];[.$H51];[.$M51];[.$R51];[.$W51])" office:value-type="float"/>
          <table:table-cell table:formula="of:=MIN([.$D51];[.$I51];[.$N51];[.$S51];[.$X51])" office:value-type="float"/>
          <table:table-cell table:formula="of:=MIN([.$E51];[.$J51];[.$O51];[.$T51];[.$Y51])" office:value-type="float"/>
          <table:table-cell table:formula="of:=MIN([.$F51];[.$K51];[.$P51];[.$U51];[.$Z51])" office:value-type="float"/>
          <table:table-cell table:formula="of:=MEDIAN([.$B51];[.$G51];[.$L51];[.$Q51];[.$V51])" office:value-type="float"/>
          <table:table-cell table:formula="of:=MEDIAN([.$C51];[.$H51];[.$M51];[.$R51];[.$W51])" office:value-type="float"/>
          <table:table-cell table:formula="of:=MEDIAN([.$D51];[.$I51];[.$N51];[.$S51];[.$X51])" office:value-type="float"/>
          <table:table-cell table:formula="of:=MEDIAN([.$E51];[.$J51];[.$O51];[.$T51];[.$Y51])" office:value-type="float"/>
          <table:table-cell table:formula="of:=MEDIAN([.$F51];[.$K51];[.$P51];[.$U51];[.$Z51])" office:value-type="float"/>
          <table:table-cell table:formula="of:=MAX([.$B51];[.$G51];[.$L51];[.$Q51];[.$V51])" office:value-type="float"/>
          <table:table-cell table:formula="of:=MAX([.$C51];[.$H51];[.$M51];[.$R51];[.$W51])" office:value-type="float"/>
          <table:table-cell table:formula="of:=MAX([.$D51];[.$I51];[.$N51];[.$S51];[.$X51])" office:value-type="float"/>
          <table:table-cell table:formula="of:=MAX([.$E51];[.$J51];[.$O51];[.$T51];[.$Y51])" office:value-type="float"/>
          <table:table-cell table:formula="of:=MAX([.$F51];[.$K51];[.$P51];[.$U51];[.$Z51])" office:value-type="float"/>
        </table:table-row>
        <table:table-row table:style-name="ro1">
          <table:table-cell office:value-type="string">
            <text:p>instances/asp/tai20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2];[.$G52];[.$L52];[.$Q52];[.$V52])" office:value-type="float"/>
          <table:table-cell table:formula="of:=MIN([.$C52];[.$H52];[.$M52];[.$R52];[.$W52])" office:value-type="float"/>
          <table:table-cell table:formula="of:=MIN([.$D52];[.$I52];[.$N52];[.$S52];[.$X52])" office:value-type="float"/>
          <table:table-cell table:formula="of:=MIN([.$E52];[.$J52];[.$O52];[.$T52];[.$Y52])" office:value-type="float"/>
          <table:table-cell table:formula="of:=MIN([.$F52];[.$K52];[.$P52];[.$U52];[.$Z52])" office:value-type="float"/>
          <table:table-cell table:formula="of:=MEDIAN([.$B52];[.$G52];[.$L52];[.$Q52];[.$V52])" office:value-type="float"/>
          <table:table-cell table:formula="of:=MEDIAN([.$C52];[.$H52];[.$M52];[.$R52];[.$W52])" office:value-type="float"/>
          <table:table-cell table:formula="of:=MEDIAN([.$D52];[.$I52];[.$N52];[.$S52];[.$X52])" office:value-type="float"/>
          <table:table-cell table:formula="of:=MEDIAN([.$E52];[.$J52];[.$O52];[.$T52];[.$Y52])" office:value-type="float"/>
          <table:table-cell table:formula="of:=MEDIAN([.$F52];[.$K52];[.$P52];[.$U52];[.$Z52])" office:value-type="float"/>
          <table:table-cell table:formula="of:=MAX([.$B52];[.$G52];[.$L52];[.$Q52];[.$V52])" office:value-type="float"/>
          <table:table-cell table:formula="of:=MAX([.$C52];[.$H52];[.$M52];[.$R52];[.$W52])" office:value-type="float"/>
          <table:table-cell table:formula="of:=MAX([.$D52];[.$I52];[.$N52];[.$S52];[.$X52])" office:value-type="float"/>
          <table:table-cell table:formula="of:=MAX([.$E52];[.$J52];[.$O52];[.$T52];[.$Y52])" office:value-type="float"/>
          <table:table-cell table:formula="of:=MAX([.$F52];[.$K52];[.$P52];[.$U52];[.$Z52])" office:value-type="float"/>
        </table:table-row>
        <table:table-row table:style-name="ro1">
          <table:table-cell office:value-type="string">
            <text:p>instances/asp/tai20_10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.92833"/>
          <table:table-cell office:value-type="float" office:value="0.0"/>
          <table:table-cell office:value-type="float" office:value="0.0"/>
          <table:table-cell table:style-name="cellBest" office:value-type="float" office:value="231.0"/>
          <table:table-cell office:value-type="float" office:value="1.0"/>
          <table:table-cell office:value-type="float" office:value="1.5992"/>
          <table:table-cell office:value-type="float" office:value="0.0"/>
          <table:table-cell office:value-type="float" office:value="0.0"/>
          <table:table-cell table:style-name="cellBest" office:value-type="float" office:value="231.0"/>
          <table:table-cell office:value-type="float" office:value="1.0"/>
          <table:table-cell office:value-type="float" office:value="3.39948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12614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3];[.$G53];[.$L53];[.$Q53];[.$V53])" office:value-type="float"/>
          <table:table-cell table:formula="of:=MIN([.$C53];[.$H53];[.$M53];[.$R53];[.$W53])" office:value-type="float"/>
          <table:table-cell table:formula="of:=MIN([.$D53];[.$I53];[.$N53];[.$S53];[.$X53])" office:value-type="float"/>
          <table:table-cell table:formula="of:=MIN([.$E53];[.$J53];[.$O53];[.$T53];[.$Y53])" office:value-type="float"/>
          <table:table-cell table:formula="of:=MIN([.$F53];[.$K53];[.$P53];[.$U53];[.$Z53])" office:value-type="float"/>
          <table:table-cell table:formula="of:=MEDIAN([.$B53];[.$G53];[.$L53];[.$Q53];[.$V53])" office:value-type="float"/>
          <table:table-cell table:formula="of:=MEDIAN([.$C53];[.$H53];[.$M53];[.$R53];[.$W53])" office:value-type="float"/>
          <table:table-cell table:formula="of:=MEDIAN([.$D53];[.$I53];[.$N53];[.$S53];[.$X53])" office:value-type="float"/>
          <table:table-cell table:formula="of:=MEDIAN([.$E53];[.$J53];[.$O53];[.$T53];[.$Y53])" office:value-type="float"/>
          <table:table-cell table:formula="of:=MEDIAN([.$F53];[.$K53];[.$P53];[.$U53];[.$Z53])" office:value-type="float"/>
          <table:table-cell table:formula="of:=MAX([.$B53];[.$G53];[.$L53];[.$Q53];[.$V53])" office:value-type="float"/>
          <table:table-cell table:formula="of:=MAX([.$C53];[.$H53];[.$M53];[.$R53];[.$W53])" office:value-type="float"/>
          <table:table-cell table:formula="of:=MAX([.$D53];[.$I53];[.$N53];[.$S53];[.$X53])" office:value-type="float"/>
          <table:table-cell table:formula="of:=MAX([.$E53];[.$J53];[.$O53];[.$T53];[.$Y53])" office:value-type="float"/>
          <table:table-cell table:formula="of:=MAX([.$F53];[.$K53];[.$P53];[.$U53];[.$Z53])" office:value-type="float"/>
        </table:table-row>
        <table:table-row table:style-name="ro1">
          <table:table-cell office:value-type="string">
            <text:p>instances/asp/tai20_10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04019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1.0989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40942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office:value-type="float" office:value="1.15631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4];[.$G54];[.$L54];[.$Q54];[.$V54])" office:value-type="float"/>
          <table:table-cell table:formula="of:=MIN([.$C54];[.$H54];[.$M54];[.$R54];[.$W54])" office:value-type="float"/>
          <table:table-cell table:formula="of:=MIN([.$D54];[.$I54];[.$N54];[.$S54];[.$X54])" office:value-type="float"/>
          <table:table-cell table:formula="of:=MIN([.$E54];[.$J54];[.$O54];[.$T54];[.$Y54])" office:value-type="float"/>
          <table:table-cell table:formula="of:=MIN([.$F54];[.$K54];[.$P54];[.$U54];[.$Z54])" office:value-type="float"/>
          <table:table-cell table:formula="of:=MEDIAN([.$B54];[.$G54];[.$L54];[.$Q54];[.$V54])" office:value-type="float"/>
          <table:table-cell table:formula="of:=MEDIAN([.$C54];[.$H54];[.$M54];[.$R54];[.$W54])" office:value-type="float"/>
          <table:table-cell table:formula="of:=MEDIAN([.$D54];[.$I54];[.$N54];[.$S54];[.$X54])" office:value-type="float"/>
          <table:table-cell table:formula="of:=MEDIAN([.$E54];[.$J54];[.$O54];[.$T54];[.$Y54])" office:value-type="float"/>
          <table:table-cell table:formula="of:=MEDIAN([.$F54];[.$K54];[.$P54];[.$U54];[.$Z54])" office:value-type="float"/>
          <table:table-cell table:formula="of:=MAX([.$B54];[.$G54];[.$L54];[.$Q54];[.$V54])" office:value-type="float"/>
          <table:table-cell table:formula="of:=MAX([.$C54];[.$H54];[.$M54];[.$R54];[.$W54])" office:value-type="float"/>
          <table:table-cell table:formula="of:=MAX([.$D54];[.$I54];[.$N54];[.$S54];[.$X54])" office:value-type="float"/>
          <table:table-cell table:formula="of:=MAX([.$E54];[.$J54];[.$O54];[.$T54];[.$Y54])" office:value-type="float"/>
          <table:table-cell table:formula="of:=MAX([.$F54];[.$K54];[.$P54];[.$U54];[.$Z54])" office:value-type="float"/>
        </table:table-row>
        <table:table-row table:style-name="ro1">
          <table:table-cell office:value-type="string">
            <text:p>instances/asp/tai20_10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087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1.13871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37933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office:value-type="float" office:value="1.19619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5];[.$G55];[.$L55];[.$Q55];[.$V55])" office:value-type="float"/>
          <table:table-cell table:formula="of:=MIN([.$C55];[.$H55];[.$M55];[.$R55];[.$W55])" office:value-type="float"/>
          <table:table-cell table:formula="of:=MIN([.$D55];[.$I55];[.$N55];[.$S55];[.$X55])" office:value-type="float"/>
          <table:table-cell table:formula="of:=MIN([.$E55];[.$J55];[.$O55];[.$T55];[.$Y55])" office:value-type="float"/>
          <table:table-cell table:formula="of:=MIN([.$F55];[.$K55];[.$P55];[.$U55];[.$Z55])" office:value-type="float"/>
          <table:table-cell table:formula="of:=MEDIAN([.$B55];[.$G55];[.$L55];[.$Q55];[.$V55])" office:value-type="float"/>
          <table:table-cell table:formula="of:=MEDIAN([.$C55];[.$H55];[.$M55];[.$R55];[.$W55])" office:value-type="float"/>
          <table:table-cell table:formula="of:=MEDIAN([.$D55];[.$I55];[.$N55];[.$S55];[.$X55])" office:value-type="float"/>
          <table:table-cell table:formula="of:=MEDIAN([.$E55];[.$J55];[.$O55];[.$T55];[.$Y55])" office:value-type="float"/>
          <table:table-cell table:formula="of:=MEDIAN([.$F55];[.$K55];[.$P55];[.$U55];[.$Z55])" office:value-type="float"/>
          <table:table-cell table:formula="of:=MAX([.$B55];[.$G55];[.$L55];[.$Q55];[.$V55])" office:value-type="float"/>
          <table:table-cell table:formula="of:=MAX([.$C55];[.$H55];[.$M55];[.$R55];[.$W55])" office:value-type="float"/>
          <table:table-cell table:formula="of:=MAX([.$D55];[.$I55];[.$N55];[.$S55];[.$X55])" office:value-type="float"/>
          <table:table-cell table:formula="of:=MAX([.$E55];[.$J55];[.$O55];[.$T55];[.$Y55])" office:value-type="float"/>
          <table:table-cell table:formula="of:=MAX([.$F55];[.$K55];[.$P55];[.$U55];[.$Z55])" office:value-type="float"/>
        </table:table-row>
        <table:table-row table:style-name="ro1">
          <table:table-cell office:value-type="string">
            <text:p>instances/asp/tai20_10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00878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.2218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4022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01139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6];[.$G56];[.$L56];[.$Q56];[.$V56])" office:value-type="float"/>
          <table:table-cell table:formula="of:=MIN([.$C56];[.$H56];[.$M56];[.$R56];[.$W56])" office:value-type="float"/>
          <table:table-cell table:formula="of:=MIN([.$D56];[.$I56];[.$N56];[.$S56];[.$X56])" office:value-type="float"/>
          <table:table-cell table:formula="of:=MIN([.$E56];[.$J56];[.$O56];[.$T56];[.$Y56])" office:value-type="float"/>
          <table:table-cell table:formula="of:=MIN([.$F56];[.$K56];[.$P56];[.$U56];[.$Z56])" office:value-type="float"/>
          <table:table-cell table:formula="of:=MEDIAN([.$B56];[.$G56];[.$L56];[.$Q56];[.$V56])" office:value-type="float"/>
          <table:table-cell table:formula="of:=MEDIAN([.$C56];[.$H56];[.$M56];[.$R56];[.$W56])" office:value-type="float"/>
          <table:table-cell table:formula="of:=MEDIAN([.$D56];[.$I56];[.$N56];[.$S56];[.$X56])" office:value-type="float"/>
          <table:table-cell table:formula="of:=MEDIAN([.$E56];[.$J56];[.$O56];[.$T56];[.$Y56])" office:value-type="float"/>
          <table:table-cell table:formula="of:=MEDIAN([.$F56];[.$K56];[.$P56];[.$U56];[.$Z56])" office:value-type="float"/>
          <table:table-cell table:formula="of:=MAX([.$B56];[.$G56];[.$L56];[.$Q56];[.$V56])" office:value-type="float"/>
          <table:table-cell table:formula="of:=MAX([.$C56];[.$H56];[.$M56];[.$R56];[.$W56])" office:value-type="float"/>
          <table:table-cell table:formula="of:=MAX([.$D56];[.$I56];[.$N56];[.$S56];[.$X56])" office:value-type="float"/>
          <table:table-cell table:formula="of:=MAX([.$E56];[.$J56];[.$O56];[.$T56];[.$Y56])" office:value-type="float"/>
          <table:table-cell table:formula="of:=MAX([.$F56];[.$K56];[.$P56];[.$U56];[.$Z56])" office:value-type="float"/>
        </table:table-row>
        <table:table-row table:style-name="ro1">
          <table:table-cell office:value-type="string">
            <text:p>instances/asp/tai20_10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11778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1.1107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36131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office:value-type="float" office:value="1.13406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7];[.$G57];[.$L57];[.$Q57];[.$V57])" office:value-type="float"/>
          <table:table-cell table:formula="of:=MIN([.$C57];[.$H57];[.$M57];[.$R57];[.$W57])" office:value-type="float"/>
          <table:table-cell table:formula="of:=MIN([.$D57];[.$I57];[.$N57];[.$S57];[.$X57])" office:value-type="float"/>
          <table:table-cell table:formula="of:=MIN([.$E57];[.$J57];[.$O57];[.$T57];[.$Y57])" office:value-type="float"/>
          <table:table-cell table:formula="of:=MIN([.$F57];[.$K57];[.$P57];[.$U57];[.$Z57])" office:value-type="float"/>
          <table:table-cell table:formula="of:=MEDIAN([.$B57];[.$G57];[.$L57];[.$Q57];[.$V57])" office:value-type="float"/>
          <table:table-cell table:formula="of:=MEDIAN([.$C57];[.$H57];[.$M57];[.$R57];[.$W57])" office:value-type="float"/>
          <table:table-cell table:formula="of:=MEDIAN([.$D57];[.$I57];[.$N57];[.$S57];[.$X57])" office:value-type="float"/>
          <table:table-cell table:formula="of:=MEDIAN([.$E57];[.$J57];[.$O57];[.$T57];[.$Y57])" office:value-type="float"/>
          <table:table-cell table:formula="of:=MEDIAN([.$F57];[.$K57];[.$P57];[.$U57];[.$Z57])" office:value-type="float"/>
          <table:table-cell table:formula="of:=MAX([.$B57];[.$G57];[.$L57];[.$Q57];[.$V57])" office:value-type="float"/>
          <table:table-cell table:formula="of:=MAX([.$C57];[.$H57];[.$M57];[.$R57];[.$W57])" office:value-type="float"/>
          <table:table-cell table:formula="of:=MAX([.$D57];[.$I57];[.$N57];[.$S57];[.$X57])" office:value-type="float"/>
          <table:table-cell table:formula="of:=MAX([.$E57];[.$J57];[.$O57];[.$T57];[.$Y57])" office:value-type="float"/>
          <table:table-cell table:formula="of:=MAX([.$F57];[.$K57];[.$P57];[.$U57];[.$Z57])" office:value-type="float"/>
        </table:table-row>
        <table:table-row table:style-name="ro1">
          <table:table-cell office:value-type="string">
            <text:p>instances/asp/tai20_10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0215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.12089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42628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06257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8];[.$G58];[.$L58];[.$Q58];[.$V58])" office:value-type="float"/>
          <table:table-cell table:formula="of:=MIN([.$C58];[.$H58];[.$M58];[.$R58];[.$W58])" office:value-type="float"/>
          <table:table-cell table:formula="of:=MIN([.$D58];[.$I58];[.$N58];[.$S58];[.$X58])" office:value-type="float"/>
          <table:table-cell table:formula="of:=MIN([.$E58];[.$J58];[.$O58];[.$T58];[.$Y58])" office:value-type="float"/>
          <table:table-cell table:formula="of:=MIN([.$F58];[.$K58];[.$P58];[.$U58];[.$Z58])" office:value-type="float"/>
          <table:table-cell table:formula="of:=MEDIAN([.$B58];[.$G58];[.$L58];[.$Q58];[.$V58])" office:value-type="float"/>
          <table:table-cell table:formula="of:=MEDIAN([.$C58];[.$H58];[.$M58];[.$R58];[.$W58])" office:value-type="float"/>
          <table:table-cell table:formula="of:=MEDIAN([.$D58];[.$I58];[.$N58];[.$S58];[.$X58])" office:value-type="float"/>
          <table:table-cell table:formula="of:=MEDIAN([.$E58];[.$J58];[.$O58];[.$T58];[.$Y58])" office:value-type="float"/>
          <table:table-cell table:formula="of:=MEDIAN([.$F58];[.$K58];[.$P58];[.$U58];[.$Z58])" office:value-type="float"/>
          <table:table-cell table:formula="of:=MAX([.$B58];[.$G58];[.$L58];[.$Q58];[.$V58])" office:value-type="float"/>
          <table:table-cell table:formula="of:=MAX([.$C58];[.$H58];[.$M58];[.$R58];[.$W58])" office:value-type="float"/>
          <table:table-cell table:formula="of:=MAX([.$D58];[.$I58];[.$N58];[.$S58];[.$X58])" office:value-type="float"/>
          <table:table-cell table:formula="of:=MAX([.$E58];[.$J58];[.$O58];[.$T58];[.$Y58])" office:value-type="float"/>
          <table:table-cell table:formula="of:=MAX([.$F58];[.$K58];[.$P58];[.$U58];[.$Z58])" office:value-type="float"/>
        </table:table-row>
        <table:table-row table:style-name="ro1">
          <table:table-cell office:value-type="string">
            <text:p>instances/asp/tai20_10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2.952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1.11878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33038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office:value-type="float" office:value="1.17558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59];[.$G59];[.$L59];[.$Q59];[.$V59])" office:value-type="float"/>
          <table:table-cell table:formula="of:=MIN([.$C59];[.$H59];[.$M59];[.$R59];[.$W59])" office:value-type="float"/>
          <table:table-cell table:formula="of:=MIN([.$D59];[.$I59];[.$N59];[.$S59];[.$X59])" office:value-type="float"/>
          <table:table-cell table:formula="of:=MIN([.$E59];[.$J59];[.$O59];[.$T59];[.$Y59])" office:value-type="float"/>
          <table:table-cell table:formula="of:=MIN([.$F59];[.$K59];[.$P59];[.$U59];[.$Z59])" office:value-type="float"/>
          <table:table-cell table:formula="of:=MEDIAN([.$B59];[.$G59];[.$L59];[.$Q59];[.$V59])" office:value-type="float"/>
          <table:table-cell table:formula="of:=MEDIAN([.$C59];[.$H59];[.$M59];[.$R59];[.$W59])" office:value-type="float"/>
          <table:table-cell table:formula="of:=MEDIAN([.$D59];[.$I59];[.$N59];[.$S59];[.$X59])" office:value-type="float"/>
          <table:table-cell table:formula="of:=MEDIAN([.$E59];[.$J59];[.$O59];[.$T59];[.$Y59])" office:value-type="float"/>
          <table:table-cell table:formula="of:=MEDIAN([.$F59];[.$K59];[.$P59];[.$U59];[.$Z59])" office:value-type="float"/>
          <table:table-cell table:formula="of:=MAX([.$B59];[.$G59];[.$L59];[.$Q59];[.$V59])" office:value-type="float"/>
          <table:table-cell table:formula="of:=MAX([.$C59];[.$H59];[.$M59];[.$R59];[.$W59])" office:value-type="float"/>
          <table:table-cell table:formula="of:=MAX([.$D59];[.$I59];[.$N59];[.$S59];[.$X59])" office:value-type="float"/>
          <table:table-cell table:formula="of:=MAX([.$E59];[.$J59];[.$O59];[.$T59];[.$Y59])" office:value-type="float"/>
          <table:table-cell table:formula="of:=MAX([.$F59];[.$K59];[.$P59];[.$U59];[.$Z59])" office:value-type="float"/>
        </table:table-row>
        <table:table-row table:style-name="ro1">
          <table:table-cell office:value-type="string">
            <text:p>instances/asp/tai20_10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0008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.17186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29198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06289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60];[.$G60];[.$L60];[.$Q60];[.$V60])" office:value-type="float"/>
          <table:table-cell table:formula="of:=MIN([.$C60];[.$H60];[.$M60];[.$R60];[.$W60])" office:value-type="float"/>
          <table:table-cell table:formula="of:=MIN([.$D60];[.$I60];[.$N60];[.$S60];[.$X60])" office:value-type="float"/>
          <table:table-cell table:formula="of:=MIN([.$E60];[.$J60];[.$O60];[.$T60];[.$Y60])" office:value-type="float"/>
          <table:table-cell table:formula="of:=MIN([.$F60];[.$K60];[.$P60];[.$U60];[.$Z60])" office:value-type="float"/>
          <table:table-cell table:formula="of:=MEDIAN([.$B60];[.$G60];[.$L60];[.$Q60];[.$V60])" office:value-type="float"/>
          <table:table-cell table:formula="of:=MEDIAN([.$C60];[.$H60];[.$M60];[.$R60];[.$W60])" office:value-type="float"/>
          <table:table-cell table:formula="of:=MEDIAN([.$D60];[.$I60];[.$N60];[.$S60];[.$X60])" office:value-type="float"/>
          <table:table-cell table:formula="of:=MEDIAN([.$E60];[.$J60];[.$O60];[.$T60];[.$Y60])" office:value-type="float"/>
          <table:table-cell table:formula="of:=MEDIAN([.$F60];[.$K60];[.$P60];[.$U60];[.$Z60])" office:value-type="float"/>
          <table:table-cell table:formula="of:=MAX([.$B60];[.$G60];[.$L60];[.$Q60];[.$V60])" office:value-type="float"/>
          <table:table-cell table:formula="of:=MAX([.$C60];[.$H60];[.$M60];[.$R60];[.$W60])" office:value-type="float"/>
          <table:table-cell table:formula="of:=MAX([.$D60];[.$I60];[.$N60];[.$S60];[.$X60])" office:value-type="float"/>
          <table:table-cell table:formula="of:=MAX([.$E60];[.$J60];[.$O60];[.$T60];[.$Y60])" office:value-type="float"/>
          <table:table-cell table:formula="of:=MAX([.$F60];[.$K60];[.$P60];[.$U60];[.$Z60])" office:value-type="float"/>
        </table:table-row>
        <table:table-row table:style-name="ro1">
          <table:table-cell office:value-type="string">
            <text:p>instances/asp/tai20_10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2.9722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.1747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29924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12004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61];[.$G61];[.$L61];[.$Q61];[.$V61])" office:value-type="float"/>
          <table:table-cell table:formula="of:=MIN([.$C61];[.$H61];[.$M61];[.$R61];[.$W61])" office:value-type="float"/>
          <table:table-cell table:formula="of:=MIN([.$D61];[.$I61];[.$N61];[.$S61];[.$X61])" office:value-type="float"/>
          <table:table-cell table:formula="of:=MIN([.$E61];[.$J61];[.$O61];[.$T61];[.$Y61])" office:value-type="float"/>
          <table:table-cell table:formula="of:=MIN([.$F61];[.$K61];[.$P61];[.$U61];[.$Z61])" office:value-type="float"/>
          <table:table-cell table:formula="of:=MEDIAN([.$B61];[.$G61];[.$L61];[.$Q61];[.$V61])" office:value-type="float"/>
          <table:table-cell table:formula="of:=MEDIAN([.$C61];[.$H61];[.$M61];[.$R61];[.$W61])" office:value-type="float"/>
          <table:table-cell table:formula="of:=MEDIAN([.$D61];[.$I61];[.$N61];[.$S61];[.$X61])" office:value-type="float"/>
          <table:table-cell table:formula="of:=MEDIAN([.$E61];[.$J61];[.$O61];[.$T61];[.$Y61])" office:value-type="float"/>
          <table:table-cell table:formula="of:=MEDIAN([.$F61];[.$K61];[.$P61];[.$U61];[.$Z61])" office:value-type="float"/>
          <table:table-cell table:formula="of:=MAX([.$B61];[.$G61];[.$L61];[.$Q61];[.$V61])" office:value-type="float"/>
          <table:table-cell table:formula="of:=MAX([.$C61];[.$H61];[.$M61];[.$R61];[.$W61])" office:value-type="float"/>
          <table:table-cell table:formula="of:=MAX([.$D61];[.$I61];[.$N61];[.$S61];[.$X61])" office:value-type="float"/>
          <table:table-cell table:formula="of:=MAX([.$E61];[.$J61];[.$O61];[.$T61];[.$Y61])" office:value-type="float"/>
          <table:table-cell table:formula="of:=MAX([.$F61];[.$K61];[.$P61];[.$U61];[.$Z61])" office:value-type="float"/>
        </table:table-row>
        <table:table-row table:style-name="ro1">
          <table:table-cell office:value-type="string">
            <text:p>instances/asp/tai20_10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3.14316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.0951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3.38565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style-name="cellBest" office:value-type="float" office:value="1.09472"/>
          <table:table-cell office:value-type="float" office:value="0.0"/>
          <table:table-cell office:value-type="float" office:value="0.0"/>
          <table:table-cell table:style-name="cellWorst" office:value-type="float" office:value="3841.0"/>
          <table:table-cell office:value-type="float" office:value="1.0"/>
          <table:table-cell table:formula="of:=MIN([.$B62];[.$G62];[.$L62];[.$Q62];[.$V62])" office:value-type="float"/>
          <table:table-cell table:formula="of:=MIN([.$C62];[.$H62];[.$M62];[.$R62];[.$W62])" office:value-type="float"/>
          <table:table-cell table:formula="of:=MIN([.$D62];[.$I62];[.$N62];[.$S62];[.$X62])" office:value-type="float"/>
          <table:table-cell table:formula="of:=MIN([.$E62];[.$J62];[.$O62];[.$T62];[.$Y62])" office:value-type="float"/>
          <table:table-cell table:formula="of:=MIN([.$F62];[.$K62];[.$P62];[.$U62];[.$Z62])" office:value-type="float"/>
          <table:table-cell table:formula="of:=MEDIAN([.$B62];[.$G62];[.$L62];[.$Q62];[.$V62])" office:value-type="float"/>
          <table:table-cell table:formula="of:=MEDIAN([.$C62];[.$H62];[.$M62];[.$R62];[.$W62])" office:value-type="float"/>
          <table:table-cell table:formula="of:=MEDIAN([.$D62];[.$I62];[.$N62];[.$S62];[.$X62])" office:value-type="float"/>
          <table:table-cell table:formula="of:=MEDIAN([.$E62];[.$J62];[.$O62];[.$T62];[.$Y62])" office:value-type="float"/>
          <table:table-cell table:formula="of:=MEDIAN([.$F62];[.$K62];[.$P62];[.$U62];[.$Z62])" office:value-type="float"/>
          <table:table-cell table:formula="of:=MAX([.$B62];[.$G62];[.$L62];[.$Q62];[.$V62])" office:value-type="float"/>
          <table:table-cell table:formula="of:=MAX([.$C62];[.$H62];[.$M62];[.$R62];[.$W62])" office:value-type="float"/>
          <table:table-cell table:formula="of:=MAX([.$D62];[.$I62];[.$N62];[.$S62];[.$X62])" office:value-type="float"/>
          <table:table-cell table:formula="of:=MAX([.$E62];[.$J62];[.$O62];[.$T62];[.$Y62])" office:value-type="float"/>
          <table:table-cell table:formula="of:=MAX([.$F62];[.$K62];[.$P62];[.$U62];[.$Z62])" office:value-type="float"/>
        </table:table-row>
        <table:table-row table:style-name="ro1">
          <table:table-cell office:value-type="string">
            <text:p>instances/asp/tai20_20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1670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2.4122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52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style-name="cellBest" office:value-type="float" office:value="2.12445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3];[.$G63];[.$L63];[.$Q63];[.$V63])" office:value-type="float"/>
          <table:table-cell table:formula="of:=MIN([.$C63];[.$H63];[.$M63];[.$R63];[.$W63])" office:value-type="float"/>
          <table:table-cell table:formula="of:=MIN([.$D63];[.$I63];[.$N63];[.$S63];[.$X63])" office:value-type="float"/>
          <table:table-cell table:formula="of:=MIN([.$E63];[.$J63];[.$O63];[.$T63];[.$Y63])" office:value-type="float"/>
          <table:table-cell table:formula="of:=MIN([.$F63];[.$K63];[.$P63];[.$U63];[.$Z63])" office:value-type="float"/>
          <table:table-cell table:formula="of:=MEDIAN([.$B63];[.$G63];[.$L63];[.$Q63];[.$V63])" office:value-type="float"/>
          <table:table-cell table:formula="of:=MEDIAN([.$C63];[.$H63];[.$M63];[.$R63];[.$W63])" office:value-type="float"/>
          <table:table-cell table:formula="of:=MEDIAN([.$D63];[.$I63];[.$N63];[.$S63];[.$X63])" office:value-type="float"/>
          <table:table-cell table:formula="of:=MEDIAN([.$E63];[.$J63];[.$O63];[.$T63];[.$Y63])" office:value-type="float"/>
          <table:table-cell table:formula="of:=MEDIAN([.$F63];[.$K63];[.$P63];[.$U63];[.$Z63])" office:value-type="float"/>
          <table:table-cell table:formula="of:=MAX([.$B63];[.$G63];[.$L63];[.$Q63];[.$V63])" office:value-type="float"/>
          <table:table-cell table:formula="of:=MAX([.$C63];[.$H63];[.$M63];[.$R63];[.$W63])" office:value-type="float"/>
          <table:table-cell table:formula="of:=MAX([.$D63];[.$I63];[.$N63];[.$S63];[.$X63])" office:value-type="float"/>
          <table:table-cell table:formula="of:=MAX([.$E63];[.$J63];[.$O63];[.$T63];[.$Y63])" office:value-type="float"/>
          <table:table-cell table:formula="of:=MAX([.$F63];[.$K63];[.$P63];[.$U63];[.$Z63])" office:value-type="float"/>
        </table:table-row>
        <table:table-row table:style-name="ro1">
          <table:table-cell office:value-type="string">
            <text:p>instances/asp/tai20_20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3856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2.06809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7704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office:value-type="float" office:value="2.16906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4];[.$G64];[.$L64];[.$Q64];[.$V64])" office:value-type="float"/>
          <table:table-cell table:formula="of:=MIN([.$C64];[.$H64];[.$M64];[.$R64];[.$W64])" office:value-type="float"/>
          <table:table-cell table:formula="of:=MIN([.$D64];[.$I64];[.$N64];[.$S64];[.$X64])" office:value-type="float"/>
          <table:table-cell table:formula="of:=MIN([.$E64];[.$J64];[.$O64];[.$T64];[.$Y64])" office:value-type="float"/>
          <table:table-cell table:formula="of:=MIN([.$F64];[.$K64];[.$P64];[.$U64];[.$Z64])" office:value-type="float"/>
          <table:table-cell table:formula="of:=MEDIAN([.$B64];[.$G64];[.$L64];[.$Q64];[.$V64])" office:value-type="float"/>
          <table:table-cell table:formula="of:=MEDIAN([.$C64];[.$H64];[.$M64];[.$R64];[.$W64])" office:value-type="float"/>
          <table:table-cell table:formula="of:=MEDIAN([.$D64];[.$I64];[.$N64];[.$S64];[.$X64])" office:value-type="float"/>
          <table:table-cell table:formula="of:=MEDIAN([.$E64];[.$J64];[.$O64];[.$T64];[.$Y64])" office:value-type="float"/>
          <table:table-cell table:formula="of:=MEDIAN([.$F64];[.$K64];[.$P64];[.$U64];[.$Z64])" office:value-type="float"/>
          <table:table-cell table:formula="of:=MAX([.$B64];[.$G64];[.$L64];[.$Q64];[.$V64])" office:value-type="float"/>
          <table:table-cell table:formula="of:=MAX([.$C64];[.$H64];[.$M64];[.$R64];[.$W64])" office:value-type="float"/>
          <table:table-cell table:formula="of:=MAX([.$D64];[.$I64];[.$N64];[.$S64];[.$X64])" office:value-type="float"/>
          <table:table-cell table:formula="of:=MAX([.$E64];[.$J64];[.$O64];[.$T64];[.$Y64])" office:value-type="float"/>
          <table:table-cell table:formula="of:=MAX([.$F64];[.$K64];[.$P64];[.$U64];[.$Z64])" office:value-type="float"/>
        </table:table-row>
        <table:table-row table:style-name="ro1">
          <table:table-cell office:value-type="string">
            <text:p>instances/asp/tai20_20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26677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2.1862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6916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office:value-type="float" office:value="2.18964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5];[.$G65];[.$L65];[.$Q65];[.$V65])" office:value-type="float"/>
          <table:table-cell table:formula="of:=MIN([.$C65];[.$H65];[.$M65];[.$R65];[.$W65])" office:value-type="float"/>
          <table:table-cell table:formula="of:=MIN([.$D65];[.$I65];[.$N65];[.$S65];[.$X65])" office:value-type="float"/>
          <table:table-cell table:formula="of:=MIN([.$E65];[.$J65];[.$O65];[.$T65];[.$Y65])" office:value-type="float"/>
          <table:table-cell table:formula="of:=MIN([.$F65];[.$K65];[.$P65];[.$U65];[.$Z65])" office:value-type="float"/>
          <table:table-cell table:formula="of:=MEDIAN([.$B65];[.$G65];[.$L65];[.$Q65];[.$V65])" office:value-type="float"/>
          <table:table-cell table:formula="of:=MEDIAN([.$C65];[.$H65];[.$M65];[.$R65];[.$W65])" office:value-type="float"/>
          <table:table-cell table:formula="of:=MEDIAN([.$D65];[.$I65];[.$N65];[.$S65];[.$X65])" office:value-type="float"/>
          <table:table-cell table:formula="of:=MEDIAN([.$E65];[.$J65];[.$O65];[.$T65];[.$Y65])" office:value-type="float"/>
          <table:table-cell table:formula="of:=MEDIAN([.$F65];[.$K65];[.$P65];[.$U65];[.$Z65])" office:value-type="float"/>
          <table:table-cell table:formula="of:=MAX([.$B65];[.$G65];[.$L65];[.$Q65];[.$V65])" office:value-type="float"/>
          <table:table-cell table:formula="of:=MAX([.$C65];[.$H65];[.$M65];[.$R65];[.$W65])" office:value-type="float"/>
          <table:table-cell table:formula="of:=MAX([.$D65];[.$I65];[.$N65];[.$S65];[.$X65])" office:value-type="float"/>
          <table:table-cell table:formula="of:=MAX([.$E65];[.$J65];[.$O65];[.$T65];[.$Y65])" office:value-type="float"/>
          <table:table-cell table:formula="of:=MAX([.$F65];[.$K65];[.$P65];[.$U65];[.$Z65])" office:value-type="float"/>
        </table:table-row>
        <table:table-row table:style-name="ro1">
          <table:table-cell office:value-type="string">
            <text:p>instances/asp/tai20_20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21129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2.16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9536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style-name="cellBest" office:value-type="float" office:value="2.1517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6];[.$G66];[.$L66];[.$Q66];[.$V66])" office:value-type="float"/>
          <table:table-cell table:formula="of:=MIN([.$C66];[.$H66];[.$M66];[.$R66];[.$W66])" office:value-type="float"/>
          <table:table-cell table:formula="of:=MIN([.$D66];[.$I66];[.$N66];[.$S66];[.$X66])" office:value-type="float"/>
          <table:table-cell table:formula="of:=MIN([.$E66];[.$J66];[.$O66];[.$T66];[.$Y66])" office:value-type="float"/>
          <table:table-cell table:formula="of:=MIN([.$F66];[.$K66];[.$P66];[.$U66];[.$Z66])" office:value-type="float"/>
          <table:table-cell table:formula="of:=MEDIAN([.$B66];[.$G66];[.$L66];[.$Q66];[.$V66])" office:value-type="float"/>
          <table:table-cell table:formula="of:=MEDIAN([.$C66];[.$H66];[.$M66];[.$R66];[.$W66])" office:value-type="float"/>
          <table:table-cell table:formula="of:=MEDIAN([.$D66];[.$I66];[.$N66];[.$S66];[.$X66])" office:value-type="float"/>
          <table:table-cell table:formula="of:=MEDIAN([.$E66];[.$J66];[.$O66];[.$T66];[.$Y66])" office:value-type="float"/>
          <table:table-cell table:formula="of:=MEDIAN([.$F66];[.$K66];[.$P66];[.$U66];[.$Z66])" office:value-type="float"/>
          <table:table-cell table:formula="of:=MAX([.$B66];[.$G66];[.$L66];[.$Q66];[.$V66])" office:value-type="float"/>
          <table:table-cell table:formula="of:=MAX([.$C66];[.$H66];[.$M66];[.$R66];[.$W66])" office:value-type="float"/>
          <table:table-cell table:formula="of:=MAX([.$D66];[.$I66];[.$N66];[.$S66];[.$X66])" office:value-type="float"/>
          <table:table-cell table:formula="of:=MAX([.$E66];[.$J66];[.$O66];[.$T66];[.$Y66])" office:value-type="float"/>
          <table:table-cell table:formula="of:=MAX([.$F66];[.$K66];[.$P66];[.$U66];[.$Z66])" office:value-type="float"/>
        </table:table-row>
        <table:table-row table:style-name="ro1">
          <table:table-cell office:value-type="string">
            <text:p>instances/asp/tai20_20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3138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2.19506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6465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office:value-type="float" office:value="2.22126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7];[.$G67];[.$L67];[.$Q67];[.$V67])" office:value-type="float"/>
          <table:table-cell table:formula="of:=MIN([.$C67];[.$H67];[.$M67];[.$R67];[.$W67])" office:value-type="float"/>
          <table:table-cell table:formula="of:=MIN([.$D67];[.$I67];[.$N67];[.$S67];[.$X67])" office:value-type="float"/>
          <table:table-cell table:formula="of:=MIN([.$E67];[.$J67];[.$O67];[.$T67];[.$Y67])" office:value-type="float"/>
          <table:table-cell table:formula="of:=MIN([.$F67];[.$K67];[.$P67];[.$U67];[.$Z67])" office:value-type="float"/>
          <table:table-cell table:formula="of:=MEDIAN([.$B67];[.$G67];[.$L67];[.$Q67];[.$V67])" office:value-type="float"/>
          <table:table-cell table:formula="of:=MEDIAN([.$C67];[.$H67];[.$M67];[.$R67];[.$W67])" office:value-type="float"/>
          <table:table-cell table:formula="of:=MEDIAN([.$D67];[.$I67];[.$N67];[.$S67];[.$X67])" office:value-type="float"/>
          <table:table-cell table:formula="of:=MEDIAN([.$E67];[.$J67];[.$O67];[.$T67];[.$Y67])" office:value-type="float"/>
          <table:table-cell table:formula="of:=MEDIAN([.$F67];[.$K67];[.$P67];[.$U67];[.$Z67])" office:value-type="float"/>
          <table:table-cell table:formula="of:=MAX([.$B67];[.$G67];[.$L67];[.$Q67];[.$V67])" office:value-type="float"/>
          <table:table-cell table:formula="of:=MAX([.$C67];[.$H67];[.$M67];[.$R67];[.$W67])" office:value-type="float"/>
          <table:table-cell table:formula="of:=MAX([.$D67];[.$I67];[.$N67];[.$S67];[.$X67])" office:value-type="float"/>
          <table:table-cell table:formula="of:=MAX([.$E67];[.$J67];[.$O67];[.$T67];[.$Y67])" office:value-type="float"/>
          <table:table-cell table:formula="of:=MAX([.$F67];[.$K67];[.$P67];[.$U67];[.$Z67])" office:value-type="float"/>
        </table:table-row>
        <table:table-row table:style-name="ro1">
          <table:table-cell office:value-type="string">
            <text:p>instances/asp/tai20_20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31759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2.5716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633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style-name="cellBest" office:value-type="float" office:value="2.31427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8];[.$G68];[.$L68];[.$Q68];[.$V68])" office:value-type="float"/>
          <table:table-cell table:formula="of:=MIN([.$C68];[.$H68];[.$M68];[.$R68];[.$W68])" office:value-type="float"/>
          <table:table-cell table:formula="of:=MIN([.$D68];[.$I68];[.$N68];[.$S68];[.$X68])" office:value-type="float"/>
          <table:table-cell table:formula="of:=MIN([.$E68];[.$J68];[.$O68];[.$T68];[.$Y68])" office:value-type="float"/>
          <table:table-cell table:formula="of:=MIN([.$F68];[.$K68];[.$P68];[.$U68];[.$Z68])" office:value-type="float"/>
          <table:table-cell table:formula="of:=MEDIAN([.$B68];[.$G68];[.$L68];[.$Q68];[.$V68])" office:value-type="float"/>
          <table:table-cell table:formula="of:=MEDIAN([.$C68];[.$H68];[.$M68];[.$R68];[.$W68])" office:value-type="float"/>
          <table:table-cell table:formula="of:=MEDIAN([.$D68];[.$I68];[.$N68];[.$S68];[.$X68])" office:value-type="float"/>
          <table:table-cell table:formula="of:=MEDIAN([.$E68];[.$J68];[.$O68];[.$T68];[.$Y68])" office:value-type="float"/>
          <table:table-cell table:formula="of:=MEDIAN([.$F68];[.$K68];[.$P68];[.$U68];[.$Z68])" office:value-type="float"/>
          <table:table-cell table:formula="of:=MAX([.$B68];[.$G68];[.$L68];[.$Q68];[.$V68])" office:value-type="float"/>
          <table:table-cell table:formula="of:=MAX([.$C68];[.$H68];[.$M68];[.$R68];[.$W68])" office:value-type="float"/>
          <table:table-cell table:formula="of:=MAX([.$D68];[.$I68];[.$N68];[.$S68];[.$X68])" office:value-type="float"/>
          <table:table-cell table:formula="of:=MAX([.$E68];[.$J68];[.$O68];[.$T68];[.$Y68])" office:value-type="float"/>
          <table:table-cell table:formula="of:=MAX([.$F68];[.$K68];[.$P68];[.$U68];[.$Z68])" office:value-type="float"/>
        </table:table-row>
        <table:table-row table:style-name="ro1">
          <table:table-cell office:value-type="string">
            <text:p>instances/asp/tai20_20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35026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2.1290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7551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office:value-type="float" office:value="2.17374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69];[.$G69];[.$L69];[.$Q69];[.$V69])" office:value-type="float"/>
          <table:table-cell table:formula="of:=MIN([.$C69];[.$H69];[.$M69];[.$R69];[.$W69])" office:value-type="float"/>
          <table:table-cell table:formula="of:=MIN([.$D69];[.$I69];[.$N69];[.$S69];[.$X69])" office:value-type="float"/>
          <table:table-cell table:formula="of:=MIN([.$E69];[.$J69];[.$O69];[.$T69];[.$Y69])" office:value-type="float"/>
          <table:table-cell table:formula="of:=MIN([.$F69];[.$K69];[.$P69];[.$U69];[.$Z69])" office:value-type="float"/>
          <table:table-cell table:formula="of:=MEDIAN([.$B69];[.$G69];[.$L69];[.$Q69];[.$V69])" office:value-type="float"/>
          <table:table-cell table:formula="of:=MEDIAN([.$C69];[.$H69];[.$M69];[.$R69];[.$W69])" office:value-type="float"/>
          <table:table-cell table:formula="of:=MEDIAN([.$D69];[.$I69];[.$N69];[.$S69];[.$X69])" office:value-type="float"/>
          <table:table-cell table:formula="of:=MEDIAN([.$E69];[.$J69];[.$O69];[.$T69];[.$Y69])" office:value-type="float"/>
          <table:table-cell table:formula="of:=MEDIAN([.$F69];[.$K69];[.$P69];[.$U69];[.$Z69])" office:value-type="float"/>
          <table:table-cell table:formula="of:=MAX([.$B69];[.$G69];[.$L69];[.$Q69];[.$V69])" office:value-type="float"/>
          <table:table-cell table:formula="of:=MAX([.$C69];[.$H69];[.$M69];[.$R69];[.$W69])" office:value-type="float"/>
          <table:table-cell table:formula="of:=MAX([.$D69];[.$I69];[.$N69];[.$S69];[.$X69])" office:value-type="float"/>
          <table:table-cell table:formula="of:=MAX([.$E69];[.$J69];[.$O69];[.$T69];[.$Y69])" office:value-type="float"/>
          <table:table-cell table:formula="of:=MAX([.$F69];[.$K69];[.$P69];[.$U69];[.$Z69])" office:value-type="float"/>
        </table:table-row>
        <table:table-row table:style-name="ro1">
          <table:table-cell office:value-type="string">
            <text:p>instances/asp/tai20_20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422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2.29544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7295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style-name="cellBest" office:value-type="float" office:value="2.22727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70];[.$G70];[.$L70];[.$Q70];[.$V70])" office:value-type="float"/>
          <table:table-cell table:formula="of:=MIN([.$C70];[.$H70];[.$M70];[.$R70];[.$W70])" office:value-type="float"/>
          <table:table-cell table:formula="of:=MIN([.$D70];[.$I70];[.$N70];[.$S70];[.$X70])" office:value-type="float"/>
          <table:table-cell table:formula="of:=MIN([.$E70];[.$J70];[.$O70];[.$T70];[.$Y70])" office:value-type="float"/>
          <table:table-cell table:formula="of:=MIN([.$F70];[.$K70];[.$P70];[.$U70];[.$Z70])" office:value-type="float"/>
          <table:table-cell table:formula="of:=MEDIAN([.$B70];[.$G70];[.$L70];[.$Q70];[.$V70])" office:value-type="float"/>
          <table:table-cell table:formula="of:=MEDIAN([.$C70];[.$H70];[.$M70];[.$R70];[.$W70])" office:value-type="float"/>
          <table:table-cell table:formula="of:=MEDIAN([.$D70];[.$I70];[.$N70];[.$S70];[.$X70])" office:value-type="float"/>
          <table:table-cell table:formula="of:=MEDIAN([.$E70];[.$J70];[.$O70];[.$T70];[.$Y70])" office:value-type="float"/>
          <table:table-cell table:formula="of:=MEDIAN([.$F70];[.$K70];[.$P70];[.$U70];[.$Z70])" office:value-type="float"/>
          <table:table-cell table:formula="of:=MAX([.$B70];[.$G70];[.$L70];[.$Q70];[.$V70])" office:value-type="float"/>
          <table:table-cell table:formula="of:=MAX([.$C70];[.$H70];[.$M70];[.$R70];[.$W70])" office:value-type="float"/>
          <table:table-cell table:formula="of:=MAX([.$D70];[.$I70];[.$N70];[.$S70];[.$X70])" office:value-type="float"/>
          <table:table-cell table:formula="of:=MAX([.$E70];[.$J70];[.$O70];[.$T70];[.$Y70])" office:value-type="float"/>
          <table:table-cell table:formula="of:=MAX([.$F70];[.$K70];[.$P70];[.$U70];[.$Z70])" office:value-type="float"/>
        </table:table-row>
        <table:table-row table:style-name="ro1">
          <table:table-cell office:value-type="string">
            <text:p>instances/asp/tai20_20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26882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2.198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7143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style-name="cellBest" office:value-type="float" office:value="2.11472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71];[.$G71];[.$L71];[.$Q71];[.$V71])" office:value-type="float"/>
          <table:table-cell table:formula="of:=MIN([.$C71];[.$H71];[.$M71];[.$R71];[.$W71])" office:value-type="float"/>
          <table:table-cell table:formula="of:=MIN([.$D71];[.$I71];[.$N71];[.$S71];[.$X71])" office:value-type="float"/>
          <table:table-cell table:formula="of:=MIN([.$E71];[.$J71];[.$O71];[.$T71];[.$Y71])" office:value-type="float"/>
          <table:table-cell table:formula="of:=MIN([.$F71];[.$K71];[.$P71];[.$U71];[.$Z71])" office:value-type="float"/>
          <table:table-cell table:formula="of:=MEDIAN([.$B71];[.$G71];[.$L71];[.$Q71];[.$V71])" office:value-type="float"/>
          <table:table-cell table:formula="of:=MEDIAN([.$C71];[.$H71];[.$M71];[.$R71];[.$W71])" office:value-type="float"/>
          <table:table-cell table:formula="of:=MEDIAN([.$D71];[.$I71];[.$N71];[.$S71];[.$X71])" office:value-type="float"/>
          <table:table-cell table:formula="of:=MEDIAN([.$E71];[.$J71];[.$O71];[.$T71];[.$Y71])" office:value-type="float"/>
          <table:table-cell table:formula="of:=MEDIAN([.$F71];[.$K71];[.$P71];[.$U71];[.$Z71])" office:value-type="float"/>
          <table:table-cell table:formula="of:=MAX([.$B71];[.$G71];[.$L71];[.$Q71];[.$V71])" office:value-type="float"/>
          <table:table-cell table:formula="of:=MAX([.$C71];[.$H71];[.$M71];[.$R71];[.$W71])" office:value-type="float"/>
          <table:table-cell table:formula="of:=MAX([.$D71];[.$I71];[.$N71];[.$S71];[.$X71])" office:value-type="float"/>
          <table:table-cell table:formula="of:=MAX([.$E71];[.$J71];[.$O71];[.$T71];[.$Y71])" office:value-type="float"/>
          <table:table-cell table:formula="of:=MAX([.$F71];[.$K71];[.$P71];[.$U71];[.$Z71])" office:value-type="float"/>
        </table:table-row>
        <table:table-row table:style-name="ro1">
          <table:table-cell office:value-type="string">
            <text:p>instances/asp/tai20_20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9.36628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table:style-name="cellBest" office:value-type="float" office:value="2.17273"/>
          <table:table-cell office:value-type="float" office:value="0.0"/>
          <table:table-cell office:value-type="float" office:value="0.0"/>
          <table:table-cell office:value-type="float" office:value="231.0"/>
          <table:table-cell office:value-type="float" office:value="1.0"/>
          <table:table-cell office:value-type="float" office:value="10.457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office:value-type="float" office:value="2.35046"/>
          <table:table-cell office:value-type="float" office:value="0.0"/>
          <table:table-cell office:value-type="float" office:value="0.0"/>
          <table:table-cell table:style-name="cellWorst" office:value-type="float" office:value="7451.0"/>
          <table:table-cell office:value-type="float" office:value="1.0"/>
          <table:table-cell table:formula="of:=MIN([.$B72];[.$G72];[.$L72];[.$Q72];[.$V72])" office:value-type="float"/>
          <table:table-cell table:formula="of:=MIN([.$C72];[.$H72];[.$M72];[.$R72];[.$W72])" office:value-type="float"/>
          <table:table-cell table:formula="of:=MIN([.$D72];[.$I72];[.$N72];[.$S72];[.$X72])" office:value-type="float"/>
          <table:table-cell table:formula="of:=MIN([.$E72];[.$J72];[.$O72];[.$T72];[.$Y72])" office:value-type="float"/>
          <table:table-cell table:formula="of:=MIN([.$F72];[.$K72];[.$P72];[.$U72];[.$Z72])" office:value-type="float"/>
          <table:table-cell table:formula="of:=MEDIAN([.$B72];[.$G72];[.$L72];[.$Q72];[.$V72])" office:value-type="float"/>
          <table:table-cell table:formula="of:=MEDIAN([.$C72];[.$H72];[.$M72];[.$R72];[.$W72])" office:value-type="float"/>
          <table:table-cell table:formula="of:=MEDIAN([.$D72];[.$I72];[.$N72];[.$S72];[.$X72])" office:value-type="float"/>
          <table:table-cell table:formula="of:=MEDIAN([.$E72];[.$J72];[.$O72];[.$T72];[.$Y72])" office:value-type="float"/>
          <table:table-cell table:formula="of:=MEDIAN([.$F72];[.$K72];[.$P72];[.$U72];[.$Z72])" office:value-type="float"/>
          <table:table-cell table:formula="of:=MAX([.$B72];[.$G72];[.$L72];[.$Q72];[.$V72])" office:value-type="float"/>
          <table:table-cell table:formula="of:=MAX([.$C72];[.$H72];[.$M72];[.$R72];[.$W72])" office:value-type="float"/>
          <table:table-cell table:formula="of:=MAX([.$D72];[.$I72];[.$N72];[.$S72];[.$X72])" office:value-type="float"/>
          <table:table-cell table:formula="of:=MAX([.$E72];[.$J72];[.$O72];[.$T72];[.$Y72])" office:value-type="float"/>
          <table:table-cell table:formula="of:=MAX([.$F72];[.$K72];[.$P72];[.$U72];[.$Z72])" office:value-type="float"/>
        </table:table-row>
        <table:table-row table:style-name="ro1">
          <table:table-cell office:value-type="string">
            <text:p>instances/asp/tai20_5_1.lp</text:p>
          </table:table-cell>
          <table:table-cell table:style-name="cellWorst" office:value-type="float" office:value="219.336"/>
          <table:table-cell office:value-type="float" office:value="0.0"/>
          <table:table-cell office:value-type="float" office:value="0.0"/>
          <table:table-cell office:value-type="float" office:value="1513.0"/>
          <table:table-cell table:style-name="cellWorst" office:value-type="float" office:value="121.0"/>
          <table:table-cell office:value-type="float" office:value="1.40349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742392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4208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office:value-type="float" office:value="0.936539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73];[.$G73];[.$L73];[.$Q73];[.$V73])" office:value-type="float"/>
          <table:table-cell table:formula="of:=MIN([.$C73];[.$H73];[.$M73];[.$R73];[.$W73])" office:value-type="float"/>
          <table:table-cell table:formula="of:=MIN([.$D73];[.$I73];[.$N73];[.$S73];[.$X73])" office:value-type="float"/>
          <table:table-cell table:formula="of:=MIN([.$E73];[.$J73];[.$O73];[.$T73];[.$Y73])" office:value-type="float"/>
          <table:table-cell table:formula="of:=MIN([.$F73];[.$K73];[.$P73];[.$U73];[.$Z73])" office:value-type="float"/>
          <table:table-cell table:formula="of:=MEDIAN([.$B73];[.$G73];[.$L73];[.$Q73];[.$V73])" office:value-type="float"/>
          <table:table-cell table:formula="of:=MEDIAN([.$C73];[.$H73];[.$M73];[.$R73];[.$W73])" office:value-type="float"/>
          <table:table-cell table:formula="of:=MEDIAN([.$D73];[.$I73];[.$N73];[.$S73];[.$X73])" office:value-type="float"/>
          <table:table-cell table:formula="of:=MEDIAN([.$E73];[.$J73];[.$O73];[.$T73];[.$Y73])" office:value-type="float"/>
          <table:table-cell table:formula="of:=MEDIAN([.$F73];[.$K73];[.$P73];[.$U73];[.$Z73])" office:value-type="float"/>
          <table:table-cell table:formula="of:=MAX([.$B73];[.$G73];[.$L73];[.$Q73];[.$V73])" office:value-type="float"/>
          <table:table-cell table:formula="of:=MAX([.$C73];[.$H73];[.$M73];[.$R73];[.$W73])" office:value-type="float"/>
          <table:table-cell table:formula="of:=MAX([.$D73];[.$I73];[.$N73];[.$S73];[.$X73])" office:value-type="float"/>
          <table:table-cell table:formula="of:=MAX([.$E73];[.$J73];[.$O73];[.$T73];[.$Y73])" office:value-type="float"/>
          <table:table-cell table:formula="of:=MAX([.$F73];[.$K73];[.$P73];[.$U73];[.$Z73])" office:value-type="float"/>
        </table:table-row>
        <table:table-row table:style-name="ro1">
          <table:table-cell office:value-type="string">
            <text:p>instances/asp/tai20_5_10.lp</text:p>
          </table:table-cell>
          <table:table-cell table:style-name="cellWorst" office:value-type="float" office:value="203.184"/>
          <table:table-cell office:value-type="float" office:value="0.0"/>
          <table:table-cell office:value-type="float" office:value="0.0"/>
          <table:table-cell office:value-type="float" office:value="1197.0"/>
          <table:table-cell table:style-name="cellWorst" office:value-type="float" office:value="159.0"/>
          <table:table-cell office:value-type="float" office:value="1.35023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0.840141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3502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style-name="cellBest" office:value-type="float" office:value="0.791774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74];[.$G74];[.$L74];[.$Q74];[.$V74])" office:value-type="float"/>
          <table:table-cell table:formula="of:=MIN([.$C74];[.$H74];[.$M74];[.$R74];[.$W74])" office:value-type="float"/>
          <table:table-cell table:formula="of:=MIN([.$D74];[.$I74];[.$N74];[.$S74];[.$X74])" office:value-type="float"/>
          <table:table-cell table:formula="of:=MIN([.$E74];[.$J74];[.$O74];[.$T74];[.$Y74])" office:value-type="float"/>
          <table:table-cell table:formula="of:=MIN([.$F74];[.$K74];[.$P74];[.$U74];[.$Z74])" office:value-type="float"/>
          <table:table-cell table:formula="of:=MEDIAN([.$B74];[.$G74];[.$L74];[.$Q74];[.$V74])" office:value-type="float"/>
          <table:table-cell table:formula="of:=MEDIAN([.$C74];[.$H74];[.$M74];[.$R74];[.$W74])" office:value-type="float"/>
          <table:table-cell table:formula="of:=MEDIAN([.$D74];[.$I74];[.$N74];[.$S74];[.$X74])" office:value-type="float"/>
          <table:table-cell table:formula="of:=MEDIAN([.$E74];[.$J74];[.$O74];[.$T74];[.$Y74])" office:value-type="float"/>
          <table:table-cell table:formula="of:=MEDIAN([.$F74];[.$K74];[.$P74];[.$U74];[.$Z74])" office:value-type="float"/>
          <table:table-cell table:formula="of:=MAX([.$B74];[.$G74];[.$L74];[.$Q74];[.$V74])" office:value-type="float"/>
          <table:table-cell table:formula="of:=MAX([.$C74];[.$H74];[.$M74];[.$R74];[.$W74])" office:value-type="float"/>
          <table:table-cell table:formula="of:=MAX([.$D74];[.$I74];[.$N74];[.$S74];[.$X74])" office:value-type="float"/>
          <table:table-cell table:formula="of:=MAX([.$E74];[.$J74];[.$O74];[.$T74];[.$Y74])" office:value-type="float"/>
          <table:table-cell table:formula="of:=MAX([.$F74];[.$K74];[.$P74];[.$U74];[.$Z74])" office:value-type="float"/>
        </table:table-row>
        <table:table-row table:style-name="ro1">
          <table:table-cell office:value-type="string">
            <text:p>instances/asp/tai20_5_2.lp</text:p>
          </table:table-cell>
          <table:table-cell table:style-name="cellWorst" office:value-type="float" office:value="225.453"/>
          <table:table-cell office:value-type="float" office:value="0.0"/>
          <table:table-cell office:value-type="float" office:value="0.0"/>
          <table:table-cell office:value-type="float" office:value="1151.0"/>
          <table:table-cell office:value-type="float" office:value="106.0"/>
          <table:table-cell office:value-type="float" office:value="1.2641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0.849392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3752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table:style-name="cellBest" office:value-type="float" office:value="0.841017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table:formula="of:=MIN([.$B75];[.$G75];[.$L75];[.$Q75];[.$V75])" office:value-type="float"/>
          <table:table-cell table:formula="of:=MIN([.$C75];[.$H75];[.$M75];[.$R75];[.$W75])" office:value-type="float"/>
          <table:table-cell table:formula="of:=MIN([.$D75];[.$I75];[.$N75];[.$S75];[.$X75])" office:value-type="float"/>
          <table:table-cell table:formula="of:=MIN([.$E75];[.$J75];[.$O75];[.$T75];[.$Y75])" office:value-type="float"/>
          <table:table-cell table:formula="of:=MIN([.$F75];[.$K75];[.$P75];[.$U75];[.$Z75])" office:value-type="float"/>
          <table:table-cell table:formula="of:=MEDIAN([.$B75];[.$G75];[.$L75];[.$Q75];[.$V75])" office:value-type="float"/>
          <table:table-cell table:formula="of:=MEDIAN([.$C75];[.$H75];[.$M75];[.$R75];[.$W75])" office:value-type="float"/>
          <table:table-cell table:formula="of:=MEDIAN([.$D75];[.$I75];[.$N75];[.$S75];[.$X75])" office:value-type="float"/>
          <table:table-cell table:formula="of:=MEDIAN([.$E75];[.$J75];[.$O75];[.$T75];[.$Y75])" office:value-type="float"/>
          <table:table-cell table:formula="of:=MEDIAN([.$F75];[.$K75];[.$P75];[.$U75];[.$Z75])" office:value-type="float"/>
          <table:table-cell table:formula="of:=MAX([.$B75];[.$G75];[.$L75];[.$Q75];[.$V75])" office:value-type="float"/>
          <table:table-cell table:formula="of:=MAX([.$C75];[.$H75];[.$M75];[.$R75];[.$W75])" office:value-type="float"/>
          <table:table-cell table:formula="of:=MAX([.$D75];[.$I75];[.$N75];[.$S75];[.$X75])" office:value-type="float"/>
          <table:table-cell table:formula="of:=MAX([.$E75];[.$J75];[.$O75];[.$T75];[.$Y75])" office:value-type="float"/>
          <table:table-cell table:formula="of:=MAX([.$F75];[.$K75];[.$P75];[.$U75];[.$Z75])" office:value-type="float"/>
        </table:table-row>
        <table:table-row table:style-name="ro1">
          <table:table-cell office:value-type="string">
            <text:p>instances/asp/tai20_5_3.lp</text:p>
          </table:table-cell>
          <table:table-cell table:style-name="cellWorst" office:value-type="float" office:value="175.952"/>
          <table:table-cell office:value-type="float" office:value="0.0"/>
          <table:table-cell office:value-type="float" office:value="0.0"/>
          <table:table-cell office:value-type="float" office:value="1130.0"/>
          <table:table-cell office:value-type="float" office:value="92.0"/>
          <table:table-cell office:value-type="float" office:value="1.25802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609908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2881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office:value-type="float" office:value="0.86786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table:formula="of:=MIN([.$B76];[.$G76];[.$L76];[.$Q76];[.$V76])" office:value-type="float"/>
          <table:table-cell table:formula="of:=MIN([.$C76];[.$H76];[.$M76];[.$R76];[.$W76])" office:value-type="float"/>
          <table:table-cell table:formula="of:=MIN([.$D76];[.$I76];[.$N76];[.$S76];[.$X76])" office:value-type="float"/>
          <table:table-cell table:formula="of:=MIN([.$E76];[.$J76];[.$O76];[.$T76];[.$Y76])" office:value-type="float"/>
          <table:table-cell table:formula="of:=MIN([.$F76];[.$K76];[.$P76];[.$U76];[.$Z76])" office:value-type="float"/>
          <table:table-cell table:formula="of:=MEDIAN([.$B76];[.$G76];[.$L76];[.$Q76];[.$V76])" office:value-type="float"/>
          <table:table-cell table:formula="of:=MEDIAN([.$C76];[.$H76];[.$M76];[.$R76];[.$W76])" office:value-type="float"/>
          <table:table-cell table:formula="of:=MEDIAN([.$D76];[.$I76];[.$N76];[.$S76];[.$X76])" office:value-type="float"/>
          <table:table-cell table:formula="of:=MEDIAN([.$E76];[.$J76];[.$O76];[.$T76];[.$Y76])" office:value-type="float"/>
          <table:table-cell table:formula="of:=MEDIAN([.$F76];[.$K76];[.$P76];[.$U76];[.$Z76])" office:value-type="float"/>
          <table:table-cell table:formula="of:=MAX([.$B76];[.$G76];[.$L76];[.$Q76];[.$V76])" office:value-type="float"/>
          <table:table-cell table:formula="of:=MAX([.$C76];[.$H76];[.$M76];[.$R76];[.$W76])" office:value-type="float"/>
          <table:table-cell table:formula="of:=MAX([.$D76];[.$I76];[.$N76];[.$S76];[.$X76])" office:value-type="float"/>
          <table:table-cell table:formula="of:=MAX([.$E76];[.$J76];[.$O76];[.$T76];[.$Y76])" office:value-type="float"/>
          <table:table-cell table:formula="of:=MAX([.$F76];[.$K76];[.$P76];[.$U76];[.$Z76])" office:value-type="float"/>
        </table:table-row>
        <table:table-row table:style-name="ro1">
          <table:table-cell office:value-type="string">
            <text:p>instances/asp/tai20_5_4.lp</text:p>
          </table:table-cell>
          <table:table-cell table:style-name="cellWorst" office:value-type="float" office:value="290.039"/>
          <table:table-cell office:value-type="float" office:value="0.0"/>
          <table:table-cell office:value-type="float" office:value="0.0"/>
          <table:table-cell office:value-type="float" office:value="1014.0"/>
          <table:table-cell table:style-name="cellWorst" office:value-type="float" office:value="131.0"/>
          <table:table-cell office:value-type="float" office:value="1.25728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838361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33284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office:value-type="float" office:value="1.02099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77];[.$G77];[.$L77];[.$Q77];[.$V77])" office:value-type="float"/>
          <table:table-cell table:formula="of:=MIN([.$C77];[.$H77];[.$M77];[.$R77];[.$W77])" office:value-type="float"/>
          <table:table-cell table:formula="of:=MIN([.$D77];[.$I77];[.$N77];[.$S77];[.$X77])" office:value-type="float"/>
          <table:table-cell table:formula="of:=MIN([.$E77];[.$J77];[.$O77];[.$T77];[.$Y77])" office:value-type="float"/>
          <table:table-cell table:formula="of:=MIN([.$F77];[.$K77];[.$P77];[.$U77];[.$Z77])" office:value-type="float"/>
          <table:table-cell table:formula="of:=MEDIAN([.$B77];[.$G77];[.$L77];[.$Q77];[.$V77])" office:value-type="float"/>
          <table:table-cell table:formula="of:=MEDIAN([.$C77];[.$H77];[.$M77];[.$R77];[.$W77])" office:value-type="float"/>
          <table:table-cell table:formula="of:=MEDIAN([.$D77];[.$I77];[.$N77];[.$S77];[.$X77])" office:value-type="float"/>
          <table:table-cell table:formula="of:=MEDIAN([.$E77];[.$J77];[.$O77];[.$T77];[.$Y77])" office:value-type="float"/>
          <table:table-cell table:formula="of:=MEDIAN([.$F77];[.$K77];[.$P77];[.$U77];[.$Z77])" office:value-type="float"/>
          <table:table-cell table:formula="of:=MAX([.$B77];[.$G77];[.$L77];[.$Q77];[.$V77])" office:value-type="float"/>
          <table:table-cell table:formula="of:=MAX([.$C77];[.$H77];[.$M77];[.$R77];[.$W77])" office:value-type="float"/>
          <table:table-cell table:formula="of:=MAX([.$D77];[.$I77];[.$N77];[.$S77];[.$X77])" office:value-type="float"/>
          <table:table-cell table:formula="of:=MAX([.$E77];[.$J77];[.$O77];[.$T77];[.$Y77])" office:value-type="float"/>
          <table:table-cell table:formula="of:=MAX([.$F77];[.$K77];[.$P77];[.$U77];[.$Z77])" office:value-type="float"/>
        </table:table-row>
        <table:table-row table:style-name="ro1">
          <table:table-cell office:value-type="string">
            <text:p>instances/asp/tai20_5_5.lp</text:p>
          </table:table-cell>
          <table:table-cell table:style-name="cellWorst" office:value-type="float" office:value="214.329"/>
          <table:table-cell office:value-type="float" office:value="0.0"/>
          <table:table-cell office:value-type="float" office:value="0.0"/>
          <table:table-cell office:value-type="float" office:value="1269.0"/>
          <table:table-cell table:style-name="cellWorst" office:value-type="float" office:value="138.0"/>
          <table:table-cell office:value-type="float" office:value="1.40911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0.767783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5021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style-name="cellBest" office:value-type="float" office:value="0.657605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78];[.$G78];[.$L78];[.$Q78];[.$V78])" office:value-type="float"/>
          <table:table-cell table:formula="of:=MIN([.$C78];[.$H78];[.$M78];[.$R78];[.$W78])" office:value-type="float"/>
          <table:table-cell table:formula="of:=MIN([.$D78];[.$I78];[.$N78];[.$S78];[.$X78])" office:value-type="float"/>
          <table:table-cell table:formula="of:=MIN([.$E78];[.$J78];[.$O78];[.$T78];[.$Y78])" office:value-type="float"/>
          <table:table-cell table:formula="of:=MIN([.$F78];[.$K78];[.$P78];[.$U78];[.$Z78])" office:value-type="float"/>
          <table:table-cell table:formula="of:=MEDIAN([.$B78];[.$G78];[.$L78];[.$Q78];[.$V78])" office:value-type="float"/>
          <table:table-cell table:formula="of:=MEDIAN([.$C78];[.$H78];[.$M78];[.$R78];[.$W78])" office:value-type="float"/>
          <table:table-cell table:formula="of:=MEDIAN([.$D78];[.$I78];[.$N78];[.$S78];[.$X78])" office:value-type="float"/>
          <table:table-cell table:formula="of:=MEDIAN([.$E78];[.$J78];[.$O78];[.$T78];[.$Y78])" office:value-type="float"/>
          <table:table-cell table:formula="of:=MEDIAN([.$F78];[.$K78];[.$P78];[.$U78];[.$Z78])" office:value-type="float"/>
          <table:table-cell table:formula="of:=MAX([.$B78];[.$G78];[.$L78];[.$Q78];[.$V78])" office:value-type="float"/>
          <table:table-cell table:formula="of:=MAX([.$C78];[.$H78];[.$M78];[.$R78];[.$W78])" office:value-type="float"/>
          <table:table-cell table:formula="of:=MAX([.$D78];[.$I78];[.$N78];[.$S78];[.$X78])" office:value-type="float"/>
          <table:table-cell table:formula="of:=MAX([.$E78];[.$J78];[.$O78];[.$T78];[.$Y78])" office:value-type="float"/>
          <table:table-cell table:formula="of:=MAX([.$F78];[.$K78];[.$P78];[.$U78];[.$Z78])" office:value-type="float"/>
        </table:table-row>
        <table:table-row table:style-name="ro1">
          <table:table-cell office:value-type="string">
            <text:p>instances/asp/tai20_5_6.lp</text:p>
          </table:table-cell>
          <table:table-cell table:style-name="cellWorst" office:value-type="float" office:value="243.934"/>
          <table:table-cell office:value-type="float" office:value="0.0"/>
          <table:table-cell office:value-type="float" office:value="0.0"/>
          <table:table-cell office:value-type="float" office:value="2092.0"/>
          <table:table-cell table:style-name="cellWorst" office:value-type="float" office:value="121.0"/>
          <table:table-cell office:value-type="float" office:value="1.38478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79767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3319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office:value-type="float" office:value="0.931797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79];[.$G79];[.$L79];[.$Q79];[.$V79])" office:value-type="float"/>
          <table:table-cell table:formula="of:=MIN([.$C79];[.$H79];[.$M79];[.$R79];[.$W79])" office:value-type="float"/>
          <table:table-cell table:formula="of:=MIN([.$D79];[.$I79];[.$N79];[.$S79];[.$X79])" office:value-type="float"/>
          <table:table-cell table:formula="of:=MIN([.$E79];[.$J79];[.$O79];[.$T79];[.$Y79])" office:value-type="float"/>
          <table:table-cell table:formula="of:=MIN([.$F79];[.$K79];[.$P79];[.$U79];[.$Z79])" office:value-type="float"/>
          <table:table-cell table:formula="of:=MEDIAN([.$B79];[.$G79];[.$L79];[.$Q79];[.$V79])" office:value-type="float"/>
          <table:table-cell table:formula="of:=MEDIAN([.$C79];[.$H79];[.$M79];[.$R79];[.$W79])" office:value-type="float"/>
          <table:table-cell table:formula="of:=MEDIAN([.$D79];[.$I79];[.$N79];[.$S79];[.$X79])" office:value-type="float"/>
          <table:table-cell table:formula="of:=MEDIAN([.$E79];[.$J79];[.$O79];[.$T79];[.$Y79])" office:value-type="float"/>
          <table:table-cell table:formula="of:=MEDIAN([.$F79];[.$K79];[.$P79];[.$U79];[.$Z79])" office:value-type="float"/>
          <table:table-cell table:formula="of:=MAX([.$B79];[.$G79];[.$L79];[.$Q79];[.$V79])" office:value-type="float"/>
          <table:table-cell table:formula="of:=MAX([.$C79];[.$H79];[.$M79];[.$R79];[.$W79])" office:value-type="float"/>
          <table:table-cell table:formula="of:=MAX([.$D79];[.$I79];[.$N79];[.$S79];[.$X79])" office:value-type="float"/>
          <table:table-cell table:formula="of:=MAX([.$E79];[.$J79];[.$O79];[.$T79];[.$Y79])" office:value-type="float"/>
          <table:table-cell table:formula="of:=MAX([.$F79];[.$K79];[.$P79];[.$U79];[.$Z79])" office:value-type="float"/>
        </table:table-row>
        <table:table-row table:style-name="ro1">
          <table:table-cell office:value-type="string">
            <text:p>instances/asp/tai20_5_7.lp</text:p>
          </table:table-cell>
          <table:table-cell table:style-name="cellWorst" office:value-type="float" office:value="184.419"/>
          <table:table-cell office:value-type="float" office:value="0.0"/>
          <table:table-cell office:value-type="float" office:value="0.0"/>
          <table:table-cell office:value-type="float" office:value="802.0"/>
          <table:table-cell office:value-type="float" office:value="113.0"/>
          <table:table-cell office:value-type="float" office:value="1.44033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1.0813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31298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style-name="cellBest" office:value-type="float" office:value="0.84566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80];[.$G80];[.$L80];[.$Q80];[.$V80])" office:value-type="float"/>
          <table:table-cell table:formula="of:=MIN([.$C80];[.$H80];[.$M80];[.$R80];[.$W80])" office:value-type="float"/>
          <table:table-cell table:formula="of:=MIN([.$D80];[.$I80];[.$N80];[.$S80];[.$X80])" office:value-type="float"/>
          <table:table-cell table:formula="of:=MIN([.$E80];[.$J80];[.$O80];[.$T80];[.$Y80])" office:value-type="float"/>
          <table:table-cell table:formula="of:=MIN([.$F80];[.$K80];[.$P80];[.$U80];[.$Z80])" office:value-type="float"/>
          <table:table-cell table:formula="of:=MEDIAN([.$B80];[.$G80];[.$L80];[.$Q80];[.$V80])" office:value-type="float"/>
          <table:table-cell table:formula="of:=MEDIAN([.$C80];[.$H80];[.$M80];[.$R80];[.$W80])" office:value-type="float"/>
          <table:table-cell table:formula="of:=MEDIAN([.$D80];[.$I80];[.$N80];[.$S80];[.$X80])" office:value-type="float"/>
          <table:table-cell table:formula="of:=MEDIAN([.$E80];[.$J80];[.$O80];[.$T80];[.$Y80])" office:value-type="float"/>
          <table:table-cell table:formula="of:=MEDIAN([.$F80];[.$K80];[.$P80];[.$U80];[.$Z80])" office:value-type="float"/>
          <table:table-cell table:formula="of:=MAX([.$B80];[.$G80];[.$L80];[.$Q80];[.$V80])" office:value-type="float"/>
          <table:table-cell table:formula="of:=MAX([.$C80];[.$H80];[.$M80];[.$R80];[.$W80])" office:value-type="float"/>
          <table:table-cell table:formula="of:=MAX([.$D80];[.$I80];[.$N80];[.$S80];[.$X80])" office:value-type="float"/>
          <table:table-cell table:formula="of:=MAX([.$E80];[.$J80];[.$O80];[.$T80];[.$Y80])" office:value-type="float"/>
          <table:table-cell table:formula="of:=MAX([.$F80];[.$K80];[.$P80];[.$U80];[.$Z80])" office:value-type="float"/>
        </table:table-row>
        <table:table-row table:style-name="ro1">
          <table:table-cell office:value-type="string">
            <text:p>instances/asp/tai20_5_8.lp</text:p>
          </table:table-cell>
          <table:table-cell table:style-name="cellWorst" office:value-type="float" office:value="203.332"/>
          <table:table-cell office:value-type="float" office:value="0.0"/>
          <table:table-cell office:value-type="float" office:value="0.0"/>
          <table:table-cell office:value-type="float" office:value="1372.0"/>
          <table:table-cell table:style-name="cellWorst" office:value-type="float" office:value="121.0"/>
          <table:table-cell office:value-type="float" office:value="1.44077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850055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062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office:value-type="float" office:value="0.931899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office:value-type="float" office:value="114.0"/>
          <table:table-cell table:formula="of:=MIN([.$B81];[.$G81];[.$L81];[.$Q81];[.$V81])" office:value-type="float"/>
          <table:table-cell table:formula="of:=MIN([.$C81];[.$H81];[.$M81];[.$R81];[.$W81])" office:value-type="float"/>
          <table:table-cell table:formula="of:=MIN([.$D81];[.$I81];[.$N81];[.$S81];[.$X81])" office:value-type="float"/>
          <table:table-cell table:formula="of:=MIN([.$E81];[.$J81];[.$O81];[.$T81];[.$Y81])" office:value-type="float"/>
          <table:table-cell table:formula="of:=MIN([.$F81];[.$K81];[.$P81];[.$U81];[.$Z81])" office:value-type="float"/>
          <table:table-cell table:formula="of:=MEDIAN([.$B81];[.$G81];[.$L81];[.$Q81];[.$V81])" office:value-type="float"/>
          <table:table-cell table:formula="of:=MEDIAN([.$C81];[.$H81];[.$M81];[.$R81];[.$W81])" office:value-type="float"/>
          <table:table-cell table:formula="of:=MEDIAN([.$D81];[.$I81];[.$N81];[.$S81];[.$X81])" office:value-type="float"/>
          <table:table-cell table:formula="of:=MEDIAN([.$E81];[.$J81];[.$O81];[.$T81];[.$Y81])" office:value-type="float"/>
          <table:table-cell table:formula="of:=MEDIAN([.$F81];[.$K81];[.$P81];[.$U81];[.$Z81])" office:value-type="float"/>
          <table:table-cell table:formula="of:=MAX([.$B81];[.$G81];[.$L81];[.$Q81];[.$V81])" office:value-type="float"/>
          <table:table-cell table:formula="of:=MAX([.$C81];[.$H81];[.$M81];[.$R81];[.$W81])" office:value-type="float"/>
          <table:table-cell table:formula="of:=MAX([.$D81];[.$I81];[.$N81];[.$S81];[.$X81])" office:value-type="float"/>
          <table:table-cell table:formula="of:=MAX([.$E81];[.$J81];[.$O81];[.$T81];[.$Y81])" office:value-type="float"/>
          <table:table-cell table:formula="of:=MAX([.$F81];[.$K81];[.$P81];[.$U81];[.$Z81])" office:value-type="float"/>
        </table:table-row>
        <table:table-row table:style-name="ro1">
          <table:table-cell office:value-type="string">
            <text:p>instances/asp/tai20_5_9.lp</text:p>
          </table:table-cell>
          <table:table-cell table:style-name="cellWorst" office:value-type="float" office:value="265.778"/>
          <table:table-cell office:value-type="float" office:value="0.0"/>
          <table:table-cell office:value-type="float" office:value="0.0"/>
          <table:table-cell office:value-type="float" office:value="1155.0"/>
          <table:table-cell office:value-type="float" office:value="49.0"/>
          <table:table-cell office:value-type="float" office:value="1.38159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table:style-name="cellBest" office:value-type="float" office:value="0.757168"/>
          <table:table-cell office:value-type="float" office:value="0.0"/>
          <table:table-cell office:value-type="float" office:value="0.0"/>
          <table:table-cell table:style-name="cellBest" office:value-type="float" office:value="229.0"/>
          <table:table-cell table:style-name="cellBest" office:value-type="float" office:value="1.0"/>
          <table:table-cell office:value-type="float" office:value="2.28444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office:value-type="float" office:value="0.944572"/>
          <table:table-cell office:value-type="float" office:value="0.0"/>
          <table:table-cell office:value-type="float" office:value="0.0"/>
          <table:table-cell table:style-name="cellWorst" office:value-type="float" office:value="2933.0"/>
          <table:table-cell table:style-name="cellWorst" office:value-type="float" office:value="114.0"/>
          <table:table-cell table:formula="of:=MIN([.$B82];[.$G82];[.$L82];[.$Q82];[.$V82])" office:value-type="float"/>
          <table:table-cell table:formula="of:=MIN([.$C82];[.$H82];[.$M82];[.$R82];[.$W82])" office:value-type="float"/>
          <table:table-cell table:formula="of:=MIN([.$D82];[.$I82];[.$N82];[.$S82];[.$X82])" office:value-type="float"/>
          <table:table-cell table:formula="of:=MIN([.$E82];[.$J82];[.$O82];[.$T82];[.$Y82])" office:value-type="float"/>
          <table:table-cell table:formula="of:=MIN([.$F82];[.$K82];[.$P82];[.$U82];[.$Z82])" office:value-type="float"/>
          <table:table-cell table:formula="of:=MEDIAN([.$B82];[.$G82];[.$L82];[.$Q82];[.$V82])" office:value-type="float"/>
          <table:table-cell table:formula="of:=MEDIAN([.$C82];[.$H82];[.$M82];[.$R82];[.$W82])" office:value-type="float"/>
          <table:table-cell table:formula="of:=MEDIAN([.$D82];[.$I82];[.$N82];[.$S82];[.$X82])" office:value-type="float"/>
          <table:table-cell table:formula="of:=MEDIAN([.$E82];[.$J82];[.$O82];[.$T82];[.$Y82])" office:value-type="float"/>
          <table:table-cell table:formula="of:=MEDIAN([.$F82];[.$K82];[.$P82];[.$U82];[.$Z82])" office:value-type="float"/>
          <table:table-cell table:formula="of:=MAX([.$B82];[.$G82];[.$L82];[.$Q82];[.$V82])" office:value-type="float"/>
          <table:table-cell table:formula="of:=MAX([.$C82];[.$H82];[.$M82];[.$R82];[.$W82])" office:value-type="float"/>
          <table:table-cell table:formula="of:=MAX([.$D82];[.$I82];[.$N82];[.$S82];[.$X82])" office:value-type="float"/>
          <table:table-cell table:formula="of:=MAX([.$E82];[.$J82];[.$O82];[.$T82];[.$Y82])" office:value-type="float"/>
          <table:table-cell table:formula="of:=MAX([.$F82];[.$K82];[.$P82];[.$U82];[.$Z82])" office:value-type="float"/>
        </table:table-row>
        <table:table-row table:style-name="ro1">
          <table:table-cell office:value-type="string">
            <text:p>instances/asp/tai50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3];[.$G83];[.$L83];[.$Q83];[.$V83])" office:value-type="float"/>
          <table:table-cell table:formula="of:=MIN([.$C83];[.$H83];[.$M83];[.$R83];[.$W83])" office:value-type="float"/>
          <table:table-cell table:formula="of:=MIN([.$D83];[.$I83];[.$N83];[.$S83];[.$X83])" office:value-type="float"/>
          <table:table-cell table:formula="of:=MIN([.$E83];[.$J83];[.$O83];[.$T83];[.$Y83])" office:value-type="float"/>
          <table:table-cell table:formula="of:=MIN([.$F83];[.$K83];[.$P83];[.$U83];[.$Z83])" office:value-type="float"/>
          <table:table-cell table:formula="of:=MEDIAN([.$B83];[.$G83];[.$L83];[.$Q83];[.$V83])" office:value-type="float"/>
          <table:table-cell table:formula="of:=MEDIAN([.$C83];[.$H83];[.$M83];[.$R83];[.$W83])" office:value-type="float"/>
          <table:table-cell table:formula="of:=MEDIAN([.$D83];[.$I83];[.$N83];[.$S83];[.$X83])" office:value-type="float"/>
          <table:table-cell table:formula="of:=MEDIAN([.$E83];[.$J83];[.$O83];[.$T83];[.$Y83])" office:value-type="float"/>
          <table:table-cell table:formula="of:=MEDIAN([.$F83];[.$K83];[.$P83];[.$U83];[.$Z83])" office:value-type="float"/>
          <table:table-cell table:formula="of:=MAX([.$B83];[.$G83];[.$L83];[.$Q83];[.$V83])" office:value-type="float"/>
          <table:table-cell table:formula="of:=MAX([.$C83];[.$H83];[.$M83];[.$R83];[.$W83])" office:value-type="float"/>
          <table:table-cell table:formula="of:=MAX([.$D83];[.$I83];[.$N83];[.$S83];[.$X83])" office:value-type="float"/>
          <table:table-cell table:formula="of:=MAX([.$E83];[.$J83];[.$O83];[.$T83];[.$Y83])" office:value-type="float"/>
          <table:table-cell table:formula="of:=MAX([.$F83];[.$K83];[.$P83];[.$U83];[.$Z83])" office:value-type="float"/>
        </table:table-row>
        <table:table-row table:style-name="ro1">
          <table:table-cell office:value-type="string">
            <text:p>instances/asp/tai50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4];[.$G84];[.$L84];[.$Q84];[.$V84])" office:value-type="float"/>
          <table:table-cell table:formula="of:=MIN([.$C84];[.$H84];[.$M84];[.$R84];[.$W84])" office:value-type="float"/>
          <table:table-cell table:formula="of:=MIN([.$D84];[.$I84];[.$N84];[.$S84];[.$X84])" office:value-type="float"/>
          <table:table-cell table:formula="of:=MIN([.$E84];[.$J84];[.$O84];[.$T84];[.$Y84])" office:value-type="float"/>
          <table:table-cell table:formula="of:=MIN([.$F84];[.$K84];[.$P84];[.$U84];[.$Z84])" office:value-type="float"/>
          <table:table-cell table:formula="of:=MEDIAN([.$B84];[.$G84];[.$L84];[.$Q84];[.$V84])" office:value-type="float"/>
          <table:table-cell table:formula="of:=MEDIAN([.$C84];[.$H84];[.$M84];[.$R84];[.$W84])" office:value-type="float"/>
          <table:table-cell table:formula="of:=MEDIAN([.$D84];[.$I84];[.$N84];[.$S84];[.$X84])" office:value-type="float"/>
          <table:table-cell table:formula="of:=MEDIAN([.$E84];[.$J84];[.$O84];[.$T84];[.$Y84])" office:value-type="float"/>
          <table:table-cell table:formula="of:=MEDIAN([.$F84];[.$K84];[.$P84];[.$U84];[.$Z84])" office:value-type="float"/>
          <table:table-cell table:formula="of:=MAX([.$B84];[.$G84];[.$L84];[.$Q84];[.$V84])" office:value-type="float"/>
          <table:table-cell table:formula="of:=MAX([.$C84];[.$H84];[.$M84];[.$R84];[.$W84])" office:value-type="float"/>
          <table:table-cell table:formula="of:=MAX([.$D84];[.$I84];[.$N84];[.$S84];[.$X84])" office:value-type="float"/>
          <table:table-cell table:formula="of:=MAX([.$E84];[.$J84];[.$O84];[.$T84];[.$Y84])" office:value-type="float"/>
          <table:table-cell table:formula="of:=MAX([.$F84];[.$K84];[.$P84];[.$U84];[.$Z84])" office:value-type="float"/>
        </table:table-row>
        <table:table-row table:style-name="ro1">
          <table:table-cell office:value-type="string">
            <text:p>instances/asp/tai50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5];[.$G85];[.$L85];[.$Q85];[.$V85])" office:value-type="float"/>
          <table:table-cell table:formula="of:=MIN([.$C85];[.$H85];[.$M85];[.$R85];[.$W85])" office:value-type="float"/>
          <table:table-cell table:formula="of:=MIN([.$D85];[.$I85];[.$N85];[.$S85];[.$X85])" office:value-type="float"/>
          <table:table-cell table:formula="of:=MIN([.$E85];[.$J85];[.$O85];[.$T85];[.$Y85])" office:value-type="float"/>
          <table:table-cell table:formula="of:=MIN([.$F85];[.$K85];[.$P85];[.$U85];[.$Z85])" office:value-type="float"/>
          <table:table-cell table:formula="of:=MEDIAN([.$B85];[.$G85];[.$L85];[.$Q85];[.$V85])" office:value-type="float"/>
          <table:table-cell table:formula="of:=MEDIAN([.$C85];[.$H85];[.$M85];[.$R85];[.$W85])" office:value-type="float"/>
          <table:table-cell table:formula="of:=MEDIAN([.$D85];[.$I85];[.$N85];[.$S85];[.$X85])" office:value-type="float"/>
          <table:table-cell table:formula="of:=MEDIAN([.$E85];[.$J85];[.$O85];[.$T85];[.$Y85])" office:value-type="float"/>
          <table:table-cell table:formula="of:=MEDIAN([.$F85];[.$K85];[.$P85];[.$U85];[.$Z85])" office:value-type="float"/>
          <table:table-cell table:formula="of:=MAX([.$B85];[.$G85];[.$L85];[.$Q85];[.$V85])" office:value-type="float"/>
          <table:table-cell table:formula="of:=MAX([.$C85];[.$H85];[.$M85];[.$R85];[.$W85])" office:value-type="float"/>
          <table:table-cell table:formula="of:=MAX([.$D85];[.$I85];[.$N85];[.$S85];[.$X85])" office:value-type="float"/>
          <table:table-cell table:formula="of:=MAX([.$E85];[.$J85];[.$O85];[.$T85];[.$Y85])" office:value-type="float"/>
          <table:table-cell table:formula="of:=MAX([.$F85];[.$K85];[.$P85];[.$U85];[.$Z85])" office:value-type="float"/>
        </table:table-row>
        <table:table-row table:style-name="ro1">
          <table:table-cell office:value-type="string">
            <text:p>instances/asp/tai50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6];[.$G86];[.$L86];[.$Q86];[.$V86])" office:value-type="float"/>
          <table:table-cell table:formula="of:=MIN([.$C86];[.$H86];[.$M86];[.$R86];[.$W86])" office:value-type="float"/>
          <table:table-cell table:formula="of:=MIN([.$D86];[.$I86];[.$N86];[.$S86];[.$X86])" office:value-type="float"/>
          <table:table-cell table:formula="of:=MIN([.$E86];[.$J86];[.$O86];[.$T86];[.$Y86])" office:value-type="float"/>
          <table:table-cell table:formula="of:=MIN([.$F86];[.$K86];[.$P86];[.$U86];[.$Z86])" office:value-type="float"/>
          <table:table-cell table:formula="of:=MEDIAN([.$B86];[.$G86];[.$L86];[.$Q86];[.$V86])" office:value-type="float"/>
          <table:table-cell table:formula="of:=MEDIAN([.$C86];[.$H86];[.$M86];[.$R86];[.$W86])" office:value-type="float"/>
          <table:table-cell table:formula="of:=MEDIAN([.$D86];[.$I86];[.$N86];[.$S86];[.$X86])" office:value-type="float"/>
          <table:table-cell table:formula="of:=MEDIAN([.$E86];[.$J86];[.$O86];[.$T86];[.$Y86])" office:value-type="float"/>
          <table:table-cell table:formula="of:=MEDIAN([.$F86];[.$K86];[.$P86];[.$U86];[.$Z86])" office:value-type="float"/>
          <table:table-cell table:formula="of:=MAX([.$B86];[.$G86];[.$L86];[.$Q86];[.$V86])" office:value-type="float"/>
          <table:table-cell table:formula="of:=MAX([.$C86];[.$H86];[.$M86];[.$R86];[.$W86])" office:value-type="float"/>
          <table:table-cell table:formula="of:=MAX([.$D86];[.$I86];[.$N86];[.$S86];[.$X86])" office:value-type="float"/>
          <table:table-cell table:formula="of:=MAX([.$E86];[.$J86];[.$O86];[.$T86];[.$Y86])" office:value-type="float"/>
          <table:table-cell table:formula="of:=MAX([.$F86];[.$K86];[.$P86];[.$U86];[.$Z86])" office:value-type="float"/>
        </table:table-row>
        <table:table-row table:style-name="ro1">
          <table:table-cell office:value-type="string">
            <text:p>instances/asp/tai50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7];[.$G87];[.$L87];[.$Q87];[.$V87])" office:value-type="float"/>
          <table:table-cell table:formula="of:=MIN([.$C87];[.$H87];[.$M87];[.$R87];[.$W87])" office:value-type="float"/>
          <table:table-cell table:formula="of:=MIN([.$D87];[.$I87];[.$N87];[.$S87];[.$X87])" office:value-type="float"/>
          <table:table-cell table:formula="of:=MIN([.$E87];[.$J87];[.$O87];[.$T87];[.$Y87])" office:value-type="float"/>
          <table:table-cell table:formula="of:=MIN([.$F87];[.$K87];[.$P87];[.$U87];[.$Z87])" office:value-type="float"/>
          <table:table-cell table:formula="of:=MEDIAN([.$B87];[.$G87];[.$L87];[.$Q87];[.$V87])" office:value-type="float"/>
          <table:table-cell table:formula="of:=MEDIAN([.$C87];[.$H87];[.$M87];[.$R87];[.$W87])" office:value-type="float"/>
          <table:table-cell table:formula="of:=MEDIAN([.$D87];[.$I87];[.$N87];[.$S87];[.$X87])" office:value-type="float"/>
          <table:table-cell table:formula="of:=MEDIAN([.$E87];[.$J87];[.$O87];[.$T87];[.$Y87])" office:value-type="float"/>
          <table:table-cell table:formula="of:=MEDIAN([.$F87];[.$K87];[.$P87];[.$U87];[.$Z87])" office:value-type="float"/>
          <table:table-cell table:formula="of:=MAX([.$B87];[.$G87];[.$L87];[.$Q87];[.$V87])" office:value-type="float"/>
          <table:table-cell table:formula="of:=MAX([.$C87];[.$H87];[.$M87];[.$R87];[.$W87])" office:value-type="float"/>
          <table:table-cell table:formula="of:=MAX([.$D87];[.$I87];[.$N87];[.$S87];[.$X87])" office:value-type="float"/>
          <table:table-cell table:formula="of:=MAX([.$E87];[.$J87];[.$O87];[.$T87];[.$Y87])" office:value-type="float"/>
          <table:table-cell table:formula="of:=MAX([.$F87];[.$K87];[.$P87];[.$U87];[.$Z87])" office:value-type="float"/>
        </table:table-row>
        <table:table-row table:style-name="ro1">
          <table:table-cell office:value-type="string">
            <text:p>instances/asp/tai50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8];[.$G88];[.$L88];[.$Q88];[.$V88])" office:value-type="float"/>
          <table:table-cell table:formula="of:=MIN([.$C88];[.$H88];[.$M88];[.$R88];[.$W88])" office:value-type="float"/>
          <table:table-cell table:formula="of:=MIN([.$D88];[.$I88];[.$N88];[.$S88];[.$X88])" office:value-type="float"/>
          <table:table-cell table:formula="of:=MIN([.$E88];[.$J88];[.$O88];[.$T88];[.$Y88])" office:value-type="float"/>
          <table:table-cell table:formula="of:=MIN([.$F88];[.$K88];[.$P88];[.$U88];[.$Z88])" office:value-type="float"/>
          <table:table-cell table:formula="of:=MEDIAN([.$B88];[.$G88];[.$L88];[.$Q88];[.$V88])" office:value-type="float"/>
          <table:table-cell table:formula="of:=MEDIAN([.$C88];[.$H88];[.$M88];[.$R88];[.$W88])" office:value-type="float"/>
          <table:table-cell table:formula="of:=MEDIAN([.$D88];[.$I88];[.$N88];[.$S88];[.$X88])" office:value-type="float"/>
          <table:table-cell table:formula="of:=MEDIAN([.$E88];[.$J88];[.$O88];[.$T88];[.$Y88])" office:value-type="float"/>
          <table:table-cell table:formula="of:=MEDIAN([.$F88];[.$K88];[.$P88];[.$U88];[.$Z88])" office:value-type="float"/>
          <table:table-cell table:formula="of:=MAX([.$B88];[.$G88];[.$L88];[.$Q88];[.$V88])" office:value-type="float"/>
          <table:table-cell table:formula="of:=MAX([.$C88];[.$H88];[.$M88];[.$R88];[.$W88])" office:value-type="float"/>
          <table:table-cell table:formula="of:=MAX([.$D88];[.$I88];[.$N88];[.$S88];[.$X88])" office:value-type="float"/>
          <table:table-cell table:formula="of:=MAX([.$E88];[.$J88];[.$O88];[.$T88];[.$Y88])" office:value-type="float"/>
          <table:table-cell table:formula="of:=MAX([.$F88];[.$K88];[.$P88];[.$U88];[.$Z88])" office:value-type="float"/>
        </table:table-row>
        <table:table-row table:style-name="ro1">
          <table:table-cell office:value-type="string">
            <text:p>instances/asp/tai50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9];[.$G89];[.$L89];[.$Q89];[.$V89])" office:value-type="float"/>
          <table:table-cell table:formula="of:=MIN([.$C89];[.$H89];[.$M89];[.$R89];[.$W89])" office:value-type="float"/>
          <table:table-cell table:formula="of:=MIN([.$D89];[.$I89];[.$N89];[.$S89];[.$X89])" office:value-type="float"/>
          <table:table-cell table:formula="of:=MIN([.$E89];[.$J89];[.$O89];[.$T89];[.$Y89])" office:value-type="float"/>
          <table:table-cell table:formula="of:=MIN([.$F89];[.$K89];[.$P89];[.$U89];[.$Z89])" office:value-type="float"/>
          <table:table-cell table:formula="of:=MEDIAN([.$B89];[.$G89];[.$L89];[.$Q89];[.$V89])" office:value-type="float"/>
          <table:table-cell table:formula="of:=MEDIAN([.$C89];[.$H89];[.$M89];[.$R89];[.$W89])" office:value-type="float"/>
          <table:table-cell table:formula="of:=MEDIAN([.$D89];[.$I89];[.$N89];[.$S89];[.$X89])" office:value-type="float"/>
          <table:table-cell table:formula="of:=MEDIAN([.$E89];[.$J89];[.$O89];[.$T89];[.$Y89])" office:value-type="float"/>
          <table:table-cell table:formula="of:=MEDIAN([.$F89];[.$K89];[.$P89];[.$U89];[.$Z89])" office:value-type="float"/>
          <table:table-cell table:formula="of:=MAX([.$B89];[.$G89];[.$L89];[.$Q89];[.$V89])" office:value-type="float"/>
          <table:table-cell table:formula="of:=MAX([.$C89];[.$H89];[.$M89];[.$R89];[.$W89])" office:value-type="float"/>
          <table:table-cell table:formula="of:=MAX([.$D89];[.$I89];[.$N89];[.$S89];[.$X89])" office:value-type="float"/>
          <table:table-cell table:formula="of:=MAX([.$E89];[.$J89];[.$O89];[.$T89];[.$Y89])" office:value-type="float"/>
          <table:table-cell table:formula="of:=MAX([.$F89];[.$K89];[.$P89];[.$U89];[.$Z89])" office:value-type="float"/>
        </table:table-row>
        <table:table-row table:style-name="ro1">
          <table:table-cell office:value-type="string">
            <text:p>instances/asp/tai50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0];[.$G90];[.$L90];[.$Q90];[.$V90])" office:value-type="float"/>
          <table:table-cell table:formula="of:=MIN([.$C90];[.$H90];[.$M90];[.$R90];[.$W90])" office:value-type="float"/>
          <table:table-cell table:formula="of:=MIN([.$D90];[.$I90];[.$N90];[.$S90];[.$X90])" office:value-type="float"/>
          <table:table-cell table:formula="of:=MIN([.$E90];[.$J90];[.$O90];[.$T90];[.$Y90])" office:value-type="float"/>
          <table:table-cell table:formula="of:=MIN([.$F90];[.$K90];[.$P90];[.$U90];[.$Z90])" office:value-type="float"/>
          <table:table-cell table:formula="of:=MEDIAN([.$B90];[.$G90];[.$L90];[.$Q90];[.$V90])" office:value-type="float"/>
          <table:table-cell table:formula="of:=MEDIAN([.$C90];[.$H90];[.$M90];[.$R90];[.$W90])" office:value-type="float"/>
          <table:table-cell table:formula="of:=MEDIAN([.$D90];[.$I90];[.$N90];[.$S90];[.$X90])" office:value-type="float"/>
          <table:table-cell table:formula="of:=MEDIAN([.$E90];[.$J90];[.$O90];[.$T90];[.$Y90])" office:value-type="float"/>
          <table:table-cell table:formula="of:=MEDIAN([.$F90];[.$K90];[.$P90];[.$U90];[.$Z90])" office:value-type="float"/>
          <table:table-cell table:formula="of:=MAX([.$B90];[.$G90];[.$L90];[.$Q90];[.$V90])" office:value-type="float"/>
          <table:table-cell table:formula="of:=MAX([.$C90];[.$H90];[.$M90];[.$R90];[.$W90])" office:value-type="float"/>
          <table:table-cell table:formula="of:=MAX([.$D90];[.$I90];[.$N90];[.$S90];[.$X90])" office:value-type="float"/>
          <table:table-cell table:formula="of:=MAX([.$E90];[.$J90];[.$O90];[.$T90];[.$Y90])" office:value-type="float"/>
          <table:table-cell table:formula="of:=MAX([.$F90];[.$K90];[.$P90];[.$U90];[.$Z90])" office:value-type="float"/>
        </table:table-row>
        <table:table-row table:style-name="ro1">
          <table:table-cell office:value-type="string">
            <text:p>instances/asp/tai50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1];[.$G91];[.$L91];[.$Q91];[.$V91])" office:value-type="float"/>
          <table:table-cell table:formula="of:=MIN([.$C91];[.$H91];[.$M91];[.$R91];[.$W91])" office:value-type="float"/>
          <table:table-cell table:formula="of:=MIN([.$D91];[.$I91];[.$N91];[.$S91];[.$X91])" office:value-type="float"/>
          <table:table-cell table:formula="of:=MIN([.$E91];[.$J91];[.$O91];[.$T91];[.$Y91])" office:value-type="float"/>
          <table:table-cell table:formula="of:=MIN([.$F91];[.$K91];[.$P91];[.$U91];[.$Z91])" office:value-type="float"/>
          <table:table-cell table:formula="of:=MEDIAN([.$B91];[.$G91];[.$L91];[.$Q91];[.$V91])" office:value-type="float"/>
          <table:table-cell table:formula="of:=MEDIAN([.$C91];[.$H91];[.$M91];[.$R91];[.$W91])" office:value-type="float"/>
          <table:table-cell table:formula="of:=MEDIAN([.$D91];[.$I91];[.$N91];[.$S91];[.$X91])" office:value-type="float"/>
          <table:table-cell table:formula="of:=MEDIAN([.$E91];[.$J91];[.$O91];[.$T91];[.$Y91])" office:value-type="float"/>
          <table:table-cell table:formula="of:=MEDIAN([.$F91];[.$K91];[.$P91];[.$U91];[.$Z91])" office:value-type="float"/>
          <table:table-cell table:formula="of:=MAX([.$B91];[.$G91];[.$L91];[.$Q91];[.$V91])" office:value-type="float"/>
          <table:table-cell table:formula="of:=MAX([.$C91];[.$H91];[.$M91];[.$R91];[.$W91])" office:value-type="float"/>
          <table:table-cell table:formula="of:=MAX([.$D91];[.$I91];[.$N91];[.$S91];[.$X91])" office:value-type="float"/>
          <table:table-cell table:formula="of:=MAX([.$E91];[.$J91];[.$O91];[.$T91];[.$Y91])" office:value-type="float"/>
          <table:table-cell table:formula="of:=MAX([.$F91];[.$K91];[.$P91];[.$U91];[.$Z91])" office:value-type="float"/>
        </table:table-row>
        <table:table-row table:style-name="ro1">
          <table:table-cell office:value-type="string">
            <text:p>instances/asp/tai50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2];[.$G92];[.$L92];[.$Q92];[.$V92])" office:value-type="float"/>
          <table:table-cell table:formula="of:=MIN([.$C92];[.$H92];[.$M92];[.$R92];[.$W92])" office:value-type="float"/>
          <table:table-cell table:formula="of:=MIN([.$D92];[.$I92];[.$N92];[.$S92];[.$X92])" office:value-type="float"/>
          <table:table-cell table:formula="of:=MIN([.$E92];[.$J92];[.$O92];[.$T92];[.$Y92])" office:value-type="float"/>
          <table:table-cell table:formula="of:=MIN([.$F92];[.$K92];[.$P92];[.$U92];[.$Z92])" office:value-type="float"/>
          <table:table-cell table:formula="of:=MEDIAN([.$B92];[.$G92];[.$L92];[.$Q92];[.$V92])" office:value-type="float"/>
          <table:table-cell table:formula="of:=MEDIAN([.$C92];[.$H92];[.$M92];[.$R92];[.$W92])" office:value-type="float"/>
          <table:table-cell table:formula="of:=MEDIAN([.$D92];[.$I92];[.$N92];[.$S92];[.$X92])" office:value-type="float"/>
          <table:table-cell table:formula="of:=MEDIAN([.$E92];[.$J92];[.$O92];[.$T92];[.$Y92])" office:value-type="float"/>
          <table:table-cell table:formula="of:=MEDIAN([.$F92];[.$K92];[.$P92];[.$U92];[.$Z92])" office:value-type="float"/>
          <table:table-cell table:formula="of:=MAX([.$B92];[.$G92];[.$L92];[.$Q92];[.$V92])" office:value-type="float"/>
          <table:table-cell table:formula="of:=MAX([.$C92];[.$H92];[.$M92];[.$R92];[.$W92])" office:value-type="float"/>
          <table:table-cell table:formula="of:=MAX([.$D92];[.$I92];[.$N92];[.$S92];[.$X92])" office:value-type="float"/>
          <table:table-cell table:formula="of:=MAX([.$E92];[.$J92];[.$O92];[.$T92];[.$Y92])" office:value-type="float"/>
          <table:table-cell table:formula="of:=MAX([.$F92];[.$K92];[.$P92];[.$U92];[.$Z92])" office:value-type="float"/>
        </table:table-row>
        <table:table-row table:style-name="ro1">
          <table:table-cell office:value-type="string">
            <text:p>instances/asp/tai50_10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4.454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77595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75.0"/>
          <table:table-cell table:style-name="cellWorst" office:value-type="float" office:value="331.0"/>
          <table:table-cell office:value-type="float" office:value="103.684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3];[.$G93];[.$L93];[.$Q93];[.$V93])" office:value-type="float"/>
          <table:table-cell table:formula="of:=MIN([.$C93];[.$H93];[.$M93];[.$R93];[.$W93])" office:value-type="float"/>
          <table:table-cell table:formula="of:=MIN([.$D93];[.$I93];[.$N93];[.$S93];[.$X93])" office:value-type="float"/>
          <table:table-cell table:formula="of:=MIN([.$E93];[.$J93];[.$O93];[.$T93];[.$Y93])" office:value-type="float"/>
          <table:table-cell table:formula="of:=MIN([.$F93];[.$K93];[.$P93];[.$U93];[.$Z93])" office:value-type="float"/>
          <table:table-cell table:formula="of:=MEDIAN([.$B93];[.$G93];[.$L93];[.$Q93];[.$V93])" office:value-type="float"/>
          <table:table-cell table:formula="of:=MEDIAN([.$C93];[.$H93];[.$M93];[.$R93];[.$W93])" office:value-type="float"/>
          <table:table-cell table:formula="of:=MEDIAN([.$D93];[.$I93];[.$N93];[.$S93];[.$X93])" office:value-type="float"/>
          <table:table-cell table:formula="of:=MEDIAN([.$E93];[.$J93];[.$O93];[.$T93];[.$Y93])" office:value-type="float"/>
          <table:table-cell table:formula="of:=MEDIAN([.$F93];[.$K93];[.$P93];[.$U93];[.$Z93])" office:value-type="float"/>
          <table:table-cell table:formula="of:=MAX([.$B93];[.$G93];[.$L93];[.$Q93];[.$V93])" office:value-type="float"/>
          <table:table-cell table:formula="of:=MAX([.$C93];[.$H93];[.$M93];[.$R93];[.$W93])" office:value-type="float"/>
          <table:table-cell table:formula="of:=MAX([.$D93];[.$I93];[.$N93];[.$S93];[.$X93])" office:value-type="float"/>
          <table:table-cell table:formula="of:=MAX([.$E93];[.$J93];[.$O93];[.$T93];[.$Y93])" office:value-type="float"/>
          <table:table-cell table:formula="of:=MAX([.$F93];[.$K93];[.$P93];[.$U93];[.$Z93])" office:value-type="float"/>
        </table:table-row>
        <table:table-row table:style-name="ro1">
          <table:table-cell office:value-type="string">
            <text:p>instances/asp/tai50_10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2309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55263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75.0"/>
          <table:table-cell table:style-name="cellWorst" office:value-type="float" office:value="331.0"/>
          <table:table-cell office:value-type="float" office:value="101.939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4];[.$G94];[.$L94];[.$Q94];[.$V94])" office:value-type="float"/>
          <table:table-cell table:formula="of:=MIN([.$C94];[.$H94];[.$M94];[.$R94];[.$W94])" office:value-type="float"/>
          <table:table-cell table:formula="of:=MIN([.$D94];[.$I94];[.$N94];[.$S94];[.$X94])" office:value-type="float"/>
          <table:table-cell table:formula="of:=MIN([.$E94];[.$J94];[.$O94];[.$T94];[.$Y94])" office:value-type="float"/>
          <table:table-cell table:formula="of:=MIN([.$F94];[.$K94];[.$P94];[.$U94];[.$Z94])" office:value-type="float"/>
          <table:table-cell table:formula="of:=MEDIAN([.$B94];[.$G94];[.$L94];[.$Q94];[.$V94])" office:value-type="float"/>
          <table:table-cell table:formula="of:=MEDIAN([.$C94];[.$H94];[.$M94];[.$R94];[.$W94])" office:value-type="float"/>
          <table:table-cell table:formula="of:=MEDIAN([.$D94];[.$I94];[.$N94];[.$S94];[.$X94])" office:value-type="float"/>
          <table:table-cell table:formula="of:=MEDIAN([.$E94];[.$J94];[.$O94];[.$T94];[.$Y94])" office:value-type="float"/>
          <table:table-cell table:formula="of:=MEDIAN([.$F94];[.$K94];[.$P94];[.$U94];[.$Z94])" office:value-type="float"/>
          <table:table-cell table:formula="of:=MAX([.$B94];[.$G94];[.$L94];[.$Q94];[.$V94])" office:value-type="float"/>
          <table:table-cell table:formula="of:=MAX([.$C94];[.$H94];[.$M94];[.$R94];[.$W94])" office:value-type="float"/>
          <table:table-cell table:formula="of:=MAX([.$D94];[.$I94];[.$N94];[.$S94];[.$X94])" office:value-type="float"/>
          <table:table-cell table:formula="of:=MAX([.$E94];[.$J94];[.$O94];[.$T94];[.$Y94])" office:value-type="float"/>
          <table:table-cell table:formula="of:=MAX([.$F94];[.$K94];[.$P94];[.$U94];[.$Z94])" office:value-type="float"/>
        </table:table-row>
        <table:table-row table:style-name="ro1">
          <table:table-cell office:value-type="string">
            <text:p>instances/asp/tai50_10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9297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47042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56.0"/>
          <table:table-cell table:style-name="cellWorst" office:value-type="float" office:value="331.0"/>
          <table:table-cell office:value-type="float" office:value="111.227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5];[.$G95];[.$L95];[.$Q95];[.$V95])" office:value-type="float"/>
          <table:table-cell table:formula="of:=MIN([.$C95];[.$H95];[.$M95];[.$R95];[.$W95])" office:value-type="float"/>
          <table:table-cell table:formula="of:=MIN([.$D95];[.$I95];[.$N95];[.$S95];[.$X95])" office:value-type="float"/>
          <table:table-cell table:formula="of:=MIN([.$E95];[.$J95];[.$O95];[.$T95];[.$Y95])" office:value-type="float"/>
          <table:table-cell table:formula="of:=MIN([.$F95];[.$K95];[.$P95];[.$U95];[.$Z95])" office:value-type="float"/>
          <table:table-cell table:formula="of:=MEDIAN([.$B95];[.$G95];[.$L95];[.$Q95];[.$V95])" office:value-type="float"/>
          <table:table-cell table:formula="of:=MEDIAN([.$C95];[.$H95];[.$M95];[.$R95];[.$W95])" office:value-type="float"/>
          <table:table-cell table:formula="of:=MEDIAN([.$D95];[.$I95];[.$N95];[.$S95];[.$X95])" office:value-type="float"/>
          <table:table-cell table:formula="of:=MEDIAN([.$E95];[.$J95];[.$O95];[.$T95];[.$Y95])" office:value-type="float"/>
          <table:table-cell table:formula="of:=MEDIAN([.$F95];[.$K95];[.$P95];[.$U95];[.$Z95])" office:value-type="float"/>
          <table:table-cell table:formula="of:=MAX([.$B95];[.$G95];[.$L95];[.$Q95];[.$V95])" office:value-type="float"/>
          <table:table-cell table:formula="of:=MAX([.$C95];[.$H95];[.$M95];[.$R95];[.$W95])" office:value-type="float"/>
          <table:table-cell table:formula="of:=MAX([.$D95];[.$I95];[.$N95];[.$S95];[.$X95])" office:value-type="float"/>
          <table:table-cell table:formula="of:=MAX([.$E95];[.$J95];[.$O95];[.$T95];[.$Y95])" office:value-type="float"/>
          <table:table-cell table:formula="of:=MAX([.$F95];[.$K95];[.$P95];[.$U95];[.$Z95])" office:value-type="float"/>
        </table:table-row>
        <table:table-row table:style-name="ro1">
          <table:table-cell office:value-type="string">
            <text:p>instances/asp/tai50_10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7707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79933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808.0"/>
          <table:table-cell table:style-name="cellWorst" office:value-type="float" office:value="331.0"/>
          <table:table-cell office:value-type="float" office:value="109.753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6];[.$G96];[.$L96];[.$Q96];[.$V96])" office:value-type="float"/>
          <table:table-cell table:formula="of:=MIN([.$C96];[.$H96];[.$M96];[.$R96];[.$W96])" office:value-type="float"/>
          <table:table-cell table:formula="of:=MIN([.$D96];[.$I96];[.$N96];[.$S96];[.$X96])" office:value-type="float"/>
          <table:table-cell table:formula="of:=MIN([.$E96];[.$J96];[.$O96];[.$T96];[.$Y96])" office:value-type="float"/>
          <table:table-cell table:formula="of:=MIN([.$F96];[.$K96];[.$P96];[.$U96];[.$Z96])" office:value-type="float"/>
          <table:table-cell table:formula="of:=MEDIAN([.$B96];[.$G96];[.$L96];[.$Q96];[.$V96])" office:value-type="float"/>
          <table:table-cell table:formula="of:=MEDIAN([.$C96];[.$H96];[.$M96];[.$R96];[.$W96])" office:value-type="float"/>
          <table:table-cell table:formula="of:=MEDIAN([.$D96];[.$I96];[.$N96];[.$S96];[.$X96])" office:value-type="float"/>
          <table:table-cell table:formula="of:=MEDIAN([.$E96];[.$J96];[.$O96];[.$T96];[.$Y96])" office:value-type="float"/>
          <table:table-cell table:formula="of:=MEDIAN([.$F96];[.$K96];[.$P96];[.$U96];[.$Z96])" office:value-type="float"/>
          <table:table-cell table:formula="of:=MAX([.$B96];[.$G96];[.$L96];[.$Q96];[.$V96])" office:value-type="float"/>
          <table:table-cell table:formula="of:=MAX([.$C96];[.$H96];[.$M96];[.$R96];[.$W96])" office:value-type="float"/>
          <table:table-cell table:formula="of:=MAX([.$D96];[.$I96];[.$N96];[.$S96];[.$X96])" office:value-type="float"/>
          <table:table-cell table:formula="of:=MAX([.$E96];[.$J96];[.$O96];[.$T96];[.$Y96])" office:value-type="float"/>
          <table:table-cell table:formula="of:=MAX([.$F96];[.$K96];[.$P96];[.$U96];[.$Z96])" office:value-type="float"/>
        </table:table-row>
        <table:table-row table:style-name="ro1">
          <table:table-cell office:value-type="string">
            <text:p>instances/asp/tai50_10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178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8104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784.0"/>
          <table:table-cell table:style-name="cellWorst" office:value-type="float" office:value="331.0"/>
          <table:table-cell office:value-type="float" office:value="105.012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7];[.$G97];[.$L97];[.$Q97];[.$V97])" office:value-type="float"/>
          <table:table-cell table:formula="of:=MIN([.$C97];[.$H97];[.$M97];[.$R97];[.$W97])" office:value-type="float"/>
          <table:table-cell table:formula="of:=MIN([.$D97];[.$I97];[.$N97];[.$S97];[.$X97])" office:value-type="float"/>
          <table:table-cell table:formula="of:=MIN([.$E97];[.$J97];[.$O97];[.$T97];[.$Y97])" office:value-type="float"/>
          <table:table-cell table:formula="of:=MIN([.$F97];[.$K97];[.$P97];[.$U97];[.$Z97])" office:value-type="float"/>
          <table:table-cell table:formula="of:=MEDIAN([.$B97];[.$G97];[.$L97];[.$Q97];[.$V97])" office:value-type="float"/>
          <table:table-cell table:formula="of:=MEDIAN([.$C97];[.$H97];[.$M97];[.$R97];[.$W97])" office:value-type="float"/>
          <table:table-cell table:formula="of:=MEDIAN([.$D97];[.$I97];[.$N97];[.$S97];[.$X97])" office:value-type="float"/>
          <table:table-cell table:formula="of:=MEDIAN([.$E97];[.$J97];[.$O97];[.$T97];[.$Y97])" office:value-type="float"/>
          <table:table-cell table:formula="of:=MEDIAN([.$F97];[.$K97];[.$P97];[.$U97];[.$Z97])" office:value-type="float"/>
          <table:table-cell table:formula="of:=MAX([.$B97];[.$G97];[.$L97];[.$Q97];[.$V97])" office:value-type="float"/>
          <table:table-cell table:formula="of:=MAX([.$C97];[.$H97];[.$M97];[.$R97];[.$W97])" office:value-type="float"/>
          <table:table-cell table:formula="of:=MAX([.$D97];[.$I97];[.$N97];[.$S97];[.$X97])" office:value-type="float"/>
          <table:table-cell table:formula="of:=MAX([.$E97];[.$J97];[.$O97];[.$T97];[.$Y97])" office:value-type="float"/>
          <table:table-cell table:formula="of:=MAX([.$F97];[.$K97];[.$P97];[.$U97];[.$Z97])" office:value-type="float"/>
        </table:table-row>
        <table:table-row table:style-name="ro1">
          <table:table-cell office:value-type="string">
            <text:p>instances/asp/tai50_10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1196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8135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808.0"/>
          <table:table-cell table:style-name="cellWorst" office:value-type="float" office:value="331.0"/>
          <table:table-cell office:value-type="float" office:value="109.833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8];[.$G98];[.$L98];[.$Q98];[.$V98])" office:value-type="float"/>
          <table:table-cell table:formula="of:=MIN([.$C98];[.$H98];[.$M98];[.$R98];[.$W98])" office:value-type="float"/>
          <table:table-cell table:formula="of:=MIN([.$D98];[.$I98];[.$N98];[.$S98];[.$X98])" office:value-type="float"/>
          <table:table-cell table:formula="of:=MIN([.$E98];[.$J98];[.$O98];[.$T98];[.$Y98])" office:value-type="float"/>
          <table:table-cell table:formula="of:=MIN([.$F98];[.$K98];[.$P98];[.$U98];[.$Z98])" office:value-type="float"/>
          <table:table-cell table:formula="of:=MEDIAN([.$B98];[.$G98];[.$L98];[.$Q98];[.$V98])" office:value-type="float"/>
          <table:table-cell table:formula="of:=MEDIAN([.$C98];[.$H98];[.$M98];[.$R98];[.$W98])" office:value-type="float"/>
          <table:table-cell table:formula="of:=MEDIAN([.$D98];[.$I98];[.$N98];[.$S98];[.$X98])" office:value-type="float"/>
          <table:table-cell table:formula="of:=MEDIAN([.$E98];[.$J98];[.$O98];[.$T98];[.$Y98])" office:value-type="float"/>
          <table:table-cell table:formula="of:=MEDIAN([.$F98];[.$K98];[.$P98];[.$U98];[.$Z98])" office:value-type="float"/>
          <table:table-cell table:formula="of:=MAX([.$B98];[.$G98];[.$L98];[.$Q98];[.$V98])" office:value-type="float"/>
          <table:table-cell table:formula="of:=MAX([.$C98];[.$H98];[.$M98];[.$R98];[.$W98])" office:value-type="float"/>
          <table:table-cell table:formula="of:=MAX([.$D98];[.$I98];[.$N98];[.$S98];[.$X98])" office:value-type="float"/>
          <table:table-cell table:formula="of:=MAX([.$E98];[.$J98];[.$O98];[.$T98];[.$Y98])" office:value-type="float"/>
          <table:table-cell table:formula="of:=MAX([.$F98];[.$K98];[.$P98];[.$U98];[.$Z98])" office:value-type="float"/>
        </table:table-row>
        <table:table-row table:style-name="ro1">
          <table:table-cell office:value-type="string">
            <text:p>instances/asp/tai50_10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9822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68193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623.0"/>
          <table:table-cell table:style-name="cellWorst" office:value-type="float" office:value="331.0"/>
          <table:table-cell office:value-type="float" office:value="98.3575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99];[.$G99];[.$L99];[.$Q99];[.$V99])" office:value-type="float"/>
          <table:table-cell table:formula="of:=MIN([.$C99];[.$H99];[.$M99];[.$R99];[.$W99])" office:value-type="float"/>
          <table:table-cell table:formula="of:=MIN([.$D99];[.$I99];[.$N99];[.$S99];[.$X99])" office:value-type="float"/>
          <table:table-cell table:formula="of:=MIN([.$E99];[.$J99];[.$O99];[.$T99];[.$Y99])" office:value-type="float"/>
          <table:table-cell table:formula="of:=MIN([.$F99];[.$K99];[.$P99];[.$U99];[.$Z99])" office:value-type="float"/>
          <table:table-cell table:formula="of:=MEDIAN([.$B99];[.$G99];[.$L99];[.$Q99];[.$V99])" office:value-type="float"/>
          <table:table-cell table:formula="of:=MEDIAN([.$C99];[.$H99];[.$M99];[.$R99];[.$W99])" office:value-type="float"/>
          <table:table-cell table:formula="of:=MEDIAN([.$D99];[.$I99];[.$N99];[.$S99];[.$X99])" office:value-type="float"/>
          <table:table-cell table:formula="of:=MEDIAN([.$E99];[.$J99];[.$O99];[.$T99];[.$Y99])" office:value-type="float"/>
          <table:table-cell table:formula="of:=MEDIAN([.$F99];[.$K99];[.$P99];[.$U99];[.$Z99])" office:value-type="float"/>
          <table:table-cell table:formula="of:=MAX([.$B99];[.$G99];[.$L99];[.$Q99];[.$V99])" office:value-type="float"/>
          <table:table-cell table:formula="of:=MAX([.$C99];[.$H99];[.$M99];[.$R99];[.$W99])" office:value-type="float"/>
          <table:table-cell table:formula="of:=MAX([.$D99];[.$I99];[.$N99];[.$S99];[.$X99])" office:value-type="float"/>
          <table:table-cell table:formula="of:=MAX([.$E99];[.$J99];[.$O99];[.$T99];[.$Y99])" office:value-type="float"/>
          <table:table-cell table:formula="of:=MAX([.$F99];[.$K99];[.$P99];[.$U99];[.$Z99])" office:value-type="float"/>
        </table:table-row>
        <table:table-row table:style-name="ro1">
          <table:table-cell office:value-type="string">
            <text:p>instances/asp/tai50_10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1.7316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74059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75.0"/>
          <table:table-cell table:style-name="cellWorst" office:value-type="float" office:value="331.0"/>
          <table:table-cell office:value-type="float" office:value="96.8843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100];[.$G100];[.$L100];[.$Q100];[.$V100])" office:value-type="float"/>
          <table:table-cell table:formula="of:=MIN([.$C100];[.$H100];[.$M100];[.$R100];[.$W100])" office:value-type="float"/>
          <table:table-cell table:formula="of:=MIN([.$D100];[.$I100];[.$N100];[.$S100];[.$X100])" office:value-type="float"/>
          <table:table-cell table:formula="of:=MIN([.$E100];[.$J100];[.$O100];[.$T100];[.$Y100])" office:value-type="float"/>
          <table:table-cell table:formula="of:=MIN([.$F100];[.$K100];[.$P100];[.$U100];[.$Z100])" office:value-type="float"/>
          <table:table-cell table:formula="of:=MEDIAN([.$B100];[.$G100];[.$L100];[.$Q100];[.$V100])" office:value-type="float"/>
          <table:table-cell table:formula="of:=MEDIAN([.$C100];[.$H100];[.$M100];[.$R100];[.$W100])" office:value-type="float"/>
          <table:table-cell table:formula="of:=MEDIAN([.$D100];[.$I100];[.$N100];[.$S100];[.$X100])" office:value-type="float"/>
          <table:table-cell table:formula="of:=MEDIAN([.$E100];[.$J100];[.$O100];[.$T100];[.$Y100])" office:value-type="float"/>
          <table:table-cell table:formula="of:=MEDIAN([.$F100];[.$K100];[.$P100];[.$U100];[.$Z100])" office:value-type="float"/>
          <table:table-cell table:formula="of:=MAX([.$B100];[.$G100];[.$L100];[.$Q100];[.$V100])" office:value-type="float"/>
          <table:table-cell table:formula="of:=MAX([.$C100];[.$H100];[.$M100];[.$R100];[.$W100])" office:value-type="float"/>
          <table:table-cell table:formula="of:=MAX([.$D100];[.$I100];[.$N100];[.$S100];[.$X100])" office:value-type="float"/>
          <table:table-cell table:formula="of:=MAX([.$E100];[.$J100];[.$O100];[.$T100];[.$Y100])" office:value-type="float"/>
          <table:table-cell table:formula="of:=MAX([.$F100];[.$K100];[.$P100];[.$U100];[.$Z100])" office:value-type="float"/>
        </table:table-row>
        <table:table-row table:style-name="ro1">
          <table:table-cell office:value-type="string">
            <text:p>instances/asp/tai50_10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2.0483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68756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75.0"/>
          <table:table-cell table:style-name="cellWorst" office:value-type="float" office:value="331.0"/>
          <table:table-cell office:value-type="float" office:value="114.089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101];[.$G101];[.$L101];[.$Q101];[.$V101])" office:value-type="float"/>
          <table:table-cell table:formula="of:=MIN([.$C101];[.$H101];[.$M101];[.$R101];[.$W101])" office:value-type="float"/>
          <table:table-cell table:formula="of:=MIN([.$D101];[.$I101];[.$N101];[.$S101];[.$X101])" office:value-type="float"/>
          <table:table-cell table:formula="of:=MIN([.$E101];[.$J101];[.$O101];[.$T101];[.$Y101])" office:value-type="float"/>
          <table:table-cell table:formula="of:=MIN([.$F101];[.$K101];[.$P101];[.$U101];[.$Z101])" office:value-type="float"/>
          <table:table-cell table:formula="of:=MEDIAN([.$B101];[.$G101];[.$L101];[.$Q101];[.$V101])" office:value-type="float"/>
          <table:table-cell table:formula="of:=MEDIAN([.$C101];[.$H101];[.$M101];[.$R101];[.$W101])" office:value-type="float"/>
          <table:table-cell table:formula="of:=MEDIAN([.$D101];[.$I101];[.$N101];[.$S101];[.$X101])" office:value-type="float"/>
          <table:table-cell table:formula="of:=MEDIAN([.$E101];[.$J101];[.$O101];[.$T101];[.$Y101])" office:value-type="float"/>
          <table:table-cell table:formula="of:=MEDIAN([.$F101];[.$K101];[.$P101];[.$U101];[.$Z101])" office:value-type="float"/>
          <table:table-cell table:formula="of:=MAX([.$B101];[.$G101];[.$L101];[.$Q101];[.$V101])" office:value-type="float"/>
          <table:table-cell table:formula="of:=MAX([.$C101];[.$H101];[.$M101];[.$R101];[.$W101])" office:value-type="float"/>
          <table:table-cell table:formula="of:=MAX([.$D101];[.$I101];[.$N101];[.$S101];[.$X101])" office:value-type="float"/>
          <table:table-cell table:formula="of:=MAX([.$E101];[.$J101];[.$O101];[.$T101];[.$Y101])" office:value-type="float"/>
          <table:table-cell table:formula="of:=MAX([.$F101];[.$K101];[.$P101];[.$U101];[.$Z101])" office:value-type="float"/>
        </table:table-row>
        <table:table-row table:style-name="ro1">
          <table:table-cell office:value-type="string">
            <text:p>instances/asp/tai50_10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52.535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9.6971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office:value-type="float" office:value="15568.0"/>
          <table:table-cell table:style-name="cellWorst" office:value-type="float" office:value="331.0"/>
          <table:table-cell office:value-type="float" office:value="105.516"/>
          <table:table-cell office:value-type="float" office:value="0.0"/>
          <table:table-cell office:value-type="float" office:value="0.0"/>
          <table:table-cell table:style-name="cellWorst" office:value-type="float" office:value="179900.0"/>
          <table:table-cell table:style-name="cellWorst" office:value-type="float" office:value="331.0"/>
          <table:table-cell table:formula="of:=MIN([.$B102];[.$G102];[.$L102];[.$Q102];[.$V102])" office:value-type="float"/>
          <table:table-cell table:formula="of:=MIN([.$C102];[.$H102];[.$M102];[.$R102];[.$W102])" office:value-type="float"/>
          <table:table-cell table:formula="of:=MIN([.$D102];[.$I102];[.$N102];[.$S102];[.$X102])" office:value-type="float"/>
          <table:table-cell table:formula="of:=MIN([.$E102];[.$J102];[.$O102];[.$T102];[.$Y102])" office:value-type="float"/>
          <table:table-cell table:formula="of:=MIN([.$F102];[.$K102];[.$P102];[.$U102];[.$Z102])" office:value-type="float"/>
          <table:table-cell table:formula="of:=MEDIAN([.$B102];[.$G102];[.$L102];[.$Q102];[.$V102])" office:value-type="float"/>
          <table:table-cell table:formula="of:=MEDIAN([.$C102];[.$H102];[.$M102];[.$R102];[.$W102])" office:value-type="float"/>
          <table:table-cell table:formula="of:=MEDIAN([.$D102];[.$I102];[.$N102];[.$S102];[.$X102])" office:value-type="float"/>
          <table:table-cell table:formula="of:=MEDIAN([.$E102];[.$J102];[.$O102];[.$T102];[.$Y102])" office:value-type="float"/>
          <table:table-cell table:formula="of:=MEDIAN([.$F102];[.$K102];[.$P102];[.$U102];[.$Z102])" office:value-type="float"/>
          <table:table-cell table:formula="of:=MAX([.$B102];[.$G102];[.$L102];[.$Q102];[.$V102])" office:value-type="float"/>
          <table:table-cell table:formula="of:=MAX([.$C102];[.$H102];[.$M102];[.$R102];[.$W102])" office:value-type="float"/>
          <table:table-cell table:formula="of:=MAX([.$D102];[.$I102];[.$N102];[.$S102];[.$X102])" office:value-type="float"/>
          <table:table-cell table:formula="of:=MAX([.$E102];[.$J102];[.$O102];[.$T102];[.$Y102])" office:value-type="float"/>
          <table:table-cell table:formula="of:=MAX([.$F102];[.$K102];[.$P102];[.$U102];[.$Z102])" office:value-type="float"/>
        </table:table-row>
        <table:table-row table:style-name="ro1">
          <table:table-cell office:value-type="string">
            <text:p>instances/asp/tai50_20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6.965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2.1084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3.989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4468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3];[.$G103];[.$L103];[.$Q103];[.$V103])" office:value-type="float"/>
          <table:table-cell table:formula="of:=MIN([.$C103];[.$H103];[.$M103];[.$R103];[.$W103])" office:value-type="float"/>
          <table:table-cell table:formula="of:=MIN([.$D103];[.$I103];[.$N103];[.$S103];[.$X103])" office:value-type="float"/>
          <table:table-cell table:formula="of:=MIN([.$E103];[.$J103];[.$O103];[.$T103];[.$Y103])" office:value-type="float"/>
          <table:table-cell table:formula="of:=MIN([.$F103];[.$K103];[.$P103];[.$U103];[.$Z103])" office:value-type="float"/>
          <table:table-cell table:formula="of:=MEDIAN([.$B103];[.$G103];[.$L103];[.$Q103];[.$V103])" office:value-type="float"/>
          <table:table-cell table:formula="of:=MEDIAN([.$C103];[.$H103];[.$M103];[.$R103];[.$W103])" office:value-type="float"/>
          <table:table-cell table:formula="of:=MEDIAN([.$D103];[.$I103];[.$N103];[.$S103];[.$X103])" office:value-type="float"/>
          <table:table-cell table:formula="of:=MEDIAN([.$E103];[.$J103];[.$O103];[.$T103];[.$Y103])" office:value-type="float"/>
          <table:table-cell table:formula="of:=MEDIAN([.$F103];[.$K103];[.$P103];[.$U103];[.$Z103])" office:value-type="float"/>
          <table:table-cell table:formula="of:=MAX([.$B103];[.$G103];[.$L103];[.$Q103];[.$V103])" office:value-type="float"/>
          <table:table-cell table:formula="of:=MAX([.$C103];[.$H103];[.$M103];[.$R103];[.$W103])" office:value-type="float"/>
          <table:table-cell table:formula="of:=MAX([.$D103];[.$I103];[.$N103];[.$S103];[.$X103])" office:value-type="float"/>
          <table:table-cell table:formula="of:=MAX([.$E103];[.$J103];[.$O103];[.$T103];[.$Y103])" office:value-type="float"/>
          <table:table-cell table:formula="of:=MAX([.$F103];[.$K103];[.$P103];[.$U103];[.$Z103])" office:value-type="float"/>
        </table:table-row>
        <table:table-row table:style-name="ro1">
          <table:table-cell office:value-type="string">
            <text:p>instances/asp/tai50_20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5.531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2.0189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2.37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6013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4];[.$G104];[.$L104];[.$Q104];[.$V104])" office:value-type="float"/>
          <table:table-cell table:formula="of:=MIN([.$C104];[.$H104];[.$M104];[.$R104];[.$W104])" office:value-type="float"/>
          <table:table-cell table:formula="of:=MIN([.$D104];[.$I104];[.$N104];[.$S104];[.$X104])" office:value-type="float"/>
          <table:table-cell table:formula="of:=MIN([.$E104];[.$J104];[.$O104];[.$T104];[.$Y104])" office:value-type="float"/>
          <table:table-cell table:formula="of:=MIN([.$F104];[.$K104];[.$P104];[.$U104];[.$Z104])" office:value-type="float"/>
          <table:table-cell table:formula="of:=MEDIAN([.$B104];[.$G104];[.$L104];[.$Q104];[.$V104])" office:value-type="float"/>
          <table:table-cell table:formula="of:=MEDIAN([.$C104];[.$H104];[.$M104];[.$R104];[.$W104])" office:value-type="float"/>
          <table:table-cell table:formula="of:=MEDIAN([.$D104];[.$I104];[.$N104];[.$S104];[.$X104])" office:value-type="float"/>
          <table:table-cell table:formula="of:=MEDIAN([.$E104];[.$J104];[.$O104];[.$T104];[.$Y104])" office:value-type="float"/>
          <table:table-cell table:formula="of:=MEDIAN([.$F104];[.$K104];[.$P104];[.$U104];[.$Z104])" office:value-type="float"/>
          <table:table-cell table:formula="of:=MAX([.$B104];[.$G104];[.$L104];[.$Q104];[.$V104])" office:value-type="float"/>
          <table:table-cell table:formula="of:=MAX([.$C104];[.$H104];[.$M104];[.$R104];[.$W104])" office:value-type="float"/>
          <table:table-cell table:formula="of:=MAX([.$D104];[.$I104];[.$N104];[.$S104];[.$X104])" office:value-type="float"/>
          <table:table-cell table:formula="of:=MAX([.$E104];[.$J104];[.$O104];[.$T104];[.$Y104])" office:value-type="float"/>
          <table:table-cell table:formula="of:=MAX([.$F104];[.$K104];[.$P104];[.$U104];[.$Z104])" office:value-type="float"/>
        </table:table-row>
        <table:table-row table:style-name="ro1">
          <table:table-cell office:value-type="string">
            <text:p>instances/asp/tai50_20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4.856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733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4.146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913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5];[.$G105];[.$L105];[.$Q105];[.$V105])" office:value-type="float"/>
          <table:table-cell table:formula="of:=MIN([.$C105];[.$H105];[.$M105];[.$R105];[.$W105])" office:value-type="float"/>
          <table:table-cell table:formula="of:=MIN([.$D105];[.$I105];[.$N105];[.$S105];[.$X105])" office:value-type="float"/>
          <table:table-cell table:formula="of:=MIN([.$E105];[.$J105];[.$O105];[.$T105];[.$Y105])" office:value-type="float"/>
          <table:table-cell table:formula="of:=MIN([.$F105];[.$K105];[.$P105];[.$U105];[.$Z105])" office:value-type="float"/>
          <table:table-cell table:formula="of:=MEDIAN([.$B105];[.$G105];[.$L105];[.$Q105];[.$V105])" office:value-type="float"/>
          <table:table-cell table:formula="of:=MEDIAN([.$C105];[.$H105];[.$M105];[.$R105];[.$W105])" office:value-type="float"/>
          <table:table-cell table:formula="of:=MEDIAN([.$D105];[.$I105];[.$N105];[.$S105];[.$X105])" office:value-type="float"/>
          <table:table-cell table:formula="of:=MEDIAN([.$E105];[.$J105];[.$O105];[.$T105];[.$Y105])" office:value-type="float"/>
          <table:table-cell table:formula="of:=MEDIAN([.$F105];[.$K105];[.$P105];[.$U105];[.$Z105])" office:value-type="float"/>
          <table:table-cell table:formula="of:=MAX([.$B105];[.$G105];[.$L105];[.$Q105];[.$V105])" office:value-type="float"/>
          <table:table-cell table:formula="of:=MAX([.$C105];[.$H105];[.$M105];[.$R105];[.$W105])" office:value-type="float"/>
          <table:table-cell table:formula="of:=MAX([.$D105];[.$I105];[.$N105];[.$S105];[.$X105])" office:value-type="float"/>
          <table:table-cell table:formula="of:=MAX([.$E105];[.$J105];[.$O105];[.$T105];[.$Y105])" office:value-type="float"/>
          <table:table-cell table:formula="of:=MAX([.$F105];[.$K105];[.$P105];[.$U105];[.$Z105])" office:value-type="float"/>
        </table:table-row>
        <table:table-row table:style-name="ro1">
          <table:table-cell office:value-type="string">
            <text:p>instances/asp/tai50_20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2.44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7436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3.07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3933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6];[.$G106];[.$L106];[.$Q106];[.$V106])" office:value-type="float"/>
          <table:table-cell table:formula="of:=MIN([.$C106];[.$H106];[.$M106];[.$R106];[.$W106])" office:value-type="float"/>
          <table:table-cell table:formula="of:=MIN([.$D106];[.$I106];[.$N106];[.$S106];[.$X106])" office:value-type="float"/>
          <table:table-cell table:formula="of:=MIN([.$E106];[.$J106];[.$O106];[.$T106];[.$Y106])" office:value-type="float"/>
          <table:table-cell table:formula="of:=MIN([.$F106];[.$K106];[.$P106];[.$U106];[.$Z106])" office:value-type="float"/>
          <table:table-cell table:formula="of:=MEDIAN([.$B106];[.$G106];[.$L106];[.$Q106];[.$V106])" office:value-type="float"/>
          <table:table-cell table:formula="of:=MEDIAN([.$C106];[.$H106];[.$M106];[.$R106];[.$W106])" office:value-type="float"/>
          <table:table-cell table:formula="of:=MEDIAN([.$D106];[.$I106];[.$N106];[.$S106];[.$X106])" office:value-type="float"/>
          <table:table-cell table:formula="of:=MEDIAN([.$E106];[.$J106];[.$O106];[.$T106];[.$Y106])" office:value-type="float"/>
          <table:table-cell table:formula="of:=MEDIAN([.$F106];[.$K106];[.$P106];[.$U106];[.$Z106])" office:value-type="float"/>
          <table:table-cell table:formula="of:=MAX([.$B106];[.$G106];[.$L106];[.$Q106];[.$V106])" office:value-type="float"/>
          <table:table-cell table:formula="of:=MAX([.$C106];[.$H106];[.$M106];[.$R106];[.$W106])" office:value-type="float"/>
          <table:table-cell table:formula="of:=MAX([.$D106];[.$I106];[.$N106];[.$S106];[.$X106])" office:value-type="float"/>
          <table:table-cell table:formula="of:=MAX([.$E106];[.$J106];[.$O106];[.$T106];[.$Y106])" office:value-type="float"/>
          <table:table-cell table:formula="of:=MAX([.$F106];[.$K106];[.$P106];[.$U106];[.$Z106])" office:value-type="float"/>
        </table:table-row>
        <table:table-row table:style-name="ro1">
          <table:table-cell office:value-type="string">
            <text:p>instances/asp/tai50_20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7.53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2.1646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3.161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791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7];[.$G107];[.$L107];[.$Q107];[.$V107])" office:value-type="float"/>
          <table:table-cell table:formula="of:=MIN([.$C107];[.$H107];[.$M107];[.$R107];[.$W107])" office:value-type="float"/>
          <table:table-cell table:formula="of:=MIN([.$D107];[.$I107];[.$N107];[.$S107];[.$X107])" office:value-type="float"/>
          <table:table-cell table:formula="of:=MIN([.$E107];[.$J107];[.$O107];[.$T107];[.$Y107])" office:value-type="float"/>
          <table:table-cell table:formula="of:=MIN([.$F107];[.$K107];[.$P107];[.$U107];[.$Z107])" office:value-type="float"/>
          <table:table-cell table:formula="of:=MEDIAN([.$B107];[.$G107];[.$L107];[.$Q107];[.$V107])" office:value-type="float"/>
          <table:table-cell table:formula="of:=MEDIAN([.$C107];[.$H107];[.$M107];[.$R107];[.$W107])" office:value-type="float"/>
          <table:table-cell table:formula="of:=MEDIAN([.$D107];[.$I107];[.$N107];[.$S107];[.$X107])" office:value-type="float"/>
          <table:table-cell table:formula="of:=MEDIAN([.$E107];[.$J107];[.$O107];[.$T107];[.$Y107])" office:value-type="float"/>
          <table:table-cell table:formula="of:=MEDIAN([.$F107];[.$K107];[.$P107];[.$U107];[.$Z107])" office:value-type="float"/>
          <table:table-cell table:formula="of:=MAX([.$B107];[.$G107];[.$L107];[.$Q107];[.$V107])" office:value-type="float"/>
          <table:table-cell table:formula="of:=MAX([.$C107];[.$H107];[.$M107];[.$R107];[.$W107])" office:value-type="float"/>
          <table:table-cell table:formula="of:=MAX([.$D107];[.$I107];[.$N107];[.$S107];[.$X107])" office:value-type="float"/>
          <table:table-cell table:formula="of:=MAX([.$E107];[.$J107];[.$O107];[.$T107];[.$Y107])" office:value-type="float"/>
          <table:table-cell table:formula="of:=MAX([.$F107];[.$K107];[.$P107];[.$U107];[.$Z107])" office:value-type="float"/>
        </table:table-row>
        <table:table-row table:style-name="ro1">
          <table:table-cell office:value-type="string">
            <text:p>instances/asp/tai50_20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8.279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6631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0.782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2873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8];[.$G108];[.$L108];[.$Q108];[.$V108])" office:value-type="float"/>
          <table:table-cell table:formula="of:=MIN([.$C108];[.$H108];[.$M108];[.$R108];[.$W108])" office:value-type="float"/>
          <table:table-cell table:formula="of:=MIN([.$D108];[.$I108];[.$N108];[.$S108];[.$X108])" office:value-type="float"/>
          <table:table-cell table:formula="of:=MIN([.$E108];[.$J108];[.$O108];[.$T108];[.$Y108])" office:value-type="float"/>
          <table:table-cell table:formula="of:=MIN([.$F108];[.$K108];[.$P108];[.$U108];[.$Z108])" office:value-type="float"/>
          <table:table-cell table:formula="of:=MEDIAN([.$B108];[.$G108];[.$L108];[.$Q108];[.$V108])" office:value-type="float"/>
          <table:table-cell table:formula="of:=MEDIAN([.$C108];[.$H108];[.$M108];[.$R108];[.$W108])" office:value-type="float"/>
          <table:table-cell table:formula="of:=MEDIAN([.$D108];[.$I108];[.$N108];[.$S108];[.$X108])" office:value-type="float"/>
          <table:table-cell table:formula="of:=MEDIAN([.$E108];[.$J108];[.$O108];[.$T108];[.$Y108])" office:value-type="float"/>
          <table:table-cell table:formula="of:=MEDIAN([.$F108];[.$K108];[.$P108];[.$U108];[.$Z108])" office:value-type="float"/>
          <table:table-cell table:formula="of:=MAX([.$B108];[.$G108];[.$L108];[.$Q108];[.$V108])" office:value-type="float"/>
          <table:table-cell table:formula="of:=MAX([.$C108];[.$H108];[.$M108];[.$R108];[.$W108])" office:value-type="float"/>
          <table:table-cell table:formula="of:=MAX([.$D108];[.$I108];[.$N108];[.$S108];[.$X108])" office:value-type="float"/>
          <table:table-cell table:formula="of:=MAX([.$E108];[.$J108];[.$O108];[.$T108];[.$Y108])" office:value-type="float"/>
          <table:table-cell table:formula="of:=MAX([.$F108];[.$K108];[.$P108];[.$U108];[.$Z108])" office:value-type="float"/>
        </table:table-row>
        <table:table-row table:style-name="ro1">
          <table:table-cell office:value-type="string">
            <text:p>instances/asp/tai50_20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4.1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6416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3.838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0471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09];[.$G109];[.$L109];[.$Q109];[.$V109])" office:value-type="float"/>
          <table:table-cell table:formula="of:=MIN([.$C109];[.$H109];[.$M109];[.$R109];[.$W109])" office:value-type="float"/>
          <table:table-cell table:formula="of:=MIN([.$D109];[.$I109];[.$N109];[.$S109];[.$X109])" office:value-type="float"/>
          <table:table-cell table:formula="of:=MIN([.$E109];[.$J109];[.$O109];[.$T109];[.$Y109])" office:value-type="float"/>
          <table:table-cell table:formula="of:=MIN([.$F109];[.$K109];[.$P109];[.$U109];[.$Z109])" office:value-type="float"/>
          <table:table-cell table:formula="of:=MEDIAN([.$B109];[.$G109];[.$L109];[.$Q109];[.$V109])" office:value-type="float"/>
          <table:table-cell table:formula="of:=MEDIAN([.$C109];[.$H109];[.$M109];[.$R109];[.$W109])" office:value-type="float"/>
          <table:table-cell table:formula="of:=MEDIAN([.$D109];[.$I109];[.$N109];[.$S109];[.$X109])" office:value-type="float"/>
          <table:table-cell table:formula="of:=MEDIAN([.$E109];[.$J109];[.$O109];[.$T109];[.$Y109])" office:value-type="float"/>
          <table:table-cell table:formula="of:=MEDIAN([.$F109];[.$K109];[.$P109];[.$U109];[.$Z109])" office:value-type="float"/>
          <table:table-cell table:formula="of:=MAX([.$B109];[.$G109];[.$L109];[.$Q109];[.$V109])" office:value-type="float"/>
          <table:table-cell table:formula="of:=MAX([.$C109];[.$H109];[.$M109];[.$R109];[.$W109])" office:value-type="float"/>
          <table:table-cell table:formula="of:=MAX([.$D109];[.$I109];[.$N109];[.$S109];[.$X109])" office:value-type="float"/>
          <table:table-cell table:formula="of:=MAX([.$E109];[.$J109];[.$O109];[.$T109];[.$Y109])" office:value-type="float"/>
          <table:table-cell table:formula="of:=MAX([.$F109];[.$K109];[.$P109];[.$U109];[.$Z109])" office:value-type="float"/>
        </table:table-row>
        <table:table-row table:style-name="ro1">
          <table:table-cell office:value-type="string">
            <text:p>instances/asp/tai50_20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6.948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4637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4.627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1.684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10];[.$G110];[.$L110];[.$Q110];[.$V110])" office:value-type="float"/>
          <table:table-cell table:formula="of:=MIN([.$C110];[.$H110];[.$M110];[.$R110];[.$W110])" office:value-type="float"/>
          <table:table-cell table:formula="of:=MIN([.$D110];[.$I110];[.$N110];[.$S110];[.$X110])" office:value-type="float"/>
          <table:table-cell table:formula="of:=MIN([.$E110];[.$J110];[.$O110];[.$T110];[.$Y110])" office:value-type="float"/>
          <table:table-cell table:formula="of:=MIN([.$F110];[.$K110];[.$P110];[.$U110];[.$Z110])" office:value-type="float"/>
          <table:table-cell table:formula="of:=MEDIAN([.$B110];[.$G110];[.$L110];[.$Q110];[.$V110])" office:value-type="float"/>
          <table:table-cell table:formula="of:=MEDIAN([.$C110];[.$H110];[.$M110];[.$R110];[.$W110])" office:value-type="float"/>
          <table:table-cell table:formula="of:=MEDIAN([.$D110];[.$I110];[.$N110];[.$S110];[.$X110])" office:value-type="float"/>
          <table:table-cell table:formula="of:=MEDIAN([.$E110];[.$J110];[.$O110];[.$T110];[.$Y110])" office:value-type="float"/>
          <table:table-cell table:formula="of:=MEDIAN([.$F110];[.$K110];[.$P110];[.$U110];[.$Z110])" office:value-type="float"/>
          <table:table-cell table:formula="of:=MAX([.$B110];[.$G110];[.$L110];[.$Q110];[.$V110])" office:value-type="float"/>
          <table:table-cell table:formula="of:=MAX([.$C110];[.$H110];[.$M110];[.$R110];[.$W110])" office:value-type="float"/>
          <table:table-cell table:formula="of:=MAX([.$D110];[.$I110];[.$N110];[.$S110];[.$X110])" office:value-type="float"/>
          <table:table-cell table:formula="of:=MAX([.$E110];[.$J110];[.$O110];[.$T110];[.$Y110])" office:value-type="float"/>
          <table:table-cell table:formula="of:=MAX([.$F110];[.$K110];[.$P110];[.$U110];[.$Z110])" office:value-type="float"/>
        </table:table-row>
        <table:table-row table:style-name="ro1">
          <table:table-cell office:value-type="string">
            <text:p>instances/asp/tai50_20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5.198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2.315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0.834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3572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11];[.$G111];[.$L111];[.$Q111];[.$V111])" office:value-type="float"/>
          <table:table-cell table:formula="of:=MIN([.$C111];[.$H111];[.$M111];[.$R111];[.$W111])" office:value-type="float"/>
          <table:table-cell table:formula="of:=MIN([.$D111];[.$I111];[.$N111];[.$S111];[.$X111])" office:value-type="float"/>
          <table:table-cell table:formula="of:=MIN([.$E111];[.$J111];[.$O111];[.$T111];[.$Y111])" office:value-type="float"/>
          <table:table-cell table:formula="of:=MIN([.$F111];[.$K111];[.$P111];[.$U111];[.$Z111])" office:value-type="float"/>
          <table:table-cell table:formula="of:=MEDIAN([.$B111];[.$G111];[.$L111];[.$Q111];[.$V111])" office:value-type="float"/>
          <table:table-cell table:formula="of:=MEDIAN([.$C111];[.$H111];[.$M111];[.$R111];[.$W111])" office:value-type="float"/>
          <table:table-cell table:formula="of:=MEDIAN([.$D111];[.$I111];[.$N111];[.$S111];[.$X111])" office:value-type="float"/>
          <table:table-cell table:formula="of:=MEDIAN([.$E111];[.$J111];[.$O111];[.$T111];[.$Y111])" office:value-type="float"/>
          <table:table-cell table:formula="of:=MEDIAN([.$F111];[.$K111];[.$P111];[.$U111];[.$Z111])" office:value-type="float"/>
          <table:table-cell table:formula="of:=MAX([.$B111];[.$G111];[.$L111];[.$Q111];[.$V111])" office:value-type="float"/>
          <table:table-cell table:formula="of:=MAX([.$C111];[.$H111];[.$M111];[.$R111];[.$W111])" office:value-type="float"/>
          <table:table-cell table:formula="of:=MAX([.$D111];[.$I111];[.$N111];[.$S111];[.$X111])" office:value-type="float"/>
          <table:table-cell table:formula="of:=MAX([.$E111];[.$J111];[.$O111];[.$T111];[.$Y111])" office:value-type="float"/>
          <table:table-cell table:formula="of:=MAX([.$F111];[.$K111];[.$P111];[.$U111];[.$Z111])" office:value-type="float"/>
        </table:table-row>
        <table:table-row table:style-name="ro1">
          <table:table-cell office:value-type="string">
            <text:p>instances/asp/tai50_20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84.173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table:style-name="cellBest" office:value-type="float" office:value="21.9629"/>
          <table:table-cell office:value-type="float" office:value="0.0"/>
          <table:table-cell office:value-type="float" office:value="0.0"/>
          <table:table-cell office:value-type="float" office:value="1369.0"/>
          <table:table-cell office:value-type="float" office:value="1.0"/>
          <table:table-cell office:value-type="float" office:value="240.798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office:value-type="float" office:value="22.551"/>
          <table:table-cell office:value-type="float" office:value="0.0"/>
          <table:table-cell office:value-type="float" office:value="0.0"/>
          <table:table-cell table:style-name="cellWorst" office:value-type="float" office:value="49389.0"/>
          <table:table-cell office:value-type="float" office:value="1.0"/>
          <table:table-cell table:formula="of:=MIN([.$B112];[.$G112];[.$L112];[.$Q112];[.$V112])" office:value-type="float"/>
          <table:table-cell table:formula="of:=MIN([.$C112];[.$H112];[.$M112];[.$R112];[.$W112])" office:value-type="float"/>
          <table:table-cell table:formula="of:=MIN([.$D112];[.$I112];[.$N112];[.$S112];[.$X112])" office:value-type="float"/>
          <table:table-cell table:formula="of:=MIN([.$E112];[.$J112];[.$O112];[.$T112];[.$Y112])" office:value-type="float"/>
          <table:table-cell table:formula="of:=MIN([.$F112];[.$K112];[.$P112];[.$U112];[.$Z112])" office:value-type="float"/>
          <table:table-cell table:formula="of:=MEDIAN([.$B112];[.$G112];[.$L112];[.$Q112];[.$V112])" office:value-type="float"/>
          <table:table-cell table:formula="of:=MEDIAN([.$C112];[.$H112];[.$M112];[.$R112];[.$W112])" office:value-type="float"/>
          <table:table-cell table:formula="of:=MEDIAN([.$D112];[.$I112];[.$N112];[.$S112];[.$X112])" office:value-type="float"/>
          <table:table-cell table:formula="of:=MEDIAN([.$E112];[.$J112];[.$O112];[.$T112];[.$Y112])" office:value-type="float"/>
          <table:table-cell table:formula="of:=MEDIAN([.$F112];[.$K112];[.$P112];[.$U112];[.$Z112])" office:value-type="float"/>
          <table:table-cell table:formula="of:=MAX([.$B112];[.$G112];[.$L112];[.$Q112];[.$V112])" office:value-type="float"/>
          <table:table-cell table:formula="of:=MAX([.$C112];[.$H112];[.$M112];[.$R112];[.$W112])" office:value-type="float"/>
          <table:table-cell table:formula="of:=MAX([.$D112];[.$I112];[.$N112];[.$S112];[.$X112])" office:value-type="float"/>
          <table:table-cell table:formula="of:=MAX([.$E112];[.$J112];[.$O112];[.$T112];[.$Y112])" office:value-type="float"/>
          <table:table-cell table:formula="of:=MAX([.$F112];[.$K112];[.$P112];[.$U112];[.$Z112])" office:value-type="float"/>
        </table:table-row>
        <table:table-row table:style-name="ro1">
          <table:table-cell office:value-type="string">
            <text:p>instances/asp/tai50_5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5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85701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4.218"/>
          <table:table-cell office:value-type="float" office:value="0.0"/>
          <table:table-cell office:value-type="float" office:value="0.0"/>
          <table:table-cell table:style-name="cellWorst" office:value-type="float" office:value="46634.0"/>
          <table:table-cell table:style-name="cellWorst" office:value-type="float" office:value="154.0"/>
          <table:table-cell office:value-type="float" office:value="7.34631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3];[.$G113];[.$L113];[.$Q113];[.$V113])" office:value-type="float"/>
          <table:table-cell table:formula="of:=MIN([.$C113];[.$H113];[.$M113];[.$R113];[.$W113])" office:value-type="float"/>
          <table:table-cell table:formula="of:=MIN([.$D113];[.$I113];[.$N113];[.$S113];[.$X113])" office:value-type="float"/>
          <table:table-cell table:formula="of:=MIN([.$E113];[.$J113];[.$O113];[.$T113];[.$Y113])" office:value-type="float"/>
          <table:table-cell table:formula="of:=MIN([.$F113];[.$K113];[.$P113];[.$U113];[.$Z113])" office:value-type="float"/>
          <table:table-cell table:formula="of:=MEDIAN([.$B113];[.$G113];[.$L113];[.$Q113];[.$V113])" office:value-type="float"/>
          <table:table-cell table:formula="of:=MEDIAN([.$C113];[.$H113];[.$M113];[.$R113];[.$W113])" office:value-type="float"/>
          <table:table-cell table:formula="of:=MEDIAN([.$D113];[.$I113];[.$N113];[.$S113];[.$X113])" office:value-type="float"/>
          <table:table-cell table:formula="of:=MEDIAN([.$E113];[.$J113];[.$O113];[.$T113];[.$Y113])" office:value-type="float"/>
          <table:table-cell table:formula="of:=MEDIAN([.$F113];[.$K113];[.$P113];[.$U113];[.$Z113])" office:value-type="float"/>
          <table:table-cell table:formula="of:=MAX([.$B113];[.$G113];[.$L113];[.$Q113];[.$V113])" office:value-type="float"/>
          <table:table-cell table:formula="of:=MAX([.$C113];[.$H113];[.$M113];[.$R113];[.$W113])" office:value-type="float"/>
          <table:table-cell table:formula="of:=MAX([.$D113];[.$I113];[.$N113];[.$S113];[.$X113])" office:value-type="float"/>
          <table:table-cell table:formula="of:=MAX([.$E113];[.$J113];[.$O113];[.$T113];[.$Y113])" office:value-type="float"/>
          <table:table-cell table:formula="of:=MAX([.$F113];[.$K113];[.$P113];[.$U113];[.$Z113])" office:value-type="float"/>
        </table:table-row>
        <table:table-row table:style-name="ro1">
          <table:table-cell office:value-type="string">
            <text:p>instances/asp/tai50_5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70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7223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30.923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13744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4];[.$G114];[.$L114];[.$Q114];[.$V114])" office:value-type="float"/>
          <table:table-cell table:formula="of:=MIN([.$C114];[.$H114];[.$M114];[.$R114];[.$W114])" office:value-type="float"/>
          <table:table-cell table:formula="of:=MIN([.$D114];[.$I114];[.$N114];[.$S114];[.$X114])" office:value-type="float"/>
          <table:table-cell table:formula="of:=MIN([.$E114];[.$J114];[.$O114];[.$T114];[.$Y114])" office:value-type="float"/>
          <table:table-cell table:formula="of:=MIN([.$F114];[.$K114];[.$P114];[.$U114];[.$Z114])" office:value-type="float"/>
          <table:table-cell table:formula="of:=MEDIAN([.$B114];[.$G114];[.$L114];[.$Q114];[.$V114])" office:value-type="float"/>
          <table:table-cell table:formula="of:=MEDIAN([.$C114];[.$H114];[.$M114];[.$R114];[.$W114])" office:value-type="float"/>
          <table:table-cell table:formula="of:=MEDIAN([.$D114];[.$I114];[.$N114];[.$S114];[.$X114])" office:value-type="float"/>
          <table:table-cell table:formula="of:=MEDIAN([.$E114];[.$J114];[.$O114];[.$T114];[.$Y114])" office:value-type="float"/>
          <table:table-cell table:formula="of:=MEDIAN([.$F114];[.$K114];[.$P114];[.$U114];[.$Z114])" office:value-type="float"/>
          <table:table-cell table:formula="of:=MAX([.$B114];[.$G114];[.$L114];[.$Q114];[.$V114])" office:value-type="float"/>
          <table:table-cell table:formula="of:=MAX([.$C114];[.$H114];[.$M114];[.$R114];[.$W114])" office:value-type="float"/>
          <table:table-cell table:formula="of:=MAX([.$D114];[.$I114];[.$N114];[.$S114];[.$X114])" office:value-type="float"/>
          <table:table-cell table:formula="of:=MAX([.$E114];[.$J114];[.$O114];[.$T114];[.$Y114])" office:value-type="float"/>
          <table:table-cell table:formula="of:=MAX([.$F114];[.$K114];[.$P114];[.$U114];[.$Z114])" office:value-type="float"/>
        </table:table-row>
        <table:table-row table:style-name="ro1">
          <table:table-cell office:value-type="string">
            <text:p>instances/asp/tai50_5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56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88315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9.688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03163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5];[.$G115];[.$L115];[.$Q115];[.$V115])" office:value-type="float"/>
          <table:table-cell table:formula="of:=MIN([.$C115];[.$H115];[.$M115];[.$R115];[.$W115])" office:value-type="float"/>
          <table:table-cell table:formula="of:=MIN([.$D115];[.$I115];[.$N115];[.$S115];[.$X115])" office:value-type="float"/>
          <table:table-cell table:formula="of:=MIN([.$E115];[.$J115];[.$O115];[.$T115];[.$Y115])" office:value-type="float"/>
          <table:table-cell table:formula="of:=MIN([.$F115];[.$K115];[.$P115];[.$U115];[.$Z115])" office:value-type="float"/>
          <table:table-cell table:formula="of:=MEDIAN([.$B115];[.$G115];[.$L115];[.$Q115];[.$V115])" office:value-type="float"/>
          <table:table-cell table:formula="of:=MEDIAN([.$C115];[.$H115];[.$M115];[.$R115];[.$W115])" office:value-type="float"/>
          <table:table-cell table:formula="of:=MEDIAN([.$D115];[.$I115];[.$N115];[.$S115];[.$X115])" office:value-type="float"/>
          <table:table-cell table:formula="of:=MEDIAN([.$E115];[.$J115];[.$O115];[.$T115];[.$Y115])" office:value-type="float"/>
          <table:table-cell table:formula="of:=MEDIAN([.$F115];[.$K115];[.$P115];[.$U115];[.$Z115])" office:value-type="float"/>
          <table:table-cell table:formula="of:=MAX([.$B115];[.$G115];[.$L115];[.$Q115];[.$V115])" office:value-type="float"/>
          <table:table-cell table:formula="of:=MAX([.$C115];[.$H115];[.$M115];[.$R115];[.$W115])" office:value-type="float"/>
          <table:table-cell table:formula="of:=MAX([.$D115];[.$I115];[.$N115];[.$S115];[.$X115])" office:value-type="float"/>
          <table:table-cell table:formula="of:=MAX([.$E115];[.$J115];[.$O115];[.$T115];[.$Y115])" office:value-type="float"/>
          <table:table-cell table:formula="of:=MAX([.$F115];[.$K115];[.$P115];[.$U115];[.$Z115])" office:value-type="float"/>
        </table:table-row>
        <table:table-row table:style-name="ro1">
          <table:table-cell office:value-type="string">
            <text:p>instances/asp/tai50_5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6661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5867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3.265"/>
          <table:table-cell office:value-type="float" office:value="0.0"/>
          <table:table-cell office:value-type="float" office:value="0.0"/>
          <table:table-cell table:style-name="cellWorst" office:value-type="float" office:value="46634.0"/>
          <table:table-cell table:style-name="cellWorst" office:value-type="float" office:value="154.0"/>
          <table:table-cell office:value-type="float" office:value="7.29951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6];[.$G116];[.$L116];[.$Q116];[.$V116])" office:value-type="float"/>
          <table:table-cell table:formula="of:=MIN([.$C116];[.$H116];[.$M116];[.$R116];[.$W116])" office:value-type="float"/>
          <table:table-cell table:formula="of:=MIN([.$D116];[.$I116];[.$N116];[.$S116];[.$X116])" office:value-type="float"/>
          <table:table-cell table:formula="of:=MIN([.$E116];[.$J116];[.$O116];[.$T116];[.$Y116])" office:value-type="float"/>
          <table:table-cell table:formula="of:=MIN([.$F116];[.$K116];[.$P116];[.$U116];[.$Z116])" office:value-type="float"/>
          <table:table-cell table:formula="of:=MEDIAN([.$B116];[.$G116];[.$L116];[.$Q116];[.$V116])" office:value-type="float"/>
          <table:table-cell table:formula="of:=MEDIAN([.$C116];[.$H116];[.$M116];[.$R116];[.$W116])" office:value-type="float"/>
          <table:table-cell table:formula="of:=MEDIAN([.$D116];[.$I116];[.$N116];[.$S116];[.$X116])" office:value-type="float"/>
          <table:table-cell table:formula="of:=MEDIAN([.$E116];[.$J116];[.$O116];[.$T116];[.$Y116])" office:value-type="float"/>
          <table:table-cell table:formula="of:=MEDIAN([.$F116];[.$K116];[.$P116];[.$U116];[.$Z116])" office:value-type="float"/>
          <table:table-cell table:formula="of:=MAX([.$B116];[.$G116];[.$L116];[.$Q116];[.$V116])" office:value-type="float"/>
          <table:table-cell table:formula="of:=MAX([.$C116];[.$H116];[.$M116];[.$R116];[.$W116])" office:value-type="float"/>
          <table:table-cell table:formula="of:=MAX([.$D116];[.$I116];[.$N116];[.$S116];[.$X116])" office:value-type="float"/>
          <table:table-cell table:formula="of:=MAX([.$E116];[.$J116];[.$O116];[.$T116];[.$Y116])" office:value-type="float"/>
          <table:table-cell table:formula="of:=MAX([.$F116];[.$K116];[.$P116];[.$U116];[.$Z116])" office:value-type="float"/>
        </table:table-row>
        <table:table-row table:style-name="ro1">
          <table:table-cell office:value-type="string">
            <text:p>instances/asp/tai50_5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5107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5.03765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30.991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41101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7];[.$G117];[.$L117];[.$Q117];[.$V117])" office:value-type="float"/>
          <table:table-cell table:formula="of:=MIN([.$C117];[.$H117];[.$M117];[.$R117];[.$W117])" office:value-type="float"/>
          <table:table-cell table:formula="of:=MIN([.$D117];[.$I117];[.$N117];[.$S117];[.$X117])" office:value-type="float"/>
          <table:table-cell table:formula="of:=MIN([.$E117];[.$J117];[.$O117];[.$T117];[.$Y117])" office:value-type="float"/>
          <table:table-cell table:formula="of:=MIN([.$F117];[.$K117];[.$P117];[.$U117];[.$Z117])" office:value-type="float"/>
          <table:table-cell table:formula="of:=MEDIAN([.$B117];[.$G117];[.$L117];[.$Q117];[.$V117])" office:value-type="float"/>
          <table:table-cell table:formula="of:=MEDIAN([.$C117];[.$H117];[.$M117];[.$R117];[.$W117])" office:value-type="float"/>
          <table:table-cell table:formula="of:=MEDIAN([.$D117];[.$I117];[.$N117];[.$S117];[.$X117])" office:value-type="float"/>
          <table:table-cell table:formula="of:=MEDIAN([.$E117];[.$J117];[.$O117];[.$T117];[.$Y117])" office:value-type="float"/>
          <table:table-cell table:formula="of:=MEDIAN([.$F117];[.$K117];[.$P117];[.$U117];[.$Z117])" office:value-type="float"/>
          <table:table-cell table:formula="of:=MAX([.$B117];[.$G117];[.$L117];[.$Q117];[.$V117])" office:value-type="float"/>
          <table:table-cell table:formula="of:=MAX([.$C117];[.$H117];[.$M117];[.$R117];[.$W117])" office:value-type="float"/>
          <table:table-cell table:formula="of:=MAX([.$D117];[.$I117];[.$N117];[.$S117];[.$X117])" office:value-type="float"/>
          <table:table-cell table:formula="of:=MAX([.$E117];[.$J117];[.$O117];[.$T117];[.$Y117])" office:value-type="float"/>
          <table:table-cell table:formula="of:=MAX([.$F117];[.$K117];[.$P117];[.$U117];[.$Z117])" office:value-type="float"/>
        </table:table-row>
        <table:table-row table:style-name="ro1">
          <table:table-cell office:value-type="string">
            <text:p>instances/asp/tai50_5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566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81521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30.996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20225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8];[.$G118];[.$L118];[.$Q118];[.$V118])" office:value-type="float"/>
          <table:table-cell table:formula="of:=MIN([.$C118];[.$H118];[.$M118];[.$R118];[.$W118])" office:value-type="float"/>
          <table:table-cell table:formula="of:=MIN([.$D118];[.$I118];[.$N118];[.$S118];[.$X118])" office:value-type="float"/>
          <table:table-cell table:formula="of:=MIN([.$E118];[.$J118];[.$O118];[.$T118];[.$Y118])" office:value-type="float"/>
          <table:table-cell table:formula="of:=MIN([.$F118];[.$K118];[.$P118];[.$U118];[.$Z118])" office:value-type="float"/>
          <table:table-cell table:formula="of:=MEDIAN([.$B118];[.$G118];[.$L118];[.$Q118];[.$V118])" office:value-type="float"/>
          <table:table-cell table:formula="of:=MEDIAN([.$C118];[.$H118];[.$M118];[.$R118];[.$W118])" office:value-type="float"/>
          <table:table-cell table:formula="of:=MEDIAN([.$D118];[.$I118];[.$N118];[.$S118];[.$X118])" office:value-type="float"/>
          <table:table-cell table:formula="of:=MEDIAN([.$E118];[.$J118];[.$O118];[.$T118];[.$Y118])" office:value-type="float"/>
          <table:table-cell table:formula="of:=MEDIAN([.$F118];[.$K118];[.$P118];[.$U118];[.$Z118])" office:value-type="float"/>
          <table:table-cell table:formula="of:=MAX([.$B118];[.$G118];[.$L118];[.$Q118];[.$V118])" office:value-type="float"/>
          <table:table-cell table:formula="of:=MAX([.$C118];[.$H118];[.$M118];[.$R118];[.$W118])" office:value-type="float"/>
          <table:table-cell table:formula="of:=MAX([.$D118];[.$I118];[.$N118];[.$S118];[.$X118])" office:value-type="float"/>
          <table:table-cell table:formula="of:=MAX([.$E118];[.$J118];[.$O118];[.$T118];[.$Y118])" office:value-type="float"/>
          <table:table-cell table:formula="of:=MAX([.$F118];[.$K118];[.$P118];[.$U118];[.$Z118])" office:value-type="float"/>
        </table:table-row>
        <table:table-row table:style-name="ro1">
          <table:table-cell office:value-type="string">
            <text:p>instances/asp/tai50_5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4969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73311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1.811"/>
          <table:table-cell office:value-type="float" office:value="0.0"/>
          <table:table-cell office:value-type="float" office:value="0.0"/>
          <table:table-cell table:style-name="cellWorst" office:value-type="float" office:value="46634.0"/>
          <table:table-cell table:style-name="cellWorst" office:value-type="float" office:value="154.0"/>
          <table:table-cell office:value-type="float" office:value="7.22299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19];[.$G119];[.$L119];[.$Q119];[.$V119])" office:value-type="float"/>
          <table:table-cell table:formula="of:=MIN([.$C119];[.$H119];[.$M119];[.$R119];[.$W119])" office:value-type="float"/>
          <table:table-cell table:formula="of:=MIN([.$D119];[.$I119];[.$N119];[.$S119];[.$X119])" office:value-type="float"/>
          <table:table-cell table:formula="of:=MIN([.$E119];[.$J119];[.$O119];[.$T119];[.$Y119])" office:value-type="float"/>
          <table:table-cell table:formula="of:=MIN([.$F119];[.$K119];[.$P119];[.$U119];[.$Z119])" office:value-type="float"/>
          <table:table-cell table:formula="of:=MEDIAN([.$B119];[.$G119];[.$L119];[.$Q119];[.$V119])" office:value-type="float"/>
          <table:table-cell table:formula="of:=MEDIAN([.$C119];[.$H119];[.$M119];[.$R119];[.$W119])" office:value-type="float"/>
          <table:table-cell table:formula="of:=MEDIAN([.$D119];[.$I119];[.$N119];[.$S119];[.$X119])" office:value-type="float"/>
          <table:table-cell table:formula="of:=MEDIAN([.$E119];[.$J119];[.$O119];[.$T119];[.$Y119])" office:value-type="float"/>
          <table:table-cell table:formula="of:=MEDIAN([.$F119];[.$K119];[.$P119];[.$U119];[.$Z119])" office:value-type="float"/>
          <table:table-cell table:formula="of:=MAX([.$B119];[.$G119];[.$L119];[.$Q119];[.$V119])" office:value-type="float"/>
          <table:table-cell table:formula="of:=MAX([.$C119];[.$H119];[.$M119];[.$R119];[.$W119])" office:value-type="float"/>
          <table:table-cell table:formula="of:=MAX([.$D119];[.$I119];[.$N119];[.$S119];[.$X119])" office:value-type="float"/>
          <table:table-cell table:formula="of:=MAX([.$E119];[.$J119];[.$O119];[.$T119];[.$Y119])" office:value-type="float"/>
          <table:table-cell table:formula="of:=MAX([.$F119];[.$K119];[.$P119];[.$U119];[.$Z119])" office:value-type="float"/>
        </table:table-row>
        <table:table-row table:style-name="ro1">
          <table:table-cell office:value-type="string">
            <text:p>instances/asp/tai50_5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3918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5887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9.405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18929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20];[.$G120];[.$L120];[.$Q120];[.$V120])" office:value-type="float"/>
          <table:table-cell table:formula="of:=MIN([.$C120];[.$H120];[.$M120];[.$R120];[.$W120])" office:value-type="float"/>
          <table:table-cell table:formula="of:=MIN([.$D120];[.$I120];[.$N120];[.$S120];[.$X120])" office:value-type="float"/>
          <table:table-cell table:formula="of:=MIN([.$E120];[.$J120];[.$O120];[.$T120];[.$Y120])" office:value-type="float"/>
          <table:table-cell table:formula="of:=MIN([.$F120];[.$K120];[.$P120];[.$U120];[.$Z120])" office:value-type="float"/>
          <table:table-cell table:formula="of:=MEDIAN([.$B120];[.$G120];[.$L120];[.$Q120];[.$V120])" office:value-type="float"/>
          <table:table-cell table:formula="of:=MEDIAN([.$C120];[.$H120];[.$M120];[.$R120];[.$W120])" office:value-type="float"/>
          <table:table-cell table:formula="of:=MEDIAN([.$D120];[.$I120];[.$N120];[.$S120];[.$X120])" office:value-type="float"/>
          <table:table-cell table:formula="of:=MEDIAN([.$E120];[.$J120];[.$O120];[.$T120];[.$Y120])" office:value-type="float"/>
          <table:table-cell table:formula="of:=MEDIAN([.$F120];[.$K120];[.$P120];[.$U120];[.$Z120])" office:value-type="float"/>
          <table:table-cell table:formula="of:=MAX([.$B120];[.$G120];[.$L120];[.$Q120];[.$V120])" office:value-type="float"/>
          <table:table-cell table:formula="of:=MAX([.$C120];[.$H120];[.$M120];[.$R120];[.$W120])" office:value-type="float"/>
          <table:table-cell table:formula="of:=MAX([.$D120];[.$I120];[.$N120];[.$S120];[.$X120])" office:value-type="float"/>
          <table:table-cell table:formula="of:=MAX([.$E120];[.$J120];[.$O120];[.$T120];[.$Y120])" office:value-type="float"/>
          <table:table-cell table:formula="of:=MAX([.$F120];[.$K120];[.$P120];[.$U120];[.$Z120])" office:value-type="float"/>
        </table:table-row>
        <table:table-row table:style-name="ro1">
          <table:table-cell office:value-type="string">
            <text:p>instances/asp/tai50_5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855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73744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29.73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37676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21];[.$G121];[.$L121];[.$Q121];[.$V121])" office:value-type="float"/>
          <table:table-cell table:formula="of:=MIN([.$C121];[.$H121];[.$M121];[.$R121];[.$W121])" office:value-type="float"/>
          <table:table-cell table:formula="of:=MIN([.$D121];[.$I121];[.$N121];[.$S121];[.$X121])" office:value-type="float"/>
          <table:table-cell table:formula="of:=MIN([.$E121];[.$J121];[.$O121];[.$T121];[.$Y121])" office:value-type="float"/>
          <table:table-cell table:formula="of:=MIN([.$F121];[.$K121];[.$P121];[.$U121];[.$Z121])" office:value-type="float"/>
          <table:table-cell table:formula="of:=MEDIAN([.$B121];[.$G121];[.$L121];[.$Q121];[.$V121])" office:value-type="float"/>
          <table:table-cell table:formula="of:=MEDIAN([.$C121];[.$H121];[.$M121];[.$R121];[.$W121])" office:value-type="float"/>
          <table:table-cell table:formula="of:=MEDIAN([.$D121];[.$I121];[.$N121];[.$S121];[.$X121])" office:value-type="float"/>
          <table:table-cell table:formula="of:=MEDIAN([.$E121];[.$J121];[.$O121];[.$T121];[.$Y121])" office:value-type="float"/>
          <table:table-cell table:formula="of:=MEDIAN([.$F121];[.$K121];[.$P121];[.$U121];[.$Z121])" office:value-type="float"/>
          <table:table-cell table:formula="of:=MAX([.$B121];[.$G121];[.$L121];[.$Q121];[.$V121])" office:value-type="float"/>
          <table:table-cell table:formula="of:=MAX([.$C121];[.$H121];[.$M121];[.$R121];[.$W121])" office:value-type="float"/>
          <table:table-cell table:formula="of:=MAX([.$D121];[.$I121];[.$N121];[.$S121];[.$X121])" office:value-type="float"/>
          <table:table-cell table:formula="of:=MAX([.$E121];[.$J121];[.$O121];[.$T121];[.$Y121])" office:value-type="float"/>
          <table:table-cell table:formula="of:=MAX([.$F121];[.$K121];[.$P121];[.$U121];[.$Z121])" office:value-type="float"/>
        </table:table-row>
        <table:table-row table:style-name="ro1">
          <table:table-cell office:value-type="string">
            <text:p>instances/asp/tai50_5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15.5845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table:style-name="cellBest" office:value-type="float" office:value="4.77433"/>
          <table:table-cell office:value-type="float" office:value="0.0"/>
          <table:table-cell office:value-type="float" office:value="0.0"/>
          <table:table-cell office:value-type="float" office:value="1364.0"/>
          <table:table-cell office:value-type="float" office:value="1.0"/>
          <table:table-cell office:value-type="float" office:value="132.208"/>
          <table:table-cell office:value-type="float" office:value="0.0"/>
          <table:table-cell office:value-type="float" office:value="0.0"/>
          <table:table-cell table:style-name="cellWorst" office:value-type="float" office:value="48762.0"/>
          <table:table-cell table:style-name="cellWorst" office:value-type="float" office:value="154.0"/>
          <table:table-cell office:value-type="float" office:value="7.17181"/>
          <table:table-cell office:value-type="float" office:value="0.0"/>
          <table:table-cell office:value-type="float" office:value="0.0"/>
          <table:table-cell office:value-type="float" office:value="41027.0"/>
          <table:table-cell table:style-name="cellWorst" office:value-type="float" office:value="154.0"/>
          <table:table-cell table:formula="of:=MIN([.$B122];[.$G122];[.$L122];[.$Q122];[.$V122])" office:value-type="float"/>
          <table:table-cell table:formula="of:=MIN([.$C122];[.$H122];[.$M122];[.$R122];[.$W122])" office:value-type="float"/>
          <table:table-cell table:formula="of:=MIN([.$D122];[.$I122];[.$N122];[.$S122];[.$X122])" office:value-type="float"/>
          <table:table-cell table:formula="of:=MIN([.$E122];[.$J122];[.$O122];[.$T122];[.$Y122])" office:value-type="float"/>
          <table:table-cell table:formula="of:=MIN([.$F122];[.$K122];[.$P122];[.$U122];[.$Z122])" office:value-type="float"/>
          <table:table-cell table:formula="of:=MEDIAN([.$B122];[.$G122];[.$L122];[.$Q122];[.$V122])" office:value-type="float"/>
          <table:table-cell table:formula="of:=MEDIAN([.$C122];[.$H122];[.$M122];[.$R122];[.$W122])" office:value-type="float"/>
          <table:table-cell table:formula="of:=MEDIAN([.$D122];[.$I122];[.$N122];[.$S122];[.$X122])" office:value-type="float"/>
          <table:table-cell table:formula="of:=MEDIAN([.$E122];[.$J122];[.$O122];[.$T122];[.$Y122])" office:value-type="float"/>
          <table:table-cell table:formula="of:=MEDIAN([.$F122];[.$K122];[.$P122];[.$U122];[.$Z122])" office:value-type="float"/>
          <table:table-cell table:formula="of:=MAX([.$B122];[.$G122];[.$L122];[.$Q122];[.$V122])" office:value-type="float"/>
          <table:table-cell table:formula="of:=MAX([.$C122];[.$H122];[.$M122];[.$R122];[.$W122])" office:value-type="float"/>
          <table:table-cell table:formula="of:=MAX([.$D122];[.$I122];[.$N122];[.$S122];[.$X122])" office:value-type="float"/>
          <table:table-cell table:formula="of:=MAX([.$E122];[.$J122];[.$O122];[.$T122];[.$Y122])" office:value-type="float"/>
          <table:table-cell table:formula="of:=MAX([.$F122];[.$K122];[.$P122];[.$U122];[.$Z1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Worst" table:formula="of:=SUM([.B3:.B122])" office:value-type="float"/>
          <table:table-cell table:style-name="cellWorst" table:formula="of:=SUM([.C3:.C122])" office:value-type="float"/>
          <table:table-cell table:formula="of:=SUM([.D3:.D122])" office:value-type="float"/>
          <table:table-cell table:style-name="cellBest" table:formula="of:=SUM([.E3:.E122])" office:value-type="float"/>
          <table:table-cell table:formula="of:=SUM([.F3:.F122])" office:value-type="float"/>
          <table:table-cell table:formula="of:=SUM([.G3:.G122])" office:value-type="float"/>
          <table:table-cell table:formula="of:=SUM([.H3:.H122])" office:value-type="float"/>
          <table:table-cell table:formula="of:=SUM([.I3:.I122])" office:value-type="float"/>
          <table:table-cell table:formula="of:=SUM([.J3:.J122])" office:value-type="float"/>
          <table:table-cell table:style-name="cellBest" table:formula="of:=SUM([.K3:.K122])" office:value-type="float"/>
          <table:table-cell table:style-name="cellBest" table:formula="of:=SUM([.L3:.L122])" office:value-type="float"/>
          <table:table-cell table:style-name="cellBest" table:formula="of:=SUM([.M3:.M122])" office:value-type="float"/>
          <table:table-cell table:formula="of:=SUM([.N3:.N122])" office:value-type="float"/>
          <table:table-cell table:formula="of:=SUM([.O3:.O122])" office:value-type="float"/>
          <table:table-cell table:formula="of:=SUM([.P3:.P122])" office:value-type="float"/>
          <table:table-cell table:formula="of:=SUM([.Q3:.Q122])" office:value-type="float"/>
          <table:table-cell table:formula="of:=SUM([.R3:.R122])" office:value-type="float"/>
          <table:table-cell table:formula="of:=SUM([.S3:.S122])" office:value-type="float"/>
          <table:table-cell table:formula="of:=SUM([.T3:.T122])" office:value-type="float"/>
          <table:table-cell table:formula="of:=SUM([.U3:.U122])" office:value-type="float"/>
          <table:table-cell table:formula="of:=SUM([.V3:.V122])" office:value-type="float"/>
          <table:table-cell table:formula="of:=SUM([.W3:.W122])" office:value-type="float"/>
          <table:table-cell table:formula="of:=SUM([.X3:.X122])" office:value-type="float"/>
          <table:table-cell table:style-name="cellWorst" table:formula="of:=SUM([.Y3:.Y122])" office:value-type="float"/>
          <table:table-cell table:style-name="cellWorst" table:formula="of:=SUM([.Z3:.Z122])" office:value-type="float"/>
          <table:table-cell table:formula="of:=SUM([.AA3:.AA122])" office:value-type="float"/>
          <table:table-cell table:formula="of:=SUM([.AB3:.AB122])" office:value-type="float"/>
          <table:table-cell table:formula="of:=SUM([.AC3:.AC122])" office:value-type="float"/>
          <table:table-cell table:formula="of:=SUM([.AD3:.AD122])" office:value-type="float"/>
          <table:table-cell table:formula="of:=SUM([.AE3:.AE122])" office:value-type="float"/>
          <table:table-cell table:formula="of:=SUM([.AF3:.AF122])" office:value-type="float"/>
          <table:table-cell table:formula="of:=SUM([.AG3:.AG122])" office:value-type="float"/>
          <table:table-cell table:formula="of:=SUM([.AH3:.AH122])" office:value-type="float"/>
          <table:table-cell table:formula="of:=SUM([.AI3:.AI122])" office:value-type="float"/>
          <table:table-cell table:formula="of:=SUM([.AJ3:.AJ122])" office:value-type="float"/>
          <table:table-cell table:formula="of:=SUM([.AK3:.AK122])" office:value-type="float"/>
          <table:table-cell table:formula="of:=SUM([.AL3:.AL122])" office:value-type="float"/>
          <table:table-cell table:formula="of:=SUM([.AM3:.AM122])" office:value-type="float"/>
          <table:table-cell table:formula="of:=SUM([.AN3:.AN122])" office:value-type="float"/>
          <table:table-cell table:formula="of:=SUM([.AO3:.AO122])" office:value-type="float"/>
        </table:table-row>
        <table:table-row table:style-name="ro1">
          <table:table-cell office:value-type="string">
            <text:p>AVG</text:p>
          </table:table-cell>
          <table:table-cell table:style-name="cellWorst" table:formula="of:=AVERAGE([.B3:.B122])" office:value-type="float"/>
          <table:table-cell table:formula="of:=AVERAGE([.C3:.C122])" office:value-type="float"/>
          <table:table-cell table:formula="of:=AVERAGE([.D3:.D122])" office:value-type="float"/>
          <table:table-cell table:style-name="cellBest" table:formula="of:=AVERAGE([.E3:.E122])" office:value-type="float"/>
          <table:table-cell table:formula="of:=AVERAGE([.F3:.F122])" office:value-type="float"/>
          <table:table-cell table:formula="of:=AVERAGE([.G3:.G122])" office:value-type="float"/>
          <table:table-cell table:formula="of:=AVERAGE([.H3:.H122])" office:value-type="float"/>
          <table:table-cell table:formula="of:=AVERAGE([.I3:.I122])" office:value-type="float"/>
          <table:table-cell table:formula="of:=AVERAGE([.J3:.J122])" office:value-type="float"/>
          <table:table-cell table:style-name="cellBest" table:formula="of:=AVERAGE([.K3:.K122])" office:value-type="float"/>
          <table:table-cell table:style-name="cellBest" table:formula="of:=AVERAGE([.L3:.L122])" office:value-type="float"/>
          <table:table-cell table:formula="of:=AVERAGE([.M3:.M122])" office:value-type="float"/>
          <table:table-cell table:formula="of:=AVERAGE([.N3:.N122])" office:value-type="float"/>
          <table:table-cell table:formula="of:=AVERAGE([.O3:.O122])" office:value-type="float"/>
          <table:table-cell table:formula="of:=AVERAGE([.P3:.P122])" office:value-type="float"/>
          <table:table-cell table:formula="of:=AVERAGE([.Q3:.Q122])" office:value-type="float"/>
          <table:table-cell table:formula="of:=AVERAGE([.R3:.R122])" office:value-type="float"/>
          <table:table-cell table:formula="of:=AVERAGE([.S3:.S122])" office:value-type="float"/>
          <table:table-cell table:formula="of:=AVERAGE([.T3:.T122])" office:value-type="float"/>
          <table:table-cell table:formula="of:=AVERAGE([.U3:.U122])" office:value-type="float"/>
          <table:table-cell table:formula="of:=AVERAGE([.V3:.V122])" office:value-type="float"/>
          <table:table-cell table:formula="of:=AVERAGE([.W3:.W122])" office:value-type="float"/>
          <table:table-cell table:formula="of:=AVERAGE([.X3:.X122])" office:value-type="float"/>
          <table:table-cell table:style-name="cellWorst" table:formula="of:=AVERAGE([.Y3:.Y122])" office:value-type="float"/>
          <table:table-cell table:style-name="cellWorst" table:formula="of:=AVERAGE([.Z3:.Z122])" office:value-type="float"/>
          <table:table-cell table:formula="of:=AVERAGE([.AA3:.AA122])" office:value-type="float"/>
          <table:table-cell table:formula="of:=AVERAGE([.AB3:.AB122])" office:value-type="float"/>
          <table:table-cell table:formula="of:=AVERAGE([.AC3:.AC122])" office:value-type="float"/>
          <table:table-cell table:formula="of:=AVERAGE([.AD3:.AD122])" office:value-type="float"/>
          <table:table-cell table:formula="of:=AVERAGE([.AE3:.AE122])" office:value-type="float"/>
          <table:table-cell table:formula="of:=AVERAGE([.AF3:.AF122])" office:value-type="float"/>
          <table:table-cell table:formula="of:=AVERAGE([.AG3:.AG122])" office:value-type="float"/>
          <table:table-cell table:formula="of:=AVERAGE([.AH3:.AH122])" office:value-type="float"/>
          <table:table-cell table:formula="of:=AVERAGE([.AI3:.AI122])" office:value-type="float"/>
          <table:table-cell table:formula="of:=AVERAGE([.AJ3:.AJ122])" office:value-type="float"/>
          <table:table-cell table:formula="of:=AVERAGE([.AK3:.AK122])" office:value-type="float"/>
          <table:table-cell table:formula="of:=AVERAGE([.AL3:.AL122])" office:value-type="float"/>
          <table:table-cell table:formula="of:=AVERAGE([.AM3:.AM122])" office:value-type="float"/>
          <table:table-cell table:formula="of:=AVERAGE([.AN3:.AN122])" office:value-type="float"/>
          <table:table-cell table:formula="of:=AVERAGE([.AO3:.AO122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122])" office:value-type="float"/>
          <table:table-cell table:formula="of:=STDEV([.C3:.C122])" office:value-type="float"/>
          <table:table-cell table:formula="of:=STDEV([.D3:.D122])" office:value-type="float"/>
          <table:table-cell table:style-name="cellBest" table:formula="of:=STDEV([.E3:.E122])" office:value-type="float"/>
          <table:table-cell table:formula="of:=STDEV([.F3:.F122])" office:value-type="float"/>
          <table:table-cell table:formula="of:=STDEV([.G3:.G122])" office:value-type="float"/>
          <table:table-cell table:formula="of:=STDEV([.H3:.H122])" office:value-type="float"/>
          <table:table-cell table:formula="of:=STDEV([.I3:.I122])" office:value-type="float"/>
          <table:table-cell table:formula="of:=STDEV([.J3:.J122])" office:value-type="float"/>
          <table:table-cell table:formula="of:=STDEV([.K3:.K122])" office:value-type="float"/>
          <table:table-cell table:formula="of:=STDEV([.L3:.L122])" office:value-type="float"/>
          <table:table-cell table:formula="of:=STDEV([.M3:.M122])" office:value-type="float"/>
          <table:table-cell table:formula="of:=STDEV([.N3:.N122])" office:value-type="float"/>
          <table:table-cell table:formula="of:=STDEV([.O3:.O122])" office:value-type="float"/>
          <table:table-cell table:style-name="cellBest" table:formula="of:=STDEV([.P3:.P122])" office:value-type="float"/>
          <table:table-cell table:formula="of:=STDEV([.Q3:.Q122])" office:value-type="float"/>
          <table:table-cell table:formula="of:=STDEV([.R3:.R122])" office:value-type="float"/>
          <table:table-cell table:formula="of:=STDEV([.S3:.S122])" office:value-type="float"/>
          <table:table-cell table:formula="of:=STDEV([.T3:.T122])" office:value-type="float"/>
          <table:table-cell table:formula="of:=STDEV([.U3:.U122])" office:value-type="float"/>
          <table:table-cell table:style-name="cellWorst" table:formula="of:=STDEV([.V3:.V122])" office:value-type="float"/>
          <table:table-cell table:formula="of:=STDEV([.W3:.W122])" office:value-type="float"/>
          <table:table-cell table:formula="of:=STDEV([.X3:.X122])" office:value-type="float"/>
          <table:table-cell table:style-name="cellWorst" table:formula="of:=STDEV([.Y3:.Y122])" office:value-type="float"/>
          <table:table-cell table:style-name="cellWorst" table:formula="of:=STDEV([.Z3:.Z122])" office:value-type="float"/>
          <table:table-cell table:formula="of:=STDEV([.AA3:.AA122])" office:value-type="float"/>
          <table:table-cell table:formula="of:=STDEV([.AB3:.AB122])" office:value-type="float"/>
          <table:table-cell table:formula="of:=STDEV([.AC3:.AC122])" office:value-type="float"/>
          <table:table-cell table:formula="of:=STDEV([.AD3:.AD122])" office:value-type="float"/>
          <table:table-cell table:formula="of:=STDEV([.AE3:.AE122])" office:value-type="float"/>
          <table:table-cell table:formula="of:=STDEV([.AF3:.AF122])" office:value-type="float"/>
          <table:table-cell table:formula="of:=STDEV([.AG3:.AG122])" office:value-type="float"/>
          <table:table-cell table:formula="of:=STDEV([.AH3:.AH122])" office:value-type="float"/>
          <table:table-cell table:formula="of:=STDEV([.AI3:.AI122])" office:value-type="float"/>
          <table:table-cell table:formula="of:=STDEV([.AJ3:.AJ122])" office:value-type="float"/>
          <table:table-cell table:formula="of:=STDEV([.AK3:.AK122])" office:value-type="float"/>
          <table:table-cell table:formula="of:=STDEV([.AL3:.AL122])" office:value-type="float"/>
          <table:table-cell table:formula="of:=STDEV([.AM3:.AM122])" office:value-type="float"/>
          <table:table-cell table:formula="of:=STDEV([.AN3:.AN122])" office:value-type="float"/>
          <table:table-cell table:formula="of:=STDEV([.AO3:.AO122])" office:value-type="float"/>
        </table:table-row>
        <table:table-row table:style-name="ro1">
          <table:table-cell office:value-type="string">
            <text:p>DST</text:p>
          </table:table-cell>
          <table:table-cell table:style-name="cellWorst" table:number-matrix-columns-spanned="1" table:number-matrix-rows-spanned="1" table:formula="of:=SUM(([.B3:.B122]-[.$AA3:.$AA122])^2)^0.5" office:value-type="float"/>
          <table:table-cell table:style-name="cellWorst" table:number-matrix-columns-spanned="1" table:number-matrix-rows-spanned="1" table:formula="of:=SUM(([.C3:.C122]-[.$AB3:.$AB122])^2)^0.5" office:value-type="float"/>
          <table:table-cell table:number-matrix-columns-spanned="1" table:number-matrix-rows-spanned="1" table:formula="of:=SUM(([.D3:.D122]-[.$AC3:.$AC122])^2)^0.5" office:value-type="float"/>
          <table:table-cell table:style-name="cellBest" table:number-matrix-columns-spanned="1" table:number-matrix-rows-spanned="1" table:formula="of:=SUM(([.E3:.E122]-[.$AD3:.$AD122])^2)^0.5" office:value-type="float"/>
          <table:table-cell table:number-matrix-columns-spanned="1" table:number-matrix-rows-spanned="1" table:formula="of:=SUM(([.F3:.F122]-[.$AE3:.$AE122])^2)^0.5" office:value-type="float"/>
          <table:table-cell table:number-matrix-columns-spanned="1" table:number-matrix-rows-spanned="1" table:formula="of:=SUM(([.G3:.G122]-[.$AA3:.$AA122])^2)^0.5" office:value-type="float"/>
          <table:table-cell table:number-matrix-columns-spanned="1" table:number-matrix-rows-spanned="1" table:formula="of:=SUM(([.H3:.H122]-[.$AB3:.$AB122])^2)^0.5" office:value-type="float"/>
          <table:table-cell table:number-matrix-columns-spanned="1" table:number-matrix-rows-spanned="1" table:formula="of:=SUM(([.I3:.I122]-[.$AC3:.$AC122])^2)^0.5" office:value-type="float"/>
          <table:table-cell table:number-matrix-columns-spanned="1" table:number-matrix-rows-spanned="1" table:formula="of:=SUM(([.J3:.J122]-[.$AD3:.$AD122])^2)^0.5" office:value-type="float"/>
          <table:table-cell table:style-name="cellBest" table:number-matrix-columns-spanned="1" table:number-matrix-rows-spanned="1" table:formula="of:=SUM(([.K3:.K122]-[.$AE3:.$AE122])^2)^0.5" office:value-type="float"/>
          <table:table-cell table:style-name="cellBest" table:number-matrix-columns-spanned="1" table:number-matrix-rows-spanned="1" table:formula="of:=SUM(([.L3:.L122]-[.$AA3:.$AA122])^2)^0.5" office:value-type="float"/>
          <table:table-cell table:style-name="cellBest" table:number-matrix-columns-spanned="1" table:number-matrix-rows-spanned="1" table:formula="of:=SUM(([.M3:.M122]-[.$AB3:.$AB122])^2)^0.5" office:value-type="float"/>
          <table:table-cell table:number-matrix-columns-spanned="1" table:number-matrix-rows-spanned="1" table:formula="of:=SUM(([.N3:.N122]-[.$AC3:.$AC122])^2)^0.5" office:value-type="float"/>
          <table:table-cell table:number-matrix-columns-spanned="1" table:number-matrix-rows-spanned="1" table:formula="of:=SUM(([.O3:.O122]-[.$AD3:.$AD122])^2)^0.5" office:value-type="float"/>
          <table:table-cell table:number-matrix-columns-spanned="1" table:number-matrix-rows-spanned="1" table:formula="of:=SUM(([.P3:.P122]-[.$AE3:.$AE122])^2)^0.5" office:value-type="float"/>
          <table:table-cell table:number-matrix-columns-spanned="1" table:number-matrix-rows-spanned="1" table:formula="of:=SUM(([.Q3:.Q122]-[.$AA3:.$AA122])^2)^0.5" office:value-type="float"/>
          <table:table-cell table:number-matrix-columns-spanned="1" table:number-matrix-rows-spanned="1" table:formula="of:=SUM(([.R3:.R122]-[.$AB3:.$AB122])^2)^0.5" office:value-type="float"/>
          <table:table-cell table:number-matrix-columns-spanned="1" table:number-matrix-rows-spanned="1" table:formula="of:=SUM(([.S3:.S122]-[.$AC3:.$AC122])^2)^0.5" office:value-type="float"/>
          <table:table-cell table:number-matrix-columns-spanned="1" table:number-matrix-rows-spanned="1" table:formula="of:=SUM(([.T3:.T122]-[.$AD3:.$AD122])^2)^0.5" office:value-type="float"/>
          <table:table-cell table:number-matrix-columns-spanned="1" table:number-matrix-rows-spanned="1" table:formula="of:=SUM(([.U3:.U122]-[.$AE3:.$AE122])^2)^0.5" office:value-type="float"/>
          <table:table-cell table:number-matrix-columns-spanned="1" table:number-matrix-rows-spanned="1" table:formula="of:=SUM(([.V3:.V122]-[.$AA3:.$AA122])^2)^0.5" office:value-type="float"/>
          <table:table-cell table:number-matrix-columns-spanned="1" table:number-matrix-rows-spanned="1" table:formula="of:=SUM(([.W3:.W122]-[.$AB3:.$AB122])^2)^0.5" office:value-type="float"/>
          <table:table-cell table:number-matrix-columns-spanned="1" table:number-matrix-rows-spanned="1" table:formula="of:=SUM(([.X3:.X122]-[.$AC3:.$AC122])^2)^0.5" office:value-type="float"/>
          <table:table-cell table:style-name="cellWorst" table:number-matrix-columns-spanned="1" table:number-matrix-rows-spanned="1" table:formula="of:=SUM(([.Y3:.Y122]-[.$AD3:.$AD122])^2)^0.5" office:value-type="float"/>
          <table:table-cell table:style-name="cellWorst" table:number-matrix-columns-spanned="1" table:number-matrix-rows-spanned="1" table:formula="of:=SUM(([.Z3:.Z122]-[.$AE3:.$AE1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2]=[.$AA3:.$AA122])" office:value-type="float"/>
          <table:table-cell table:style-name="cellWorst" table:number-matrix-columns-spanned="1" table:number-matrix-rows-spanned="1" table:formula="of:=SUM([.C3:.C122]=[.$AB3:.$AB122])" office:value-type="float"/>
          <table:table-cell table:number-matrix-columns-spanned="1" table:number-matrix-rows-spanned="1" table:formula="of:=SUM([.D3:.D122]=[.$AC3:.$AC122])" office:value-type="float"/>
          <table:table-cell table:style-name="cellBest" table:number-matrix-columns-spanned="1" table:number-matrix-rows-spanned="1" table:formula="of:=SUM([.E3:.E122]=[.$AD3:.$AD122])" office:value-type="float"/>
          <table:table-cell table:number-matrix-columns-spanned="1" table:number-matrix-rows-spanned="1" table:formula="of:=SUM([.F3:.F122]=[.$AE3:.$AE122])" office:value-type="float"/>
          <table:table-cell table:number-matrix-columns-spanned="1" table:number-matrix-rows-spanned="1" table:formula="of:=SUM([.G3:.G122]=[.$AA3:.$AA122])" office:value-type="float"/>
          <table:table-cell table:number-matrix-columns-spanned="1" table:number-matrix-rows-spanned="1" table:formula="of:=SUM([.H3:.H122]=[.$AB3:.$AB122])" office:value-type="float"/>
          <table:table-cell table:number-matrix-columns-spanned="1" table:number-matrix-rows-spanned="1" table:formula="of:=SUM([.I3:.I122]=[.$AC3:.$AC122])" office:value-type="float"/>
          <table:table-cell table:number-matrix-columns-spanned="1" table:number-matrix-rows-spanned="1" table:formula="of:=SUM([.J3:.J122]=[.$AD3:.$AD122])" office:value-type="float"/>
          <table:table-cell table:style-name="cellBest" table:number-matrix-columns-spanned="1" table:number-matrix-rows-spanned="1" table:formula="of:=SUM([.K3:.K122]=[.$AE3:.$AE122])" office:value-type="float"/>
          <table:table-cell table:style-name="cellBest" table:number-matrix-columns-spanned="1" table:number-matrix-rows-spanned="1" table:formula="of:=SUM([.L3:.L122]=[.$AA3:.$AA122])" office:value-type="float"/>
          <table:table-cell table:style-name="cellBest" table:number-matrix-columns-spanned="1" table:number-matrix-rows-spanned="1" table:formula="of:=SUM([.M3:.M122]=[.$AB3:.$AB122])" office:value-type="float"/>
          <table:table-cell table:number-matrix-columns-spanned="1" table:number-matrix-rows-spanned="1" table:formula="of:=SUM([.N3:.N122]=[.$AC3:.$AC122])" office:value-type="float"/>
          <table:table-cell table:number-matrix-columns-spanned="1" table:number-matrix-rows-spanned="1" table:formula="of:=SUM([.O3:.O122]=[.$AD3:.$AD122])" office:value-type="float"/>
          <table:table-cell table:number-matrix-columns-spanned="1" table:number-matrix-rows-spanned="1" table:formula="of:=SUM([.P3:.P122]=[.$AE3:.$AE122])" office:value-type="float"/>
          <table:table-cell table:number-matrix-columns-spanned="1" table:number-matrix-rows-spanned="1" table:formula="of:=SUM([.Q3:.Q122]=[.$AA3:.$AA122])" office:value-type="float"/>
          <table:table-cell table:number-matrix-columns-spanned="1" table:number-matrix-rows-spanned="1" table:formula="of:=SUM([.R3:.R122]=[.$AB3:.$AB122])" office:value-type="float"/>
          <table:table-cell table:number-matrix-columns-spanned="1" table:number-matrix-rows-spanned="1" table:formula="of:=SUM([.S3:.S122]=[.$AC3:.$AC122])" office:value-type="float"/>
          <table:table-cell table:style-name="cellWorst" table:number-matrix-columns-spanned="1" table:number-matrix-rows-spanned="1" table:formula="of:=SUM([.T3:.T122]=[.$AD3:.$AD122])" office:value-type="float"/>
          <table:table-cell table:number-matrix-columns-spanned="1" table:number-matrix-rows-spanned="1" table:formula="of:=SUM([.U3:.U122]=[.$AE3:.$AE122])" office:value-type="float"/>
          <table:table-cell table:number-matrix-columns-spanned="1" table:number-matrix-rows-spanned="1" table:formula="of:=SUM([.V3:.V122]=[.$AA3:.$AA122])" office:value-type="float"/>
          <table:table-cell table:number-matrix-columns-spanned="1" table:number-matrix-rows-spanned="1" table:formula="of:=SUM([.W3:.W122]=[.$AB3:.$AB122])" office:value-type="float"/>
          <table:table-cell table:number-matrix-columns-spanned="1" table:number-matrix-rows-spanned="1" table:formula="of:=SUM([.X3:.X122]=[.$AC3:.$AC122])" office:value-type="float"/>
          <table:table-cell table:style-name="cellWorst" table:number-matrix-columns-spanned="1" table:number-matrix-rows-spanned="1" table:formula="of:=SUM([.Y3:.Y122]=[.$AD3:.$AD122])" office:value-type="float"/>
          <table:table-cell table:style-name="cellWorst" table:number-matrix-columns-spanned="1" table:number-matrix-rows-spanned="1" table:formula="of:=SUM([.Z3:.Z122]=[.$AE3:.$AE122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Worst" table:number-matrix-columns-spanned="1" table:number-matrix-rows-spanned="1" table:formula="of:=SUM([.B3:.B122]&lt;[.$AF3:.$AF122])" office:value-type="float"/>
          <table:table-cell table:number-matrix-columns-spanned="1" table:number-matrix-rows-spanned="1" table:formula="of:=SUM([.C3:.C122]&lt;[.$AG3:.$AG122])" office:value-type="float"/>
          <table:table-cell table:number-matrix-columns-spanned="1" table:number-matrix-rows-spanned="1" table:formula="of:=SUM([.D3:.D122]&lt;[.$AH3:.$AH122])" office:value-type="float"/>
          <table:table-cell table:style-name="cellBest" table:number-matrix-columns-spanned="1" table:number-matrix-rows-spanned="1" table:formula="of:=SUM([.E3:.E122]&lt;[.$AI3:.$AI122])" office:value-type="float"/>
          <table:table-cell table:number-matrix-columns-spanned="1" table:number-matrix-rows-spanned="1" table:formula="of:=SUM([.F3:.F122]&lt;[.$AJ3:.$AJ122])" office:value-type="float"/>
          <table:table-cell table:number-matrix-columns-spanned="1" table:number-matrix-rows-spanned="1" table:formula="of:=SUM([.G3:.G122]&lt;[.$AF3:.$AF122])" office:value-type="float"/>
          <table:table-cell table:number-matrix-columns-spanned="1" table:number-matrix-rows-spanned="1" table:formula="of:=SUM([.H3:.H122]&lt;[.$AG3:.$AG122])" office:value-type="float"/>
          <table:table-cell table:number-matrix-columns-spanned="1" table:number-matrix-rows-spanned="1" table:formula="of:=SUM([.I3:.I122]&lt;[.$AH3:.$AH122])" office:value-type="float"/>
          <table:table-cell table:number-matrix-columns-spanned="1" table:number-matrix-rows-spanned="1" table:formula="of:=SUM([.J3:.J122]&lt;[.$AI3:.$AI122])" office:value-type="float"/>
          <table:table-cell table:style-name="cellBest" table:number-matrix-columns-spanned="1" table:number-matrix-rows-spanned="1" table:formula="of:=SUM([.K3:.K122]&lt;[.$AJ3:.$AJ122])" office:value-type="float"/>
          <table:table-cell table:style-name="cellBest" table:number-matrix-columns-spanned="1" table:number-matrix-rows-spanned="1" table:formula="of:=SUM([.L3:.L122]&lt;[.$AF3:.$AF122])" office:value-type="float"/>
          <table:table-cell table:style-name="cellBest" table:number-matrix-columns-spanned="1" table:number-matrix-rows-spanned="1" table:formula="of:=SUM([.M3:.M122]&lt;[.$AG3:.$AG122])" office:value-type="float"/>
          <table:table-cell table:number-matrix-columns-spanned="1" table:number-matrix-rows-spanned="1" table:formula="of:=SUM([.N3:.N122]&lt;[.$AH3:.$AH122])" office:value-type="float"/>
          <table:table-cell table:number-matrix-columns-spanned="1" table:number-matrix-rows-spanned="1" table:formula="of:=SUM([.O3:.O122]&lt;[.$AI3:.$AI122])" office:value-type="float"/>
          <table:table-cell table:number-matrix-columns-spanned="1" table:number-matrix-rows-spanned="1" table:formula="of:=SUM([.P3:.P122]&lt;[.$AJ3:.$AJ122])" office:value-type="float"/>
          <table:table-cell table:style-name="cellWorst" table:number-matrix-columns-spanned="1" table:number-matrix-rows-spanned="1" table:formula="of:=SUM([.Q3:.Q122]&lt;[.$AF3:.$AF122])" office:value-type="float"/>
          <table:table-cell table:number-matrix-columns-spanned="1" table:number-matrix-rows-spanned="1" table:formula="of:=SUM([.R3:.R122]&lt;[.$AG3:.$AG122])" office:value-type="float"/>
          <table:table-cell table:number-matrix-columns-spanned="1" table:number-matrix-rows-spanned="1" table:formula="of:=SUM([.S3:.S122]&lt;[.$AH3:.$AH122])" office:value-type="float"/>
          <table:table-cell table:style-name="cellWorst" table:number-matrix-columns-spanned="1" table:number-matrix-rows-spanned="1" table:formula="of:=SUM([.T3:.T122]&lt;[.$AI3:.$AI122])" office:value-type="float"/>
          <table:table-cell table:number-matrix-columns-spanned="1" table:number-matrix-rows-spanned="1" table:formula="of:=SUM([.U3:.U122]&lt;[.$AJ3:.$AJ122])" office:value-type="float"/>
          <table:table-cell table:number-matrix-columns-spanned="1" table:number-matrix-rows-spanned="1" table:formula="of:=SUM([.V3:.V122]&lt;[.$AF3:.$AF122])" office:value-type="float"/>
          <table:table-cell table:number-matrix-columns-spanned="1" table:number-matrix-rows-spanned="1" table:formula="of:=SUM([.W3:.W122]&lt;[.$AG3:.$AG122])" office:value-type="float"/>
          <table:table-cell table:number-matrix-columns-spanned="1" table:number-matrix-rows-spanned="1" table:formula="of:=SUM([.X3:.X122]&lt;[.$AH3:.$AH122])" office:value-type="float"/>
          <table:table-cell table:style-name="cellWorst" table:number-matrix-columns-spanned="1" table:number-matrix-rows-spanned="1" table:formula="of:=SUM([.Y3:.Y122]&lt;[.$AI3:.$AI122])" office:value-type="float"/>
          <table:table-cell table:style-name="cellWorst" table:number-matrix-columns-spanned="1" table:number-matrix-rows-spanned="1" table:formula="of:=SUM([.Z3:.Z122]&lt;[.$AJ3:.$AJ122])" office:value-type="float"/>
        </table:table-row>
        <table:table-row table:style-name="ro1">
          <table:table-cell office:value-type="string">
            <text:p>WORSE</text:p>
          </table:table-cell>
          <table:table-cell table:style-name="cellWorst" table:number-matrix-columns-spanned="1" table:number-matrix-rows-spanned="1" table:formula="of:=SUM([.B3:.B122]&gt;[.$AF3:.$AF122])" office:value-type="float"/>
          <table:table-cell table:style-name="cellWorst" table:number-matrix-columns-spanned="1" table:number-matrix-rows-spanned="1" table:formula="of:=SUM([.C3:.C122]&gt;[.$AG3:.$AG122])" office:value-type="float"/>
          <table:table-cell table:number-matrix-columns-spanned="1" table:number-matrix-rows-spanned="1" table:formula="of:=SUM([.D3:.D122]&gt;[.$AH3:.$AH122])" office:value-type="float"/>
          <table:table-cell table:style-name="cellBest" table:number-matrix-columns-spanned="1" table:number-matrix-rows-spanned="1" table:formula="of:=SUM([.E3:.E122]&gt;[.$AI3:.$AI122])" office:value-type="float"/>
          <table:table-cell table:number-matrix-columns-spanned="1" table:number-matrix-rows-spanned="1" table:formula="of:=SUM([.F3:.F122]&gt;[.$AJ3:.$AJ122])" office:value-type="float"/>
          <table:table-cell table:number-matrix-columns-spanned="1" table:number-matrix-rows-spanned="1" table:formula="of:=SUM([.G3:.G122]&gt;[.$AF3:.$AF122])" office:value-type="float"/>
          <table:table-cell table:number-matrix-columns-spanned="1" table:number-matrix-rows-spanned="1" table:formula="of:=SUM([.H3:.H122]&gt;[.$AG3:.$AG122])" office:value-type="float"/>
          <table:table-cell table:number-matrix-columns-spanned="1" table:number-matrix-rows-spanned="1" table:formula="of:=SUM([.I3:.I122]&gt;[.$AH3:.$AH122])" office:value-type="float"/>
          <table:table-cell table:style-name="cellBest" table:number-matrix-columns-spanned="1" table:number-matrix-rows-spanned="1" table:formula="of:=SUM([.J3:.J122]&gt;[.$AI3:.$AI122])" office:value-type="float"/>
          <table:table-cell table:style-name="cellBest" table:number-matrix-columns-spanned="1" table:number-matrix-rows-spanned="1" table:formula="of:=SUM([.K3:.K122]&gt;[.$AJ3:.$AJ122])" office:value-type="float"/>
          <table:table-cell table:number-matrix-columns-spanned="1" table:number-matrix-rows-spanned="1" table:formula="of:=SUM([.L3:.L122]&gt;[.$AF3:.$AF122])" office:value-type="float"/>
          <table:table-cell table:number-matrix-columns-spanned="1" table:number-matrix-rows-spanned="1" table:formula="of:=SUM([.M3:.M122]&gt;[.$AG3:.$AG122])" office:value-type="float"/>
          <table:table-cell table:number-matrix-columns-spanned="1" table:number-matrix-rows-spanned="1" table:formula="of:=SUM([.N3:.N122]&gt;[.$AH3:.$AH122])" office:value-type="float"/>
          <table:table-cell table:number-matrix-columns-spanned="1" table:number-matrix-rows-spanned="1" table:formula="of:=SUM([.O3:.O122]&gt;[.$AI3:.$AI122])" office:value-type="float"/>
          <table:table-cell table:number-matrix-columns-spanned="1" table:number-matrix-rows-spanned="1" table:formula="of:=SUM([.P3:.P122]&gt;[.$AJ3:.$AJ122])" office:value-type="float"/>
          <table:table-cell table:style-name="cellWorst" table:number-matrix-columns-spanned="1" table:number-matrix-rows-spanned="1" table:formula="of:=SUM([.Q3:.Q122]&gt;[.$AF3:.$AF122])" office:value-type="float"/>
          <table:table-cell table:number-matrix-columns-spanned="1" table:number-matrix-rows-spanned="1" table:formula="of:=SUM([.R3:.R122]&gt;[.$AG3:.$AG122])" office:value-type="float"/>
          <table:table-cell table:number-matrix-columns-spanned="1" table:number-matrix-rows-spanned="1" table:formula="of:=SUM([.S3:.S122]&gt;[.$AH3:.$AH122])" office:value-type="float"/>
          <table:table-cell table:number-matrix-columns-spanned="1" table:number-matrix-rows-spanned="1" table:formula="of:=SUM([.T3:.T122]&gt;[.$AI3:.$AI122])" office:value-type="float"/>
          <table:table-cell table:number-matrix-columns-spanned="1" table:number-matrix-rows-spanned="1" table:formula="of:=SUM([.U3:.U122]&gt;[.$AJ3:.$AJ122])" office:value-type="float"/>
          <table:table-cell table:number-matrix-columns-spanned="1" table:number-matrix-rows-spanned="1" table:formula="of:=SUM([.V3:.V122]&gt;[.$AF3:.$AF122])" office:value-type="float"/>
          <table:table-cell table:number-matrix-columns-spanned="1" table:number-matrix-rows-spanned="1" table:formula="of:=SUM([.W3:.W122]&gt;[.$AG3:.$AG122])" office:value-type="float"/>
          <table:table-cell table:number-matrix-columns-spanned="1" table:number-matrix-rows-spanned="1" table:formula="of:=SUM([.X3:.X122]&gt;[.$AH3:.$AH122])" office:value-type="float"/>
          <table:table-cell table:style-name="cellWorst" table:number-matrix-columns-spanned="1" table:number-matrix-rows-spanned="1" table:formula="of:=SUM([.Y3:.Y122]&gt;[.$AI3:.$AI122])" office:value-type="float"/>
          <table:table-cell table:style-name="cellWorst" table:number-matrix-columns-spanned="1" table:number-matrix-rows-spanned="1" table:formula="of:=SUM([.Z3:.Z122]&gt;[.$AJ3:.$AJ122])" office:value-type="float"/>
        </table:table-row>
        <table:table-row table:style-name="ro1">
          <table:table-cell office:value-type="string">
            <text:p>WORST</text:p>
          </table:table-cell>
          <table:table-cell table:style-name="cellWorst" table:number-matrix-columns-spanned="1" table:number-matrix-rows-spanned="1" table:formula="of:=SUM([.B3:.B122]=[.$AK3:.$AK122])" office:value-type="float"/>
          <table:table-cell table:style-name="cellWorst" table:number-matrix-columns-spanned="1" table:number-matrix-rows-spanned="1" table:formula="of:=SUM([.C3:.C122]=[.$AL3:.$AL122])" office:value-type="float"/>
          <table:table-cell table:number-matrix-columns-spanned="1" table:number-matrix-rows-spanned="1" table:formula="of:=SUM([.D3:.D122]=[.$AM3:.$AM122])" office:value-type="float"/>
          <table:table-cell table:style-name="cellBest" table:number-matrix-columns-spanned="1" table:number-matrix-rows-spanned="1" table:formula="of:=SUM([.E3:.E122]=[.$AN3:.$AN122])" office:value-type="float"/>
          <table:table-cell table:number-matrix-columns-spanned="1" table:number-matrix-rows-spanned="1" table:formula="of:=SUM([.F3:.F122]=[.$AO3:.$AO122])" office:value-type="float"/>
          <table:table-cell table:number-matrix-columns-spanned="1" table:number-matrix-rows-spanned="1" table:formula="of:=SUM([.G3:.G122]=[.$AK3:.$AK122])" office:value-type="float"/>
          <table:table-cell table:number-matrix-columns-spanned="1" table:number-matrix-rows-spanned="1" table:formula="of:=SUM([.H3:.H122]=[.$AL3:.$AL122])" office:value-type="float"/>
          <table:table-cell table:number-matrix-columns-spanned="1" table:number-matrix-rows-spanned="1" table:formula="of:=SUM([.I3:.I122]=[.$AM3:.$AM122])" office:value-type="float"/>
          <table:table-cell table:style-name="cellBest" table:number-matrix-columns-spanned="1" table:number-matrix-rows-spanned="1" table:formula="of:=SUM([.J3:.J122]=[.$AN3:.$AN122])" office:value-type="float"/>
          <table:table-cell table:style-name="cellBest" table:number-matrix-columns-spanned="1" table:number-matrix-rows-spanned="1" table:formula="of:=SUM([.K3:.K122]=[.$AO3:.$AO122])" office:value-type="float"/>
          <table:table-cell table:style-name="cellBest" table:number-matrix-columns-spanned="1" table:number-matrix-rows-spanned="1" table:formula="of:=SUM([.L3:.L122]=[.$AK3:.$AK122])" office:value-type="float"/>
          <table:table-cell table:style-name="cellBest" table:number-matrix-columns-spanned="1" table:number-matrix-rows-spanned="1" table:formula="of:=SUM([.M3:.M122]=[.$AL3:.$AL122])" office:value-type="float"/>
          <table:table-cell table:number-matrix-columns-spanned="1" table:number-matrix-rows-spanned="1" table:formula="of:=SUM([.N3:.N122]=[.$AM3:.$AM122])" office:value-type="float"/>
          <table:table-cell table:number-matrix-columns-spanned="1" table:number-matrix-rows-spanned="1" table:formula="of:=SUM([.O3:.O122]=[.$AN3:.$AN122])" office:value-type="float"/>
          <table:table-cell table:number-matrix-columns-spanned="1" table:number-matrix-rows-spanned="1" table:formula="of:=SUM([.P3:.P122]=[.$AO3:.$AO122])" office:value-type="float"/>
          <table:table-cell table:number-matrix-columns-spanned="1" table:number-matrix-rows-spanned="1" table:formula="of:=SUM([.Q3:.Q122]=[.$AK3:.$AK122])" office:value-type="float"/>
          <table:table-cell table:number-matrix-columns-spanned="1" table:number-matrix-rows-spanned="1" table:formula="of:=SUM([.R3:.R122]=[.$AL3:.$AL122])" office:value-type="float"/>
          <table:table-cell table:number-matrix-columns-spanned="1" table:number-matrix-rows-spanned="1" table:formula="of:=SUM([.S3:.S122]=[.$AM3:.$AM122])" office:value-type="float"/>
          <table:table-cell table:number-matrix-columns-spanned="1" table:number-matrix-rows-spanned="1" table:formula="of:=SUM([.T3:.T122]=[.$AN3:.$AN122])" office:value-type="float"/>
          <table:table-cell table:number-matrix-columns-spanned="1" table:number-matrix-rows-spanned="1" table:formula="of:=SUM([.U3:.U122]=[.$AO3:.$AO122])" office:value-type="float"/>
          <table:table-cell table:number-matrix-columns-spanned="1" table:number-matrix-rows-spanned="1" table:formula="of:=SUM([.V3:.V122]=[.$AK3:.$AK122])" office:value-type="float"/>
          <table:table-cell table:number-matrix-columns-spanned="1" table:number-matrix-rows-spanned="1" table:formula="of:=SUM([.W3:.W122]=[.$AL3:.$AL122])" office:value-type="float"/>
          <table:table-cell table:number-matrix-columns-spanned="1" table:number-matrix-rows-spanned="1" table:formula="of:=SUM([.X3:.X122]=[.$AM3:.$AM122])" office:value-type="float"/>
          <table:table-cell table:style-name="cellWorst" table:number-matrix-columns-spanned="1" table:number-matrix-rows-spanned="1" table:formula="of:=SUM([.Y3:.Y122]=[.$AN3:.$AN122])" office:value-type="float"/>
          <table:table-cell table:style-name="cellWorst" table:number-matrix-columns-spanned="1" table:number-matrix-rows-spanned="1" table:formula="of:=SUM([.Z3:.Z122]=[.$AO3:.$AO1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flow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flow_shop-dl-state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</text:p>
          </table:table-cell>
          <table:table-cell table:style-name="cellWorst" table:formula="of:=AVERAGE([Instances.B3:Instances.B122])" office:value-type="float"/>
          <table:table-cell table:style-name="cellWorst" table:formula="of:=SUM([Instances.C3:Instances.C122])" office:value-type="float"/>
          <table:table-cell table:formula="of:=AVERAGE([Instances.D3:Instances.D122])" office:value-type="float"/>
          <table:table-cell table:style-name="cellBest" table:formula="of:=AVERAGE([Instances.E3:Instances.E122])" office:value-type="float"/>
          <table:table-cell table:formula="of:=AVERAGE([Instances.F3:Instances.F122])" office:value-type="float"/>
          <table:table-cell table:formula="of:=AVERAGE([Instances.G3:Instances.G122])" office:value-type="float"/>
          <table:table-cell table:formula="of:=SUM([Instances.H3:Instances.H122])" office:value-type="float"/>
          <table:table-cell table:formula="of:=AVERAGE([Instances.I3:Instances.I122])" office:value-type="float"/>
          <table:table-cell table:formula="of:=AVERAGE([Instances.J3:Instances.J122])" office:value-type="float"/>
          <table:table-cell table:style-name="cellBest" table:formula="of:=AVERAGE([Instances.K3:Instances.K122])" office:value-type="float"/>
          <table:table-cell table:style-name="cellBest" table:formula="of:=AVERAGE([Instances.L3:Instances.L122])" office:value-type="float"/>
          <table:table-cell table:style-name="cellBest" table:formula="of:=SUM([Instances.M3:Instances.M122])" office:value-type="float"/>
          <table:table-cell table:formula="of:=AVERAGE([Instances.N3:Instances.N122])" office:value-type="float"/>
          <table:table-cell table:formula="of:=AVERAGE([Instances.O3:Instances.O122])" office:value-type="float"/>
          <table:table-cell table:formula="of:=AVERAGE([Instances.P3:Instances.P122])" office:value-type="float"/>
          <table:table-cell table:formula="of:=AVERAGE([Instances.Q3:Instances.Q122])" office:value-type="float"/>
          <table:table-cell table:formula="of:=SUM([Instances.R3:Instances.R122])" office:value-type="float"/>
          <table:table-cell table:formula="of:=AVERAGE([Instances.S3:Instances.S122])" office:value-type="float"/>
          <table:table-cell table:formula="of:=AVERAGE([Instances.T3:Instances.T122])" office:value-type="float"/>
          <table:table-cell table:formula="of:=AVERAGE([Instances.U3:Instances.U122])" office:value-type="float"/>
          <table:table-cell table:formula="of:=AVERAGE([Instances.V3:Instances.V122])" office:value-type="float"/>
          <table:table-cell table:formula="of:=SUM([Instances.W3:Instances.W122])" office:value-type="float"/>
          <table:table-cell table:formula="of:=AVERAGE([Instances.X3:Instances.X122])" office:value-type="float"/>
          <table:table-cell table:style-name="cellWorst" table:formula="of:=AVERAGE([Instances.Y3:Instances.Y122])" office:value-type="float"/>
          <table:table-cell table:style-name="cellWorst" table:formula="of:=AVERAGE([Instances.Z3:Instances.Z122])" office:value-type="float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Worst" table:formula="of:=SUM([.B3:.B3])" office:value-type="float"/>
          <table:table-cell table:style-name="cellWorst" table:formula="of:=SUM([.C3:.C3])" office:value-type="float"/>
          <table:table-cell table:formula="of:=SUM([.D3:.D3])" office:value-type="float"/>
          <table:table-cell table:style-name="cellBest"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style-name="cellBest" table:formula="of:=SUM([.L3:.L3])" office:value-type="float"/>
          <table:table-cell table:style-name="cellBest"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style-name="cellWorst" table:formula="of:=SUM([.Y3:.Y3])" office:value-type="float"/>
          <table:table-cell table:style-name="cellWorst"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style-name="cellWorst" table:formula="of:=AVERAGE([.B3:.B3])" office:value-type="float"/>
          <table:table-cell table:style-name="cellWorst" table:formula="of:=AVERAGE([.C3:.C3])" office:value-type="float"/>
          <table:table-cell table:formula="of:=AVERAGE([.D3:.D3])" office:value-type="float"/>
          <table:table-cell table:style-name="cellBest"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style-name="cellBest" table:formula="of:=AVERAGE([.L3:.L3])" office:value-type="float"/>
          <table:table-cell table:style-name="cellBest"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style-name="cellWorst" table:formula="of:=AVERAGE([.Y3:.Y3])" office:value-type="float"/>
          <table:table-cell table:style-name="cellWorst"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style-name="cellWorst" table:number-matrix-columns-spanned="1" table:number-matrix-rows-spanned="1" table:formula="of:=SUM(([.B3:.B3]-[.$AA3:.$AA3])^2)^0.5" office:value-type="float"/>
          <table:table-cell table:style-name="cellWorst" table:number-matrix-columns-spanned="1" table:number-matrix-rows-spanned="1" table:formula="of:=SUM(([.C3:.C3]-[.$AB3:.$AB3])^2)^0.5" office:value-type="float"/>
          <table:table-cell table:number-matrix-columns-spanned="1" table:number-matrix-rows-spanned="1" table:formula="of:=SUM(([.D3:.D3]-[.$AC3:.$AC3])^2)^0.5" office:value-type="float"/>
          <table:table-cell table:style-name="cellBest" table:number-matrix-columns-spanned="1" table:number-matrix-rows-spanned="1" table:formula="of:=SUM(([.E3:.E3]-[.$AD3:.$AD3])^2)^0.5" office:value-type="float"/>
          <table:table-cell table:number-matrix-columns-spanned="1" table:number-matrix-rows-spanned="1" table:formula="of:=SUM(([.F3:.F3]-[.$AE3:.$AE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style-name="cellBest" table:number-matrix-columns-spanned="1" table:number-matrix-rows-spanned="1" table:formula="of:=SUM(([.K3:.K3]-[.$AE3:.$AE3])^2)^0.5" office:value-type="float"/>
          <table:table-cell table:style-name="cellBest" table:number-matrix-columns-spanned="1" table:number-matrix-rows-spanned="1" table:formula="of:=SUM(([.L3:.L3]-[.$AA3:.$AA3])^2)^0.5" office:value-type="float"/>
          <table:table-cell table:style-name="cellBest" table:number-matrix-columns-spanned="1" table:number-matrix-rows-spanned="1" table:formula="of:=SUM(([.M3:.M3]-[.$AB3:.$AB3])^2)^0.5" office:value-type="float"/>
          <table:table-cell table:number-matrix-columns-spanned="1" table:number-matrix-rows-spanned="1" table:formula="of:=SUM(([.N3:.N3]-[.$AC3:.$AC3])^2)^0.5" office:value-type="float"/>
          <table:table-cell table:number-matrix-columns-spanned="1" table:number-matrix-rows-spanned="1" table:formula="of:=SUM(([.O3:.O3]-[.$AD3:.$AD3])^2)^0.5" office:value-type="float"/>
          <table:table-cell table:number-matrix-columns-spanned="1" table:number-matrix-rows-spanned="1" table:formula="of:=SUM(([.P3:.P3]-[.$AE3:.$AE3])^2)^0.5" office:value-type="float"/>
          <table:table-cell table:number-matrix-columns-spanned="1" table:number-matrix-rows-spanned="1" table:formula="of:=SUM(([.Q3:.Q3]-[.$AA3:.$AA3])^2)^0.5" office:value-type="float"/>
          <table:table-cell table:number-matrix-columns-spanned="1" table:number-matrix-rows-spanned="1" table:formula="of:=SUM(([.R3:.R3]-[.$AB3:.$AB3])^2)^0.5" office:value-type="float"/>
          <table:table-cell table:number-matrix-columns-spanned="1" table:number-matrix-rows-spanned="1" table:formula="of:=SUM(([.S3:.S3]-[.$AC3:.$AC3])^2)^0.5" office:value-type="float"/>
          <table:table-cell table:number-matrix-columns-spanned="1" table:number-matrix-rows-spanned="1" table:formula="of:=SUM(([.T3:.T3]-[.$AD3:.$AD3])^2)^0.5" office:value-type="float"/>
          <table:table-cell table:number-matrix-columns-spanned="1" table:number-matrix-rows-spanned="1" table:formula="of:=SUM(([.U3:.U3]-[.$AE3:.$AE3])^2)^0.5" office:value-type="float"/>
          <table:table-cell table:number-matrix-columns-spanned="1" table:number-matrix-rows-spanned="1" table:formula="of:=SUM(([.V3:.V3]-[.$AA3:.$AA3])^2)^0.5" office:value-type="float"/>
          <table:table-cell table:number-matrix-columns-spanned="1" table:number-matrix-rows-spanned="1" table:formula="of:=SUM(([.W3:.W3]-[.$AB3:.$AB3])^2)^0.5" office:value-type="float"/>
          <table:table-cell table:number-matrix-columns-spanned="1" table:number-matrix-rows-spanned="1" table:formula="of:=SUM(([.X3:.X3]-[.$AC3:.$AC3])^2)^0.5" office:value-type="float"/>
          <table:table-cell table:style-name="cellWorst" table:number-matrix-columns-spanned="1" table:number-matrix-rows-spanned="1" table:formula="of:=SUM(([.Y3:.Y3]-[.$AD3:.$AD3])^2)^0.5" office:value-type="float"/>
          <table:table-cell table:style-name="cellWorst" table:number-matrix-columns-spanned="1" table:number-matrix-rows-spanned="1" table:formula="of:=SUM(([.Z3:.Z3]-[.$AE3:.$A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A3:.$AA3])" office:value-type="float"/>
          <table:table-cell table:number-matrix-columns-spanned="1" table:number-matrix-rows-spanned="1" table:formula="of:=SUM([.C3:.C3]=[.$AB3:.$AB3])" office:value-type="float"/>
          <table:table-cell table:number-matrix-columns-spanned="1" table:number-matrix-rows-spanned="1" table:formula="of:=SUM([.D3:.D3]=[.$AC3:.$AC3])" office:value-type="float"/>
          <table:table-cell table:number-matrix-columns-spanned="1" table:number-matrix-rows-spanned="1" table:formula="of:=SUM([.E3:.E3]=[.$AD3:.$AD3])" office:value-type="float"/>
          <table:table-cell table:number-matrix-columns-spanned="1" table:number-matrix-rows-spanned="1" table:formula="of:=SUM([.F3:.F3]=[.$AE3:.$AE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A3:.$AA3])" office:value-type="float"/>
          <table:table-cell table:number-matrix-columns-spanned="1" table:number-matrix-rows-spanned="1" table:formula="of:=SUM([.M3:.M3]=[.$AB3:.$AB3])" office:value-type="float"/>
          <table:table-cell table:number-matrix-columns-spanned="1" table:number-matrix-rows-spanned="1" table:formula="of:=SUM([.N3:.N3]=[.$AC3:.$AC3])" office:value-type="float"/>
          <table:table-cell table:number-matrix-columns-spanned="1" table:number-matrix-rows-spanned="1" table:formula="of:=SUM([.O3:.O3]=[.$AD3:.$AD3])" office:value-type="float"/>
          <table:table-cell table:number-matrix-columns-spanned="1" table:number-matrix-rows-spanned="1" table:formula="of:=SUM([.P3:.P3]=[.$AE3:.$AE3])" office:value-type="float"/>
          <table:table-cell table:number-matrix-columns-spanned="1" table:number-matrix-rows-spanned="1" table:formula="of:=SUM([.Q3:.Q3]=[.$AA3:.$AA3])" office:value-type="float"/>
          <table:table-cell table:number-matrix-columns-spanned="1" table:number-matrix-rows-spanned="1" table:formula="of:=SUM([.R3:.R3]=[.$AB3:.$AB3])" office:value-type="float"/>
          <table:table-cell table:number-matrix-columns-spanned="1" table:number-matrix-rows-spanned="1" table:formula="of:=SUM([.S3:.S3]=[.$AC3:.$AC3])" office:value-type="float"/>
          <table:table-cell table:number-matrix-columns-spanned="1" table:number-matrix-rows-spanned="1" table:formula="of:=SUM([.T3:.T3]=[.$AD3:.$AD3])" office:value-type="float"/>
          <table:table-cell table:number-matrix-columns-spanned="1" table:number-matrix-rows-spanned="1" table:formula="of:=SUM([.U3:.U3]=[.$AE3:.$AE3])" office:value-type="float"/>
          <table:table-cell table:number-matrix-columns-spanned="1" table:number-matrix-rows-spanned="1" table:formula="of:=SUM([.V3:.V3]=[.$AA3:.$AA3])" office:value-type="float"/>
          <table:table-cell table:number-matrix-columns-spanned="1" table:number-matrix-rows-spanned="1" table:formula="of:=SUM([.W3:.W3]=[.$AB3:.$AB3])" office:value-type="float"/>
          <table:table-cell table:number-matrix-columns-spanned="1" table:number-matrix-rows-spanned="1" table:formula="of:=SUM([.X3:.X3]=[.$AC3:.$AC3])" office:value-type="float"/>
          <table:table-cell table:number-matrix-columns-spanned="1" table:number-matrix-rows-spanned="1" table:formula="of:=SUM([.Y3:.Y3]=[.$AD3:.$AD3])" office:value-type="float"/>
          <table:table-cell table:number-matrix-columns-spanned="1" table:number-matrix-rows-spanned="1" table:formula="of:=SUM([.Z3:.Z3]=[.$AE3:.$A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F3:.$AF3])" office:value-type="float"/>
          <table:table-cell table:number-matrix-columns-spanned="1" table:number-matrix-rows-spanned="1" table:formula="of:=SUM([.C3:.C3]&lt;[.$AG3:.$AG3])" office:value-type="float"/>
          <table:table-cell table:number-matrix-columns-spanned="1" table:number-matrix-rows-spanned="1" table:formula="of:=SUM([.D3:.D3]&lt;[.$AH3:.$AH3])" office:value-type="float"/>
          <table:table-cell table:number-matrix-columns-spanned="1" table:number-matrix-rows-spanned="1" table:formula="of:=SUM([.E3:.E3]&lt;[.$AI3:.$AI3])" office:value-type="float"/>
          <table:table-cell table:number-matrix-columns-spanned="1" table:number-matrix-rows-spanned="1" table:formula="of:=SUM([.F3:.F3]&lt;[.$AJ3:.$AJ3])" office:value-type="float"/>
          <table:table-cell table:number-matrix-columns-spanned="1" table:number-matrix-rows-spanned="1" table:formula="of:=SUM([.G3:.G3]&lt;[.$AF3:.$AF3])" office:value-type="float"/>
          <table:table-cell table:number-matrix-columns-spanned="1" table:number-matrix-rows-spanned="1" table:formula="of:=SUM([.H3:.H3]&lt;[.$AG3:.$AG3])" office:value-type="float"/>
          <table:table-cell table:number-matrix-columns-spanned="1" table:number-matrix-rows-spanned="1" table:formula="of:=SUM([.I3:.I3]&lt;[.$AH3:.$AH3])" office:value-type="float"/>
          <table:table-cell table:number-matrix-columns-spanned="1" table:number-matrix-rows-spanned="1" table:formula="of:=SUM([.J3:.J3]&lt;[.$AI3:.$AI3])" office:value-type="float"/>
          <table:table-cell table:number-matrix-columns-spanned="1" table:number-matrix-rows-spanned="1" table:formula="of:=SUM([.K3:.K3]&lt;[.$AJ3:.$AJ3])" office:value-type="float"/>
          <table:table-cell table:number-matrix-columns-spanned="1" table:number-matrix-rows-spanned="1" table:formula="of:=SUM([.L3:.L3]&lt;[.$AF3:.$AF3])" office:value-type="float"/>
          <table:table-cell table:number-matrix-columns-spanned="1" table:number-matrix-rows-spanned="1" table:formula="of:=SUM([.M3:.M3]&lt;[.$AG3:.$AG3])" office:value-type="float"/>
          <table:table-cell table:number-matrix-columns-spanned="1" table:number-matrix-rows-spanned="1" table:formula="of:=SUM([.N3:.N3]&lt;[.$AH3:.$AH3])" office:value-type="float"/>
          <table:table-cell table:number-matrix-columns-spanned="1" table:number-matrix-rows-spanned="1" table:formula="of:=SUM([.O3:.O3]&lt;[.$AI3:.$AI3])" office:value-type="float"/>
          <table:table-cell table:number-matrix-columns-spanned="1" table:number-matrix-rows-spanned="1" table:formula="of:=SUM([.P3:.P3]&lt;[.$AJ3:.$AJ3])" office:value-type="float"/>
          <table:table-cell table:number-matrix-columns-spanned="1" table:number-matrix-rows-spanned="1" table:formula="of:=SUM([.Q3:.Q3]&lt;[.$AF3:.$AF3])" office:value-type="float"/>
          <table:table-cell table:number-matrix-columns-spanned="1" table:number-matrix-rows-spanned="1" table:formula="of:=SUM([.R3:.R3]&lt;[.$AG3:.$AG3])" office:value-type="float"/>
          <table:table-cell table:number-matrix-columns-spanned="1" table:number-matrix-rows-spanned="1" table:formula="of:=SUM([.S3:.S3]&lt;[.$AH3:.$AH3])" office:value-type="float"/>
          <table:table-cell table:number-matrix-columns-spanned="1" table:number-matrix-rows-spanned="1" table:formula="of:=SUM([.T3:.T3]&lt;[.$AI3:.$AI3])" office:value-type="float"/>
          <table:table-cell table:number-matrix-columns-spanned="1" table:number-matrix-rows-spanned="1" table:formula="of:=SUM([.U3:.U3]&lt;[.$AJ3:.$AJ3])" office:value-type="float"/>
          <table:table-cell table:number-matrix-columns-spanned="1" table:number-matrix-rows-spanned="1" table:formula="of:=SUM([.V3:.V3]&lt;[.$AF3:.$AF3])" office:value-type="float"/>
          <table:table-cell table:number-matrix-columns-spanned="1" table:number-matrix-rows-spanned="1" table:formula="of:=SUM([.W3:.W3]&lt;[.$AG3:.$AG3])" office:value-type="float"/>
          <table:table-cell table:number-matrix-columns-spanned="1" table:number-matrix-rows-spanned="1" table:formula="of:=SUM([.X3:.X3]&lt;[.$AH3:.$AH3])" office:value-type="float"/>
          <table:table-cell table:number-matrix-columns-spanned="1" table:number-matrix-rows-spanned="1" table:formula="of:=SUM([.Y3:.Y3]&lt;[.$AI3:.$AI3])" office:value-type="float"/>
          <table:table-cell table:number-matrix-columns-spanned="1" table:number-matrix-rows-spanned="1" table:formula="of:=SUM([.Z3:.Z3]&lt;[.$AJ3:.$AJ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F3:.$AF3])" office:value-type="float"/>
          <table:table-cell table:number-matrix-columns-spanned="1" table:number-matrix-rows-spanned="1" table:formula="of:=SUM([.C3:.C3]&gt;[.$AG3:.$AG3])" office:value-type="float"/>
          <table:table-cell table:number-matrix-columns-spanned="1" table:number-matrix-rows-spanned="1" table:formula="of:=SUM([.D3:.D3]&gt;[.$AH3:.$AH3])" office:value-type="float"/>
          <table:table-cell table:number-matrix-columns-spanned="1" table:number-matrix-rows-spanned="1" table:formula="of:=SUM([.E3:.E3]&gt;[.$AI3:.$AI3])" office:value-type="float"/>
          <table:table-cell table:number-matrix-columns-spanned="1" table:number-matrix-rows-spanned="1" table:formula="of:=SUM([.F3:.F3]&gt;[.$AJ3:.$AJ3])" office:value-type="float"/>
          <table:table-cell table:number-matrix-columns-spanned="1" table:number-matrix-rows-spanned="1" table:formula="of:=SUM([.G3:.G3]&gt;[.$AF3:.$AF3])" office:value-type="float"/>
          <table:table-cell table:number-matrix-columns-spanned="1" table:number-matrix-rows-spanned="1" table:formula="of:=SUM([.H3:.H3]&gt;[.$AG3:.$AG3])" office:value-type="float"/>
          <table:table-cell table:number-matrix-columns-spanned="1" table:number-matrix-rows-spanned="1" table:formula="of:=SUM([.I3:.I3]&gt;[.$AH3:.$AH3])" office:value-type="float"/>
          <table:table-cell table:number-matrix-columns-spanned="1" table:number-matrix-rows-spanned="1" table:formula="of:=SUM([.J3:.J3]&gt;[.$AI3:.$AI3])" office:value-type="float"/>
          <table:table-cell table:number-matrix-columns-spanned="1" table:number-matrix-rows-spanned="1" table:formula="of:=SUM([.K3:.K3]&gt;[.$AJ3:.$AJ3])" office:value-type="float"/>
          <table:table-cell table:number-matrix-columns-spanned="1" table:number-matrix-rows-spanned="1" table:formula="of:=SUM([.L3:.L3]&gt;[.$AF3:.$AF3])" office:value-type="float"/>
          <table:table-cell table:number-matrix-columns-spanned="1" table:number-matrix-rows-spanned="1" table:formula="of:=SUM([.M3:.M3]&gt;[.$AG3:.$AG3])" office:value-type="float"/>
          <table:table-cell table:number-matrix-columns-spanned="1" table:number-matrix-rows-spanned="1" table:formula="of:=SUM([.N3:.N3]&gt;[.$AH3:.$AH3])" office:value-type="float"/>
          <table:table-cell table:number-matrix-columns-spanned="1" table:number-matrix-rows-spanned="1" table:formula="of:=SUM([.O3:.O3]&gt;[.$AI3:.$AI3])" office:value-type="float"/>
          <table:table-cell table:number-matrix-columns-spanned="1" table:number-matrix-rows-spanned="1" table:formula="of:=SUM([.P3:.P3]&gt;[.$AJ3:.$AJ3])" office:value-type="float"/>
          <table:table-cell table:number-matrix-columns-spanned="1" table:number-matrix-rows-spanned="1" table:formula="of:=SUM([.Q3:.Q3]&gt;[.$AF3:.$AF3])" office:value-type="float"/>
          <table:table-cell table:number-matrix-columns-spanned="1" table:number-matrix-rows-spanned="1" table:formula="of:=SUM([.R3:.R3]&gt;[.$AG3:.$AG3])" office:value-type="float"/>
          <table:table-cell table:number-matrix-columns-spanned="1" table:number-matrix-rows-spanned="1" table:formula="of:=SUM([.S3:.S3]&gt;[.$AH3:.$AH3])" office:value-type="float"/>
          <table:table-cell table:number-matrix-columns-spanned="1" table:number-matrix-rows-spanned="1" table:formula="of:=SUM([.T3:.T3]&gt;[.$AI3:.$AI3])" office:value-type="float"/>
          <table:table-cell table:number-matrix-columns-spanned="1" table:number-matrix-rows-spanned="1" table:formula="of:=SUM([.U3:.U3]&gt;[.$AJ3:.$AJ3])" office:value-type="float"/>
          <table:table-cell table:number-matrix-columns-spanned="1" table:number-matrix-rows-spanned="1" table:formula="of:=SUM([.V3:.V3]&gt;[.$AF3:.$AF3])" office:value-type="float"/>
          <table:table-cell table:number-matrix-columns-spanned="1" table:number-matrix-rows-spanned="1" table:formula="of:=SUM([.W3:.W3]&gt;[.$AG3:.$AG3])" office:value-type="float"/>
          <table:table-cell table:number-matrix-columns-spanned="1" table:number-matrix-rows-spanned="1" table:formula="of:=SUM([.X3:.X3]&gt;[.$AH3:.$AH3])" office:value-type="float"/>
          <table:table-cell table:number-matrix-columns-spanned="1" table:number-matrix-rows-spanned="1" table:formula="of:=SUM([.Y3:.Y3]&gt;[.$AI3:.$AI3])" office:value-type="float"/>
          <table:table-cell table:number-matrix-columns-spanned="1" table:number-matrix-rows-spanned="1" table:formula="of:=SUM([.Z3:.Z3]&gt;[.$AJ3:.$AJ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K3:.$AK3])" office:value-type="float"/>
          <table:table-cell table:number-matrix-columns-spanned="1" table:number-matrix-rows-spanned="1" table:formula="of:=SUM([.C3:.C3]=[.$AL3:.$AL3])" office:value-type="float"/>
          <table:table-cell table:number-matrix-columns-spanned="1" table:number-matrix-rows-spanned="1" table:formula="of:=SUM([.D3:.D3]=[.$AM3:.$AM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  <table:table-cell table:number-matrix-columns-spanned="1" table:number-matrix-rows-spanned="1" table:formula="of:=SUM([.L3:.L3]=[.$AK3:.$AK3])" office:value-type="float"/>
          <table:table-cell table:number-matrix-columns-spanned="1" table:number-matrix-rows-spanned="1" table:formula="of:=SUM([.M3:.M3]=[.$AL3:.$AL3])" office:value-type="float"/>
          <table:table-cell table:number-matrix-columns-spanned="1" table:number-matrix-rows-spanned="1" table:formula="of:=SUM([.N3:.N3]=[.$AM3:.$AM3])" office:value-type="float"/>
          <table:table-cell table:number-matrix-columns-spanned="1" table:number-matrix-rows-spanned="1" table:formula="of:=SUM([.O3:.O3]=[.$AN3:.$AN3])" office:value-type="float"/>
          <table:table-cell table:number-matrix-columns-spanned="1" table:number-matrix-rows-spanned="1" table:formula="of:=SUM([.P3:.P3]=[.$AO3:.$AO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  <table:table-cell table:number-matrix-columns-spanned="1" table:number-matrix-rows-spanned="1" table:formula="of:=SUM([.V3:.V3]=[.$AK3:.$AK3])" office:value-type="float"/>
          <table:table-cell table:number-matrix-columns-spanned="1" table:number-matrix-rows-spanned="1" table:formula="of:=SUM([.W3:.W3]=[.$AL3:.$AL3])" office:value-type="float"/>
          <table:table-cell table:number-matrix-columns-spanned="1" table:number-matrix-rows-spanned="1" table:formula="of:=SUM([.X3:.X3]=[.$AM3:.$AM3])" office:value-type="float"/>
          <table:table-cell table:number-matrix-columns-spanned="1" table:number-matrix-rows-spanned="1" table:formula="of:=SUM([.Y3:.Y3]=[.$AN3:.$AN3])" office:value-type="float"/>
          <table:table-cell table:number-matrix-columns-spanned="1" table:number-matrix-rows-spanned="1" table:formula="of:=SUM([.Z3:.Z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